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7.74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2.4pt"/>
    </style:style>
    <style:style style:name="co11" style:family="table-column">
      <style:table-column-properties fo:break-before="auto" style:column-width="116.79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11.79pt"/>
    </style:style>
    <style:style style:name="co15" style:family="table-column">
      <style:table-column-properties fo:break-before="auto" style:column-width="37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15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IE 1931 tabl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http://www.kayelaby.npl.co.uk/general_physics/2_5/2_5_4.htm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Wavel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02" calcext:value-type="float">
            <text:p>0.1102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074" calcext:value-type="float">
            <text:p>0.2074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0073" calcext:value-type="float">
            <text:p>0.0073</text:p>
          </table:table-cell>
          <table:table-cell office:value-type="float" office:value="1.0391" calcext:value-type="float">
            <text:p>1.0391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3856" calcext:value-type="float">
            <text:p>1.3856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0168" calcext:value-type="float">
            <text:p>0.0168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23" calcext:value-type="float">
            <text:p>0.023</text:p>
          </table:table-cell>
          <table:table-cell office:value-type="float" office:value="1.7471" calcext:value-type="float">
            <text:p>1.7471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298" calcext:value-type="float">
            <text:p>0.0298</text:p>
          </table:table-cell>
          <table:table-cell office:value-type="float" office:value="1.7826" calcext:value-type="float">
            <text:p>1.7826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38" calcext:value-type="float">
            <text:p>0.038</text:p>
          </table:table-cell>
          <table:table-cell office:value-type="float" office:value="1.7721" calcext:value-type="float">
            <text:p>1.7721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048" calcext:value-type="float">
            <text:p>0.048</text:p>
          </table:table-cell>
          <table:table-cell office:value-type="float" office:value="1.7441" calcext:value-type="float">
            <text:p>1.7441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6" calcext:value-type="float">
            <text:p>0.06</text:p>
          </table:table-cell>
          <table:table-cell office:value-type="float" office:value="1.6692" calcext:value-type="float">
            <text:p>1.6692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.5281" calcext:value-type="float">
            <text:p>1.5281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91" calcext:value-type="float">
            <text:p>0.091</text:p>
          </table:table-cell>
          <table:table-cell office:value-type="float" office:value="1.2876" calcext:value-type="float">
            <text:p>1.2876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0419" calcext:value-type="float">
            <text:p>1.0419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52" calcext:value-type="float">
            <text:p>0.4652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123" calcext:value-type="float">
            <text:p>0.2123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71" calcext:value-type="float">
            <text:p>0.71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0.5121" calcext:value-type="float">
            <text:p>0.5121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1.0567" calcext:value-type="float">
            <text:p>1.056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.0622" calcext:value-type="float">
            <text:p>1.0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780" calcext:value-type="float">
            <text:p>780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</table:table>
      <table:table table:name="Monoprice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Monoprice Graphs'.A10:'Monoprice Graphs'.S10 'Monoprice Graphs'.A11:'Monoprice Graphs'.S11"/>
            <draw:object xlink:href="./Object 4" xlink:type="simple" xlink:show="embed" xlink:actuate="onLoad"/>
            <draw:image xlink:href="./ObjectReplacements/Object 4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Monoprice Graphs'.A13:'Monoprice Graphs'.S13 'Monoprice Graphs'.A14:'Monoprice Graphs'.S14"/>
            <draw:object xlink:href="./Object 5" xlink:type="simple" xlink:show="embed" xlink:actuate="onLoad"/>
            <draw:image xlink:href="./ObjectReplacements/Object 5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4" table:number-rows-repeated="3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</table:table>
      <table:table table:name="Monoprice raw" table:style-name="ta1">
        <table:table-column table:style-name="co2" table:default-cell-style-name="Default"/>
        <table:table-column table:style-name="co1" table:number-columns-repeated="19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table:style-name="ce5"/>
          <table:table-cell table:number-columns-repeated="18"/>
        </table:table-row>
        <table:table-row table:style-name="ro4">
          <table:table-cell office:value-type="string" calcext:value-type="string">
            <text:p>Bright light</text:p>
          </table:table-cell>
          <table:table-cell office:value-type="float" office:value="61.2787" calcext:value-type="float">
            <text:p>61.2787</text:p>
          </table:table-cell>
          <table:table-cell office:value-type="float" office:value="456.7479" calcext:value-type="float">
            <text:p>456.7479</text:p>
          </table:table-cell>
          <table:table-cell office:value-type="float" office:value="413.658" calcext:value-type="float">
            <text:p>413.658</text:p>
          </table:table-cell>
          <table:table-cell office:value-type="float" office:value="163.5174" calcext:value-type="float">
            <text:p>163.5174</text:p>
          </table:table-cell>
          <table:table-cell office:value-type="float" office:value="402.5771" calcext:value-type="float">
            <text:p>402.5771</text:p>
          </table:table-cell>
          <table:table-cell office:value-type="float" office:value="696.5967" calcext:value-type="float">
            <text:p>696.5967</text:p>
          </table:table-cell>
          <table:table-cell office:value-type="float" office:value="389.0109" calcext:value-type="float">
            <text:p>389.0109</text:p>
          </table:table-cell>
          <table:table-cell office:value-type="float" office:value="573.9871" calcext:value-type="float">
            <text:p>573.9871</text:p>
          </table:table-cell>
          <table:table-cell office:value-type="float" office:value="1260.7161" calcext:value-type="float">
            <text:p>1260.7161</text:p>
          </table:table-cell>
          <table:table-cell office:value-type="float" office:value="148.491" calcext:value-type="float">
            <text:p>148.491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2.4449" calcext:value-type="float">
            <text:p>142.44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0.3502" calcext:value-type="float">
            <text:p>60.3502</text:p>
          </table:table-cell>
          <table:table-cell office:value-type="float" office:value="455.774" calcext:value-type="float">
            <text:p>455.774</text:p>
          </table:table-cell>
          <table:table-cell office:value-type="float" office:value="412.7778" calcext:value-type="float">
            <text:p>412.7778</text:p>
          </table:table-cell>
          <table:table-cell office:value-type="float" office:value="162.5499" calcext:value-type="float">
            <text:p>162.5499</text:p>
          </table:table-cell>
          <table:table-cell office:value-type="float" office:value="401.7862" calcext:value-type="float">
            <text:p>401.7862</text:p>
          </table:table-cell>
          <table:table-cell office:value-type="float" office:value="695.1736" calcext:value-type="float">
            <text:p>695.1736</text:p>
          </table:table-cell>
          <table:table-cell office:value-type="float" office:value="388.499" calcext:value-type="float">
            <text:p>388.499</text:p>
          </table:table-cell>
          <table:table-cell office:value-type="float" office:value="573.0635" calcext:value-type="float">
            <text:p>573.0635</text:p>
          </table:table-cell>
          <table:table-cell office:value-type="float" office:value="1259.5062" calcext:value-type="float">
            <text:p>1259.5062</text:p>
          </table:table-cell>
          <table:table-cell office:value-type="float" office:value="148.1112" calcext:value-type="float">
            <text:p>148.1112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9.4217" calcext:value-type="float">
            <text:p>59.4217</text:p>
          </table:table-cell>
          <table:table-cell office:value-type="float" office:value="453.8263" calcext:value-type="float">
            <text:p>453.8263</text:p>
          </table:table-cell>
          <table:table-cell office:value-type="float" office:value="411.0176" calcext:value-type="float">
            <text:p>411.0176</text:p>
          </table:table-cell>
          <table:table-cell office:value-type="float" office:value="159.6472" calcext:value-type="float">
            <text:p>159.6472</text:p>
          </table:table-cell>
          <table:table-cell office:value-type="float" office:value="400.2043" calcext:value-type="float">
            <text:p>400.2043</text:p>
          </table:table-cell>
          <table:table-cell office:value-type="float" office:value="693.039" calcext:value-type="float">
            <text:p>693.039</text:p>
          </table:table-cell>
          <table:table-cell office:value-type="float" office:value="387.4753" calcext:value-type="float">
            <text:p>387.475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7.0864" calcext:value-type="float">
            <text:p>1257.0864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8.4933" calcext:value-type="float">
            <text:p>58.4933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9.2574" calcext:value-type="float">
            <text:p>409.2574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5986" calcext:value-type="float">
            <text:p>566.5986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1368" calcext:value-type="float">
            <text:p>566.1368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9.4813" calcext:value-type="float">
            <text:p>689.4813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5.2133" calcext:value-type="float">
            <text:p>565.2133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4.7515" calcext:value-type="float">
            <text:p>564.7515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916" calcext:value-type="float">
            <text:p>384.916</text:p>
          </table:table-cell>
          <table:table-cell office:value-type="float" office:value="564.2897" calcext:value-type="float">
            <text:p>564.2897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8279" calcext:value-type="float">
            <text:p>563.8279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3662" calcext:value-type="float">
            <text:p>563.3662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2.9044" calcext:value-type="float">
            <text:p>562.9044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2.4426" calcext:value-type="float">
            <text:p>562.4426</text:p>
          </table:table-cell>
          <table:table-cell office:value-type="float" office:value="1253.4567" calcext:value-type="float">
            <text:p>1253.4567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5191" calcext:value-type="float">
            <text:p>561.5191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5955" calcext:value-type="float">
            <text:p>560.5955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0573" calcext:value-type="float">
            <text:p>561.0573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3.9766" calcext:value-type="float">
            <text:p>403.9766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395.4589" calcext:value-type="float">
            <text:p>395.4589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146.9719" calcext:value-type="float">
            <text:p>146.9719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1338" calcext:value-type="float">
            <text:p>560.1338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275.607" calcext:value-type="float">
            <text:p>275.607</text:p>
          </table:table-cell>
          <table:table-cell office:value-type="float" office:value="244.6743" calcext:value-type="float">
            <text:p>244.6743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219.8751" calcext:value-type="float">
            <text:p>219.8751</text:p>
          </table:table-cell>
          <table:table-cell office:value-type="float" office:value="684.5005" calcext:value-type="float">
            <text:p>684.5005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537" calcext:value-type="float">
            <text:p>23.537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0.3502" calcext:value-type="float">
            <text:p>60.3502</text:p>
          </table:table-cell>
          <table:table-cell office:value-type="float" office:value="460.6434" calcext:value-type="float">
            <text:p>460.6434</text:p>
          </table:table-cell>
          <table:table-cell office:value-type="float" office:value="421.5791" calcext:value-type="float">
            <text:p>421.5791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98.2243" calcext:value-type="float">
            <text:p>398.224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4.5909" calcext:value-type="float">
            <text:p>24.5909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right light moved away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2.099" calcext:value-type="float">
            <text:p>12.099</text:p>
          </table:table-cell>
          <table:table-cell office:value-type="float" office:value="3.7977" calcext:value-type="float">
            <text:p>3.7977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4.5188" calcext:value-type="float">
            <text:p>14.5188</text:p>
          </table:table-cell>
          <table:table-cell office:value-type="float" office:value="3.0382" calcext:value-type="float">
            <text:p>3.0382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5.5364" calcext:value-type="float">
            <text:p>5.5364</text:p>
          </table:table-cell>
          <table:table-cell office:value-type="float" office:value="6.4039" calcext:value-type="float">
            <text:p>6.4039</text:p>
          </table:table-cell>
          <table:table-cell office:value-type="float" office:value="4.0949" calcext:value-type="float">
            <text:p>4.0949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3.7977" calcext:value-type="float">
            <text:p>3.7977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5.7287" calcext:value-type="float">
            <text:p>15.7287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4.6178" calcext:value-type="float">
            <text:p>4.6178</text:p>
          </table:table-cell>
          <table:table-cell office:value-type="float" office:value="19.3584" calcext:value-type="float">
            <text:p>19.3584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5.5364" calcext:value-type="float">
            <text:p>5.5364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3.5205" calcext:value-type="float">
            <text:p>3.5205</text:p>
          </table:table-cell>
          <table:table-cell office:value-type="float" office:value="2.9027" calcext:value-type="float">
            <text:p>2.9027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3.3089" calcext:value-type="float">
            <text:p>13.3089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1.7602" calcext:value-type="float">
            <text:p>1.7602</text:p>
          </table:table-cell>
          <table:table-cell office:value-type="float" office:value="1.9351" calcext:value-type="float">
            <text:p>1.9351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0.5119" calcext:value-type="float">
            <text:p>0.5119</text:p>
          </table:table-cell>
          <table:table-cell office:value-type="float" office:value="1.3853" calcext:value-type="float">
            <text:p>1.3853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8471" calcext:value-type="float">
            <text:p>1.8471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5191" calcext:value-type="float">
            <text:p>1.519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7.041" calcext:value-type="float">
            <text:p>7.041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All light switched off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8801" calcext:value-type="float">
            <text:p>0.88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099" calcext:value-type="float">
            <text:p>1.20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3818" calcext:value-type="float">
            <text:p>30.3818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lack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5.7158" calcext:value-type="float">
            <text:p>45.7158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3.0402" calcext:value-type="float">
            <text:p>33.0402</text:p>
          </table:table-cell>
          <table:table-cell office:value-type="float" office:value="42.8716" calcext:value-type="float">
            <text:p>42.8716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2501" calcext:value-type="float">
            <text:p>120.2501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3.42" calcext:value-type="float">
            <text:p>33.4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4851" calcext:value-type="float">
            <text:p>9.4851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4.0216" calcext:value-type="float">
            <text:p>154.0216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9281" calcext:value-type="float">
            <text:p>75.9281</text:p>
          </table:table-cell>
          <table:table-cell office:value-type="float" office:value="121.6732" calcext:value-type="float">
            <text:p>121.6732</text:p>
          </table:table-cell>
          <table:table-cell office:value-type="float" office:value="67.565" calcext:value-type="float">
            <text:p>67.565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4.1795" calcext:value-type="float">
            <text:p>34.1795</text:p>
          </table:table-cell>
          <table:table-cell office:value-type="float" office:value="40.9229" calcext:value-type="float">
            <text:p>40.9229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table table:name="Monoprice color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" table:number-columns-repeated="997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A2];[$'CIE 1931 table'.$A$3:.$A$83];[$'CIE 1931 table'.B$3:.B$83])*[.$B2]" office:value-type="float" office:value="0.04038975" calcext:value-type="float">
            <text:p>0.04038975</text:p>
          </table:table-cell>
          <table:table-cell table:formula="of:=LOOKUP([.$A2];[$'CIE 1931 table'.$A$3:.$A$83];[$'CIE 1931 table'.C$3:.C$83])*[.$B2]" office:value-type="float" office:value="0.0011142" calcext:value-type="float">
            <text:p>0.0011142</text:p>
          </table:table-cell>
          <table:table-cell table:formula="of:=LOOKUP([.$A2];[$'CIE 1931 table'.$A$3:.$A$83];[$'CIE 1931 table'.D$3:.D$83])*[.$B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H2];[$'CIE 1931 table'.$A$3:.$A$83];[$'CIE 1931 table'.B$3:.B$83])*[.$I2]" office:value-type="float" office:value="0.04038975" calcext:value-type="float">
            <text:p>0.04038975</text:p>
          </table:table-cell>
          <table:table-cell table:formula="of:=LOOKUP([.$H2];[$'CIE 1931 table'.$A$3:.$A$83];[$'CIE 1931 table'.C$3:.C$83])*[.$I2]" office:value-type="float" office:value="0.0011142" calcext:value-type="float">
            <text:p>0.0011142</text:p>
          </table:table-cell>
          <table:table-cell table:formula="of:=LOOKUP([.$H2];[$'CIE 1931 table'.$A$3:.$A$83];[$'CIE 1931 table'.D$3:.D$83])*[.$I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.7139" calcext:value-type="float">
            <text:p>3.7139</text:p>
          </table:table-cell>
          <table:table-cell/>
          <table:table-cell table:formula="of:=LOOKUP([.$O2];[$'CIE 1931 table'.$A$3:.$A$83];[$'CIE 1931 table'.B$3:.B$83])*[.$P2]" office:value-type="float" office:value="0.16155465" calcext:value-type="float">
            <text:p>0.16155465</text:p>
          </table:table-cell>
          <table:table-cell table:formula="of:=LOOKUP([.$O2];[$'CIE 1931 table'.$A$3:.$A$83];[$'CIE 1931 table'.C$3:.C$83])*[.$P2]" office:value-type="float" office:value="0.00445668" calcext:value-type="float">
            <text:p>0.00445668</text:p>
          </table:table-cell>
          <table:table-cell table:formula="of:=LOOKUP([.$O2];[$'CIE 1931 table'.$A$3:.$A$83];[$'CIE 1931 table'.D$3:.D$83])*[.$P2]" office:value-type="float" office:value="0.77026286" calcext:value-type="float">
            <text:p>0.7702628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6.4993" calcext:value-type="float">
            <text:p>6.4993</text:p>
          </table:table-cell>
          <table:table-cell/>
          <table:table-cell table:formula="of:=LOOKUP([.$V2];[$'CIE 1931 table'.$A$3:.$A$83];[$'CIE 1931 table'.B$3:.B$83])*[.$W2]" office:value-type="float" office:value="0.28271955" calcext:value-type="float">
            <text:p>0.28271955</text:p>
          </table:table-cell>
          <table:table-cell table:formula="of:=LOOKUP([.$V2];[$'CIE 1931 table'.$A$3:.$A$83];[$'CIE 1931 table'.C$3:.C$83])*[.$W2]" office:value-type="float" office:value="0.00779916" calcext:value-type="float">
            <text:p>0.00779916</text:p>
          </table:table-cell>
          <table:table-cell table:formula="of:=LOOKUP([.$V2];[$'CIE 1931 table'.$A$3:.$A$83];[$'CIE 1931 table'.D$3:.D$83])*[.$W2]" office:value-type="float" office:value="1.34795482" calcext:value-type="float">
            <text:p>1.34795482</text:p>
          </table:table-cell>
          <table:table-cell table:number-columns-repeated="99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float" office:value="2.9216" calcext:value-type="float">
            <text:p>2.9216</text:p>
          </table:table-cell>
          <table:table-cell/>
          <table:table-cell table:formula="of:=LOOKUP([.$A3];[$'CIE 1931 table'.$A$3:.$A$83];[$'CIE 1931 table'.B$3:.B$83])*[.$B3]" office:value-type="float" office:value="0.9597456" calcext:value-type="float">
            <text:p>0.9597456</text:p>
          </table:table-cell>
          <table:table-cell table:formula="of:=LOOKUP([.$A3];[$'CIE 1931 table'.$A$3:.$A$83];[$'CIE 1931 table'.C$3:.C$83])*[.$B3]" office:value-type="float" office:value="0.04908288" calcext:value-type="float">
            <text:p>0.04908288</text:p>
          </table:table-cell>
          <table:table-cell table:formula="of:=LOOKUP([.$A3];[$'CIE 1931 table'.$A$3:.$A$83];[$'CIE 1931 table'.D$3:.D$83])*[.$B3]" office:value-type="float" office:value="4.7417568" calcext:value-type="float">
            <text:p>4.741756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.9216" calcext:value-type="float">
            <text:p>2.9216</text:p>
          </table:table-cell>
          <table:table-cell/>
          <table:table-cell table:formula="of:=LOOKUP([.$H3];[$'CIE 1931 table'.$A$3:.$A$83];[$'CIE 1931 table'.B$3:.B$83])*[.$I3]" office:value-type="float" office:value="0.9597456" calcext:value-type="float">
            <text:p>0.9597456</text:p>
          </table:table-cell>
          <table:table-cell table:formula="of:=LOOKUP([.$H3];[$'CIE 1931 table'.$A$3:.$A$83];[$'CIE 1931 table'.C$3:.C$83])*[.$I3]" office:value-type="float" office:value="0.04908288" calcext:value-type="float">
            <text:p>0.04908288</text:p>
          </table:table-cell>
          <table:table-cell table:formula="of:=LOOKUP([.$H3];[$'CIE 1931 table'.$A$3:.$A$83];[$'CIE 1931 table'.D$3:.D$83])*[.$I3]" office:value-type="float" office:value="4.7417568" calcext:value-type="float">
            <text:p>4.741756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09.0741" calcext:value-type="float">
            <text:p>109.0741</text:p>
          </table:table-cell>
          <table:table-cell/>
          <table:table-cell table:formula="of:=LOOKUP([.$O3];[$'CIE 1931 table'.$A$3:.$A$83];[$'CIE 1931 table'.B$3:.B$83])*[.$P3]" office:value-type="float" office:value="35.83084185" calcext:value-type="float">
            <text:p>35.83084185</text:p>
          </table:table-cell>
          <table:table-cell table:formula="of:=LOOKUP([.$O3];[$'CIE 1931 table'.$A$3:.$A$83];[$'CIE 1931 table'.C$3:.C$83])*[.$P3]" office:value-type="float" office:value="1.83244488" calcext:value-type="float">
            <text:p>1.83244488</text:p>
          </table:table-cell>
          <table:table-cell table:formula="of:=LOOKUP([.$O3];[$'CIE 1931 table'.$A$3:.$A$83];[$'CIE 1931 table'.D$3:.D$83])*[.$P3]" office:value-type="float" office:value="177.0272643" calcext:value-type="float">
            <text:p>177.027264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11.0219" calcext:value-type="float">
            <text:p>111.0219</text:p>
          </table:table-cell>
          <table:table-cell/>
          <table:table-cell table:formula="of:=LOOKUP([.$V3];[$'CIE 1931 table'.$A$3:.$A$83];[$'CIE 1931 table'.B$3:.B$83])*[.$W3]" office:value-type="float" office:value="36.47069415" calcext:value-type="float">
            <text:p>36.47069415</text:p>
          </table:table-cell>
          <table:table-cell table:formula="of:=LOOKUP([.$V3];[$'CIE 1931 table'.$A$3:.$A$83];[$'CIE 1931 table'.C$3:.C$83])*[.$W3]" office:value-type="float" office:value="1.86516792" calcext:value-type="float">
            <text:p>1.86516792</text:p>
          </table:table-cell>
          <table:table-cell table:formula="of:=LOOKUP([.$V3];[$'CIE 1931 table'.$A$3:.$A$83];[$'CIE 1931 table'.D$3:.D$83])*[.$W3]" office:value-type="float" office:value="180.1885437" calcext:value-type="float">
            <text:p>180.1885437</text:p>
          </table:table-cell>
          <table:table-cell table:number-columns-repeated="997"/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float" office:value="2.6404" calcext:value-type="float">
            <text:p>2.6404</text:p>
          </table:table-cell>
          <table:table-cell/>
          <table:table-cell table:formula="of:=LOOKUP([.$A4];[$'CIE 1931 table'.$A$3:.$A$83];[$'CIE 1931 table'.B$3:.B$83])*[.$B4]" office:value-type="float" office:value="0.76782832" calcext:value-type="float">
            <text:p>0.76782832</text:p>
          </table:table-cell>
          <table:table-cell table:formula="of:=LOOKUP([.$A4];[$'CIE 1931 table'.$A$3:.$A$83];[$'CIE 1931 table'.C$3:.C$83])*[.$B4]" office:value-type="float" office:value="0.158424" calcext:value-type="float">
            <text:p>0.158424</text:p>
          </table:table-cell>
          <table:table-cell table:formula="of:=LOOKUP([.$A4];[$'CIE 1931 table'.$A$3:.$A$83];[$'CIE 1931 table'.D$3:.D$83])*[.$B4]" office:value-type="float" office:value="4.40735568" calcext:value-type="float">
            <text:p>4.4073556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.5205" calcext:value-type="float">
            <text:p>3.5205</text:p>
          </table:table-cell>
          <table:table-cell/>
          <table:table-cell table:formula="of:=LOOKUP([.$H4];[$'CIE 1931 table'.$A$3:.$A$83];[$'CIE 1931 table'.B$3:.B$83])*[.$I4]" office:value-type="float" office:value="1.0237614" calcext:value-type="float">
            <text:p>1.0237614</text:p>
          </table:table-cell>
          <table:table-cell table:formula="of:=LOOKUP([.$H4];[$'CIE 1931 table'.$A$3:.$A$83];[$'CIE 1931 table'.C$3:.C$83])*[.$I4]" office:value-type="float" office:value="0.21123" calcext:value-type="float">
            <text:p>0.21123</text:p>
          </table:table-cell>
          <table:table-cell table:formula="of:=LOOKUP([.$H4];[$'CIE 1931 table'.$A$3:.$A$83];[$'CIE 1931 table'.D$3:.D$83])*[.$I4]" office:value-type="float" office:value="5.8764186" calcext:value-type="float">
            <text:p>5.876418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55.7818" calcext:value-type="float">
            <text:p>155.7818</text:p>
          </table:table-cell>
          <table:table-cell/>
          <table:table-cell table:formula="of:=LOOKUP([.$O4];[$'CIE 1931 table'.$A$3:.$A$83];[$'CIE 1931 table'.B$3:.B$83])*[.$P4]" office:value-type="float" office:value="45.30134744" calcext:value-type="float">
            <text:p>45.30134744</text:p>
          </table:table-cell>
          <table:table-cell table:formula="of:=LOOKUP([.$O4];[$'CIE 1931 table'.$A$3:.$A$83];[$'CIE 1931 table'.C$3:.C$83])*[.$P4]" office:value-type="float" office:value="9.346908" calcext:value-type="float">
            <text:p>9.346908</text:p>
          </table:table-cell>
          <table:table-cell table:formula="of:=LOOKUP([.$O4];[$'CIE 1931 table'.$A$3:.$A$83];[$'CIE 1931 table'.D$3:.D$83])*[.$P4]" office:value-type="float" office:value="260.03098056" calcext:value-type="float">
            <text:p>260.0309805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52.2613" calcext:value-type="float">
            <text:p>152.2613</text:p>
          </table:table-cell>
          <table:table-cell/>
          <table:table-cell table:formula="of:=LOOKUP([.$V4];[$'CIE 1931 table'.$A$3:.$A$83];[$'CIE 1931 table'.B$3:.B$83])*[.$W4]" office:value-type="float" office:value="44.27758604" calcext:value-type="float">
            <text:p>44.27758604</text:p>
          </table:table-cell>
          <table:table-cell table:formula="of:=LOOKUP([.$V4];[$'CIE 1931 table'.$A$3:.$A$83];[$'CIE 1931 table'.C$3:.C$83])*[.$W4]" office:value-type="float" office:value="9.135678" calcext:value-type="float">
            <text:p>9.135678</text:p>
          </table:table-cell>
          <table:table-cell table:formula="of:=LOOKUP([.$V4];[$'CIE 1931 table'.$A$3:.$A$83];[$'CIE 1931 table'.D$3:.D$83])*[.$W4]" office:value-type="float" office:value="254.15456196" calcext:value-type="float">
            <text:p>254.15456196</text:p>
          </table:table-cell>
          <table:table-cell table:number-columns-repeated="997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/>
          <table:table-cell table:formula="of:=LOOKUP([.$A5];[$'CIE 1931 table'.$A$3:.$A$83];[$'CIE 1931 table'.B$3:.B$83])*[.$B5]" office:value-type="float" office:value="0.0561208" calcext:value-type="float">
            <text:p>0.0561208</text:p>
          </table:table-cell>
          <table:table-cell table:formula="of:=LOOKUP([.$A5];[$'CIE 1931 table'.$A$3:.$A$83];[$'CIE 1931 table'.C$3:.C$83])*[.$B5]" office:value-type="float" office:value="0.16381468" calcext:value-type="float">
            <text:p>0.16381468</text:p>
          </table:table-cell>
          <table:table-cell table:formula="of:=LOOKUP([.$A5];[$'CIE 1931 table'.$A$3:.$A$83];[$'CIE 1931 table'.D$3:.D$83])*[.$B5]" office:value-type="float" office:value="0.59623512" calcext:value-type="float">
            <text:p>0.5962351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.5783" calcext:value-type="float">
            <text:p>12.5783</text:p>
          </table:table-cell>
          <table:table-cell/>
          <table:table-cell table:formula="of:=LOOKUP([.$H5];[$'CIE 1931 table'.$A$3:.$A$83];[$'CIE 1931 table'.B$3:.B$83])*[.$I5]" office:value-type="float" office:value="0.7295414" calcext:value-type="float">
            <text:p>0.7295414</text:p>
          </table:table-cell>
          <table:table-cell table:formula="of:=LOOKUP([.$H5];[$'CIE 1931 table'.$A$3:.$A$83];[$'CIE 1931 table'.C$3:.C$83])*[.$I5]" office:value-type="float" office:value="2.12950619" calcext:value-type="float">
            <text:p>2.12950619</text:p>
          </table:table-cell>
          <table:table-cell table:formula="of:=LOOKUP([.$H5];[$'CIE 1931 table'.$A$3:.$A$83];[$'CIE 1931 table'.D$3:.D$83])*[.$I5]" office:value-type="float" office:value="7.75074846" calcext:value-type="float">
            <text:p>7.7507484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6.1241" calcext:value-type="float">
            <text:p>26.1241</text:p>
          </table:table-cell>
          <table:table-cell/>
          <table:table-cell table:formula="of:=LOOKUP([.$O5];[$'CIE 1931 table'.$A$3:.$A$83];[$'CIE 1931 table'.B$3:.B$83])*[.$P5]" office:value-type="float" office:value="1.5151978" calcext:value-type="float">
            <text:p>1.5151978</text:p>
          </table:table-cell>
          <table:table-cell table:formula="of:=LOOKUP([.$O5];[$'CIE 1931 table'.$A$3:.$A$83];[$'CIE 1931 table'.C$3:.C$83])*[.$P5]" office:value-type="float" office:value="4.42281013" calcext:value-type="float">
            <text:p>4.42281013</text:p>
          </table:table-cell>
          <table:table-cell table:formula="of:=LOOKUP([.$O5];[$'CIE 1931 table'.$A$3:.$A$83];[$'CIE 1931 table'.D$3:.D$83])*[.$P5]" office:value-type="float" office:value="16.09767042" calcext:value-type="float">
            <text:p>16.097670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38.7024" calcext:value-type="float">
            <text:p>38.7024</text:p>
          </table:table-cell>
          <table:table-cell/>
          <table:table-cell table:formula="of:=LOOKUP([.$V5];[$'CIE 1931 table'.$A$3:.$A$83];[$'CIE 1931 table'.B$3:.B$83])*[.$W5]" office:value-type="float" office:value="2.2447392" calcext:value-type="float">
            <text:p>2.2447392</text:p>
          </table:table-cell>
          <table:table-cell table:formula="of:=LOOKUP([.$V5];[$'CIE 1931 table'.$A$3:.$A$83];[$'CIE 1931 table'.C$3:.C$83])*[.$W5]" office:value-type="float" office:value="6.55231632" calcext:value-type="float">
            <text:p>6.55231632</text:p>
          </table:table-cell>
          <table:table-cell table:formula="of:=LOOKUP([.$V5];[$'CIE 1931 table'.$A$3:.$A$83];[$'CIE 1931 table'.D$3:.D$83])*[.$W5]" office:value-type="float" office:value="23.84841888" calcext:value-type="float">
            <text:p>23.84841888</text:p>
          </table:table-cell>
          <table:table-cell table:number-columns-repeated="99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2.3728" calcext:value-type="float">
            <text:p>2.3728</text:p>
          </table:table-cell>
          <table:table-cell/>
          <table:table-cell table:formula="of:=LOOKUP([.$A6];[$'CIE 1931 table'.$A$3:.$A$83];[$'CIE 1931 table'.B$3:.B$83])*[.$B6]" office:value-type="float" office:value="0.02206704" calcext:value-type="float">
            <text:p>0.02206704</text:p>
          </table:table-cell>
          <table:table-cell table:formula="of:=LOOKUP([.$A6];[$'CIE 1931 table'.$A$3:.$A$83];[$'CIE 1931 table'.C$3:.C$83])*[.$B6]" office:value-type="float" office:value="1.1935184" calcext:value-type="float">
            <text:p>1.1935184</text:p>
          </table:table-cell>
          <table:table-cell table:formula="of:=LOOKUP([.$A6];[$'CIE 1931 table'.$A$3:.$A$83];[$'CIE 1931 table'.D$3:.D$83])*[.$B6]" office:value-type="float" office:value="0.37537696" calcext:value-type="float">
            <text:p>0.3753769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56.9461" calcext:value-type="float">
            <text:p>56.9461</text:p>
          </table:table-cell>
          <table:table-cell/>
          <table:table-cell table:formula="of:=LOOKUP([.$H6];[$'CIE 1931 table'.$A$3:.$A$83];[$'CIE 1931 table'.B$3:.B$83])*[.$I6]" office:value-type="float" office:value="0.52959873" calcext:value-type="float">
            <text:p>0.52959873</text:p>
          </table:table-cell>
          <table:table-cell table:formula="of:=LOOKUP([.$H6];[$'CIE 1931 table'.$A$3:.$A$83];[$'CIE 1931 table'.C$3:.C$83])*[.$I6]" office:value-type="float" office:value="28.6438883" calcext:value-type="float">
            <text:p>28.6438883</text:p>
          </table:table-cell>
          <table:table-cell table:formula="of:=LOOKUP([.$H6];[$'CIE 1931 table'.$A$3:.$A$83];[$'CIE 1931 table'.D$3:.D$83])*[.$I6]" office:value-type="float" office:value="9.00887302" calcext:value-type="float">
            <text:p>9.0088730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5.8184" calcext:value-type="float">
            <text:p>15.8184</text:p>
          </table:table-cell>
          <table:table-cell/>
          <table:table-cell table:formula="of:=LOOKUP([.$O6];[$'CIE 1931 table'.$A$3:.$A$83];[$'CIE 1931 table'.B$3:.B$83])*[.$P6]" office:value-type="float" office:value="0.14711112" calcext:value-type="float">
            <text:p>0.14711112</text:p>
          </table:table-cell>
          <table:table-cell table:formula="of:=LOOKUP([.$O6];[$'CIE 1931 table'.$A$3:.$A$83];[$'CIE 1931 table'.C$3:.C$83])*[.$P6]" office:value-type="float" office:value="7.9566552" calcext:value-type="float">
            <text:p>7.9566552</text:p>
          </table:table-cell>
          <table:table-cell table:formula="of:=LOOKUP([.$O6];[$'CIE 1931 table'.$A$3:.$A$83];[$'CIE 1931 table'.D$3:.D$83])*[.$P6]" office:value-type="float" office:value="2.50247088" calcext:value-type="float">
            <text:p>2.5024708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74.3463" calcext:value-type="float">
            <text:p>74.3463</text:p>
          </table:table-cell>
          <table:table-cell/>
          <table:table-cell table:formula="of:=LOOKUP([.$V6];[$'CIE 1931 table'.$A$3:.$A$83];[$'CIE 1931 table'.B$3:.B$83])*[.$W6]" office:value-type="float" office:value="0.69142059" calcext:value-type="float">
            <text:p>0.69142059</text:p>
          </table:table-cell>
          <table:table-cell table:formula="of:=LOOKUP([.$V6];[$'CIE 1931 table'.$A$3:.$A$83];[$'CIE 1931 table'.C$3:.C$83])*[.$W6]" office:value-type="float" office:value="37.3961889" calcext:value-type="float">
            <text:p>37.3961889</text:p>
          </table:table-cell>
          <table:table-cell table:formula="of:=LOOKUP([.$V6];[$'CIE 1931 table'.$A$3:.$A$83];[$'CIE 1931 table'.D$3:.D$83])*[.$W6]" office:value-type="float" office:value="11.76158466" calcext:value-type="float">
            <text:p>11.76158466</text:p>
          </table:table-cell>
          <table:table-cell table:number-columns-repeated="997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1.4231" calcext:value-type="float">
            <text:p>1.4231</text:p>
          </table:table-cell>
          <table:table-cell/>
          <table:table-cell table:formula="of:=LOOKUP([.$A7];[$'CIE 1931 table'.$A$3:.$A$83];[$'CIE 1931 table'.B$3:.B$83])*[.$B7]" office:value-type="float" office:value="0.32119367" calcext:value-type="float">
            <text:p>0.32119367</text:p>
          </table:table-cell>
          <table:table-cell table:formula="of:=LOOKUP([.$A7];[$'CIE 1931 table'.$A$3:.$A$83];[$'CIE 1931 table'.C$3:.C$83])*[.$B7]" office:value-type="float" office:value="1.30199419" calcext:value-type="float">
            <text:p>1.30199419</text:p>
          </table:table-cell>
          <table:table-cell table:formula="of:=LOOKUP([.$A7];[$'CIE 1931 table'.$A$3:.$A$83];[$'CIE 1931 table'.D$3:.D$83])*[.$B7]" office:value-type="float" office:value="0.04240838" calcext:value-type="float">
            <text:p>0.0424083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12.4232" calcext:value-type="float">
            <text:p>112.4232</text:p>
          </table:table-cell>
          <table:table-cell/>
          <table:table-cell table:formula="of:=LOOKUP([.$H7];[$'CIE 1931 table'.$A$3:.$A$83];[$'CIE 1931 table'.B$3:.B$83])*[.$I7]" office:value-type="float" office:value="25.37391624" calcext:value-type="float">
            <text:p>25.37391624</text:p>
          </table:table-cell>
          <table:table-cell table:formula="of:=LOOKUP([.$H7];[$'CIE 1931 table'.$A$3:.$A$83];[$'CIE 1931 table'.C$3:.C$83])*[.$I7]" office:value-type="float" office:value="102.85598568" calcext:value-type="float">
            <text:p>102.85598568</text:p>
          </table:table-cell>
          <table:table-cell table:formula="of:=LOOKUP([.$H7];[$'CIE 1931 table'.$A$3:.$A$83];[$'CIE 1931 table'.D$3:.D$83])*[.$I7]" office:value-type="float" office:value="3.35021136" calcext:value-type="float">
            <text:p>3.3502113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6.4039" calcext:value-type="float">
            <text:p>6.4039</text:p>
          </table:table-cell>
          <table:table-cell/>
          <table:table-cell table:formula="of:=LOOKUP([.$O7];[$'CIE 1931 table'.$A$3:.$A$83];[$'CIE 1931 table'.B$3:.B$83])*[.$P7]" office:value-type="float" office:value="1.44536023" calcext:value-type="float">
            <text:p>1.44536023</text:p>
          </table:table-cell>
          <table:table-cell table:formula="of:=LOOKUP([.$O7];[$'CIE 1931 table'.$A$3:.$A$83];[$'CIE 1931 table'.C$3:.C$83])*[.$P7]" office:value-type="float" office:value="5.85892811" calcext:value-type="float">
            <text:p>5.85892811</text:p>
          </table:table-cell>
          <table:table-cell table:formula="of:=LOOKUP([.$O7];[$'CIE 1931 table'.$A$3:.$A$83];[$'CIE 1931 table'.D$3:.D$83])*[.$P7]" office:value-type="float" office:value="0.19083622" calcext:value-type="float">
            <text:p>0.1908362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20.9616" calcext:value-type="float">
            <text:p>120.9616</text:p>
          </table:table-cell>
          <table:table-cell/>
          <table:table-cell table:formula="of:=LOOKUP([.$V7];[$'CIE 1931 table'.$A$3:.$A$83];[$'CIE 1931 table'.B$3:.B$83])*[.$W7]" office:value-type="float" office:value="27.30103312" calcext:value-type="float">
            <text:p>27.30103312</text:p>
          </table:table-cell>
          <table:table-cell table:formula="of:=LOOKUP([.$V7];[$'CIE 1931 table'.$A$3:.$A$83];[$'CIE 1931 table'.C$3:.C$83])*[.$W7]" office:value-type="float" office:value="110.66776784" calcext:value-type="float">
            <text:p>110.66776784</text:p>
          </table:table-cell>
          <table:table-cell table:formula="of:=LOOKUP([.$V7];[$'CIE 1931 table'.$A$3:.$A$83];[$'CIE 1931 table'.D$3:.D$83])*[.$W7]" office:value-type="float" office:value="3.60465568" calcext:value-type="float">
            <text:p>3.60465568</text:p>
          </table:table-cell>
          <table:table-cell table:number-columns-repeated="997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1.0237" calcext:value-type="float">
            <text:p>1.0237</text:p>
          </table:table-cell>
          <table:table-cell/>
          <table:table-cell table:formula="of:=LOOKUP([.$A8];[$'CIE 1931 table'.$A$3:.$A$83];[$'CIE 1931 table'.B$3:.B$83])*[.$B8]" office:value-type="float" office:value="0.60858965" calcext:value-type="float">
            <text:p>0.60858965</text:p>
          </table:table-cell>
          <table:table-cell table:formula="of:=LOOKUP([.$A8];[$'CIE 1931 table'.$A$3:.$A$83];[$'CIE 1931 table'.C$3:.C$83])*[.$B8]" office:value-type="float" office:value="1.0185815" calcext:value-type="float">
            <text:p>1.0185815</text:p>
          </table:table-cell>
          <table:table-cell table:formula="of:=LOOKUP([.$A8];[$'CIE 1931 table'.$A$3:.$A$83];[$'CIE 1931 table'.D$3:.D$83])*[.$B8]" office:value-type="float" office:value="0.00399243" calcext:value-type="float">
            <text:p>0.0039924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66.0295" calcext:value-type="float">
            <text:p>66.0295</text:p>
          </table:table-cell>
          <table:table-cell/>
          <table:table-cell table:formula="of:=LOOKUP([.$H8];[$'CIE 1931 table'.$A$3:.$A$83];[$'CIE 1931 table'.B$3:.B$83])*[.$I8]" office:value-type="float" office:value="39.25453775" calcext:value-type="float">
            <text:p>39.25453775</text:p>
          </table:table-cell>
          <table:table-cell table:formula="of:=LOOKUP([.$H8];[$'CIE 1931 table'.$A$3:.$A$83];[$'CIE 1931 table'.C$3:.C$83])*[.$I8]" office:value-type="float" office:value="65.6993525" calcext:value-type="float">
            <text:p>65.6993525</text:p>
          </table:table-cell>
          <table:table-cell table:formula="of:=LOOKUP([.$H8];[$'CIE 1931 table'.$A$3:.$A$83];[$'CIE 1931 table'.D$3:.D$83])*[.$I8]" office:value-type="float" office:value="0.25751505" calcext:value-type="float">
            <text:p>0.2575150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.5356" calcext:value-type="float">
            <text:p>1.5356</text:p>
          </table:table-cell>
          <table:table-cell/>
          <table:table-cell table:formula="of:=LOOKUP([.$O8];[$'CIE 1931 table'.$A$3:.$A$83];[$'CIE 1931 table'.B$3:.B$83])*[.$P8]" office:value-type="float" office:value="0.9129142" calcext:value-type="float">
            <text:p>0.9129142</text:p>
          </table:table-cell>
          <table:table-cell table:formula="of:=LOOKUP([.$O8];[$'CIE 1931 table'.$A$3:.$A$83];[$'CIE 1931 table'.C$3:.C$83])*[.$P8]" office:value-type="float" office:value="1.527922" calcext:value-type="float">
            <text:p>1.527922</text:p>
          </table:table-cell>
          <table:table-cell table:formula="of:=LOOKUP([.$O8];[$'CIE 1931 table'.$A$3:.$A$83];[$'CIE 1931 table'.D$3:.D$83])*[.$P8]" office:value-type="float" office:value="0.00598884" calcext:value-type="float">
            <text:p>0.0059888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69.1006" calcext:value-type="float">
            <text:p>69.1006</text:p>
          </table:table-cell>
          <table:table-cell/>
          <table:table-cell table:formula="of:=LOOKUP([.$V8];[$'CIE 1931 table'.$A$3:.$A$83];[$'CIE 1931 table'.B$3:.B$83])*[.$W8]" office:value-type="float" office:value="41.0803067" calcext:value-type="float">
            <text:p>41.0803067</text:p>
          </table:table-cell>
          <table:table-cell table:formula="of:=LOOKUP([.$V8];[$'CIE 1931 table'.$A$3:.$A$83];[$'CIE 1931 table'.C$3:.C$83])*[.$W8]" office:value-type="float" office:value="68.755097" calcext:value-type="float">
            <text:p>68.755097</text:p>
          </table:table-cell>
          <table:table-cell table:formula="of:=LOOKUP([.$V8];[$'CIE 1931 table'.$A$3:.$A$83];[$'CIE 1931 table'.D$3:.D$83])*[.$W8]" office:value-type="float" office:value="0.26949234" calcext:value-type="float">
            <text:p>0.26949234</text:p>
          </table:table-cell>
          <table:table-cell table:number-columns-repeated="997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5.5413" calcext:value-type="float">
            <text:p>5.5413</text:p>
          </table:table-cell>
          <table:table-cell/>
          <table:table-cell table:formula="of:=LOOKUP([.$A9];[$'CIE 1931 table'.$A$3:.$A$83];[$'CIE 1931 table'.B$3:.B$83])*[.$B9]" office:value-type="float" office:value="5.42271618" calcext:value-type="float">
            <text:p>5.42271618</text:p>
          </table:table-cell>
          <table:table-cell table:formula="of:=LOOKUP([.$A9];[$'CIE 1931 table'.$A$3:.$A$83];[$'CIE 1931 table'.C$3:.C$83])*[.$B9]" office:value-type="float" office:value="4.52336319" calcext:value-type="float">
            <text:p>4.52336319</text:p>
          </table:table-cell>
          <table:table-cell table:formula="of:=LOOKUP([.$A9];[$'CIE 1931 table'.$A$3:.$A$83];[$'CIE 1931 table'.D$3:.D$83])*[.$B9]" office:value-type="float" office:value="0.00775782" calcext:value-type="float">
            <text:p>0.0077578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8.7891" calcext:value-type="float">
            <text:p>38.7891</text:p>
          </table:table-cell>
          <table:table-cell/>
          <table:table-cell table:formula="of:=LOOKUP([.$H9];[$'CIE 1931 table'.$A$3:.$A$83];[$'CIE 1931 table'.B$3:.B$83])*[.$I9]" office:value-type="float" office:value="37.95901326" calcext:value-type="float">
            <text:p>37.95901326</text:p>
          </table:table-cell>
          <table:table-cell table:formula="of:=LOOKUP([.$H9];[$'CIE 1931 table'.$A$3:.$A$83];[$'CIE 1931 table'.C$3:.C$83])*[.$I9]" office:value-type="float" office:value="31.66354233" calcext:value-type="float">
            <text:p>31.66354233</text:p>
          </table:table-cell>
          <table:table-cell table:formula="of:=LOOKUP([.$H9];[$'CIE 1931 table'.$A$3:.$A$83];[$'CIE 1931 table'.D$3:.D$83])*[.$I9]" office:value-type="float" office:value="0.05430474" calcext:value-type="float">
            <text:p>0.0543047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.9236" calcext:value-type="float">
            <text:p>0.9236</text:p>
          </table:table-cell>
          <table:table-cell/>
          <table:table-cell table:formula="of:=LOOKUP([.$O9];[$'CIE 1931 table'.$A$3:.$A$83];[$'CIE 1931 table'.B$3:.B$83])*[.$P9]" office:value-type="float" office:value="0.90383496" calcext:value-type="float">
            <text:p>0.90383496</text:p>
          </table:table-cell>
          <table:table-cell table:formula="of:=LOOKUP([.$O9];[$'CIE 1931 table'.$A$3:.$A$83];[$'CIE 1931 table'.C$3:.C$83])*[.$P9]" office:value-type="float" office:value="0.75393468" calcext:value-type="float">
            <text:p>0.75393468</text:p>
          </table:table-cell>
          <table:table-cell table:formula="of:=LOOKUP([.$O9];[$'CIE 1931 table'.$A$3:.$A$83];[$'CIE 1931 table'.D$3:.D$83])*[.$P9]" office:value-type="float" office:value="0.00129304" calcext:value-type="float">
            <text:p>0.0012930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6.6393" calcext:value-type="float">
            <text:p>46.6393</text:p>
          </table:table-cell>
          <table:table-cell/>
          <table:table-cell table:formula="of:=LOOKUP([.$V9];[$'CIE 1931 table'.$A$3:.$A$83];[$'CIE 1931 table'.B$3:.B$83])*[.$W9]" office:value-type="float" office:value="45.64121898" calcext:value-type="float">
            <text:p>45.64121898</text:p>
          </table:table-cell>
          <table:table-cell table:formula="of:=LOOKUP([.$V9];[$'CIE 1931 table'.$A$3:.$A$83];[$'CIE 1931 table'.C$3:.C$83])*[.$W9]" office:value-type="float" office:value="38.07166059" calcext:value-type="float">
            <text:p>38.07166059</text:p>
          </table:table-cell>
          <table:table-cell table:formula="of:=LOOKUP([.$V9];[$'CIE 1931 table'.$A$3:.$A$83];[$'CIE 1931 table'.D$3:.D$83])*[.$W9]" office:value-type="float" office:value="0.06529502" calcext:value-type="float">
            <text:p>0.06529502</text:p>
          </table:table-cell>
          <table:table-cell table:number-columns-repeated="997"/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float" office:value="116.1504" calcext:value-type="float">
            <text:p>116.1504</text:p>
          </table:table-cell>
          <table:table-cell/>
          <table:table-cell table:formula="of:=LOOKUP([.$A10];[$'CIE 1931 table'.$A$3:.$A$83];[$'CIE 1931 table'.B$3:.B$83])*[.$B10]" office:value-type="float" office:value="116.45239104" calcext:value-type="float">
            <text:p>116.45239104</text:p>
          </table:table-cell>
          <table:table-cell table:formula="of:=LOOKUP([.$A10];[$'CIE 1931 table'.$A$3:.$A$83];[$'CIE 1931 table'.C$3:.C$83])*[.$B10]" office:value-type="float" office:value="58.4236512" calcext:value-type="float">
            <text:p>58.4236512</text:p>
          </table:table-cell>
          <table:table-cell table:formula="of:=LOOKUP([.$A10];[$'CIE 1931 table'.$A$3:.$A$83];[$'CIE 1931 table'.D$3:.D$83])*[.$B10]" office:value-type="float" office:value="0.03484512" calcext:value-type="float">
            <text:p>0.0348451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8.4693" calcext:value-type="float">
            <text:p>8.4693</text:p>
          </table:table-cell>
          <table:table-cell/>
          <table:table-cell table:formula="of:=LOOKUP([.$H10];[$'CIE 1931 table'.$A$3:.$A$83];[$'CIE 1931 table'.B$3:.B$83])*[.$I10]" office:value-type="float" office:value="8.49132018" calcext:value-type="float">
            <text:p>8.49132018</text:p>
          </table:table-cell>
          <table:table-cell table:formula="of:=LOOKUP([.$H10];[$'CIE 1931 table'.$A$3:.$A$83];[$'CIE 1931 table'.C$3:.C$83])*[.$I10]" office:value-type="float" office:value="4.2600579" calcext:value-type="float">
            <text:p>4.2600579</text:p>
          </table:table-cell>
          <table:table-cell table:formula="of:=LOOKUP([.$H10];[$'CIE 1931 table'.$A$3:.$A$83];[$'CIE 1931 table'.D$3:.D$83])*[.$I10]" office:value-type="float" office:value="0.00254079" calcext:value-type="float">
            <text:p>0.0025407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0];[$'CIE 1931 table'.$A$3:.$A$83];[$'CIE 1931 table'.B$3:.B$83])*[.$P10]" office:value-type="float" office:value="0" calcext:value-type="float">
            <text:p>0</text:p>
          </table:table-cell>
          <table:table-cell table:formula="of:=LOOKUP([.$O10];[$'CIE 1931 table'.$A$3:.$A$83];[$'CIE 1931 table'.C$3:.C$83])*[.$P10]" office:value-type="float" office:value="0" calcext:value-type="float">
            <text:p>0</text:p>
          </table:table-cell>
          <table:table-cell table:formula="of:=LOOKUP([.$O10];[$'CIE 1931 table'.$A$3:.$A$83];[$'CIE 1931 table'.D$3:.D$83])*[.$P10]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29.4593" calcext:value-type="float">
            <text:p>129.4593</text:p>
          </table:table-cell>
          <table:table-cell/>
          <table:table-cell table:formula="of:=LOOKUP([.$V10];[$'CIE 1931 table'.$A$3:.$A$83];[$'CIE 1931 table'.B$3:.B$83])*[.$W10]" office:value-type="float" office:value="129.79589418" calcext:value-type="float">
            <text:p>129.79589418</text:p>
          </table:table-cell>
          <table:table-cell table:formula="of:=LOOKUP([.$V10];[$'CIE 1931 table'.$A$3:.$A$83];[$'CIE 1931 table'.C$3:.C$83])*[.$W10]" office:value-type="float" office:value="65.1180279" calcext:value-type="float">
            <text:p>65.1180279</text:p>
          </table:table-cell>
          <table:table-cell table:formula="of:=LOOKUP([.$V10];[$'CIE 1931 table'.$A$3:.$A$83];[$'CIE 1931 table'.D$3:.D$83])*[.$W10]" office:value-type="float" office:value="0.03883779" calcext:value-type="float">
            <text:p>0.03883779</text:p>
          </table:table-cell>
          <table:table-cell table:number-columns-repeated="997"/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float" office:value="31.1413" calcext:value-type="float">
            <text:p>31.1413</text:p>
          </table:table-cell>
          <table:table-cell/>
          <table:table-cell table:formula="of:=LOOKUP([.$A11];[$'CIE 1931 table'.$A$3:.$A$83];[$'CIE 1931 table'.B$3:.B$83])*[.$B11]" office:value-type="float" office:value="11.23578104" calcext:value-type="float">
            <text:p>11.23578104</text:p>
          </table:table-cell>
          <table:table-cell table:formula="of:=LOOKUP([.$A11];[$'CIE 1931 table'.$A$3:.$A$83];[$'CIE 1931 table'.C$3:.C$83])*[.$B11]" office:value-type="float" office:value="4.30372766" calcext:value-type="float">
            <text:p>4.30372766</text:p>
          </table:table-cell>
          <table:table-cell table:formula="of:=LOOKUP([.$A11];[$'CIE 1931 table'.$A$3:.$A$83];[$'CIE 1931 table'.D$3:.D$83])*[.$B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7595" calcext:value-type="float">
            <text:p>0.7595</text:p>
          </table:table-cell>
          <table:table-cell/>
          <table:table-cell table:formula="of:=LOOKUP([.$H11];[$'CIE 1931 table'.$A$3:.$A$83];[$'CIE 1931 table'.B$3:.B$83])*[.$I11]" office:value-type="float" office:value="0.2740276" calcext:value-type="float">
            <text:p>0.2740276</text:p>
          </table:table-cell>
          <table:table-cell table:formula="of:=LOOKUP([.$H11];[$'CIE 1931 table'.$A$3:.$A$83];[$'CIE 1931 table'.C$3:.C$83])*[.$I11]" office:value-type="float" office:value="0.1049629" calcext:value-type="float">
            <text:p>0.1049629</text:p>
          </table:table-cell>
          <table:table-cell table:formula="of:=LOOKUP([.$H11];[$'CIE 1931 table'.$A$3:.$A$83];[$'CIE 1931 table'.D$3:.D$83])*[.$I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3798" calcext:value-type="float">
            <text:p>0.3798</text:p>
          </table:table-cell>
          <table:table-cell/>
          <table:table-cell table:formula="of:=LOOKUP([.$O11];[$'CIE 1931 table'.$A$3:.$A$83];[$'CIE 1931 table'.B$3:.B$83])*[.$P11]" office:value-type="float" office:value="0.13703184" calcext:value-type="float">
            <text:p>0.13703184</text:p>
          </table:table-cell>
          <table:table-cell table:formula="of:=LOOKUP([.$O11];[$'CIE 1931 table'.$A$3:.$A$83];[$'CIE 1931 table'.C$3:.C$83])*[.$P11]" office:value-type="float" office:value="0.05248836" calcext:value-type="float">
            <text:p>0.05248836</text:p>
          </table:table-cell>
          <table:table-cell table:formula="of:=LOOKUP([.$O11];[$'CIE 1931 table'.$A$3:.$A$83];[$'CIE 1931 table'.D$3:.D$83])*[.$P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4.9391" calcext:value-type="float">
            <text:p>34.9391</text:p>
          </table:table-cell>
          <table:table-cell/>
          <table:table-cell table:formula="of:=LOOKUP([.$V11];[$'CIE 1931 table'.$A$3:.$A$83];[$'CIE 1931 table'.B$3:.B$83])*[.$W11]" office:value-type="float" office:value="12.60602728" calcext:value-type="float">
            <text:p>12.60602728</text:p>
          </table:table-cell>
          <table:table-cell table:formula="of:=LOOKUP([.$V11];[$'CIE 1931 table'.$A$3:.$A$83];[$'CIE 1931 table'.C$3:.C$83])*[.$W11]" office:value-type="float" office:value="4.82858362" calcext:value-type="float">
            <text:p>4.82858362</text:p>
          </table:table-cell>
          <table:table-cell table:formula="of:=LOOKUP([.$V11];[$'CIE 1931 table'.$A$3:.$A$83];[$'CIE 1931 table'.D$3:.D$83])*[.$W11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39.9486" calcext:value-type="float">
            <text:p>39.9486</text:p>
          </table:table-cell>
          <table:table-cell/>
          <table:table-cell table:formula="of:=LOOKUP([.$A12];[$'CIE 1931 table'.$A$3:.$A$83];[$'CIE 1931 table'.B$3:.B$83])*[.$B12]" office:value-type="float" office:value="1.86959448" calcext:value-type="float">
            <text:p>1.86959448</text:p>
          </table:table-cell>
          <table:table-cell table:formula="of:=LOOKUP([.$A12];[$'CIE 1931 table'.$A$3:.$A$83];[$'CIE 1931 table'.C$3:.C$83])*[.$B12]" office:value-type="float" office:value="0.6791262" calcext:value-type="float">
            <text:p>0.6791262</text:p>
          </table:table-cell>
          <table:table-cell table:formula="of:=LOOKUP([.$A12];[$'CIE 1931 table'.$A$3:.$A$83];[$'CIE 1931 table'.D$3:.D$83])*[.$B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2];[$'CIE 1931 table'.$A$3:.$A$83];[$'CIE 1931 table'.B$3:.B$83])*[.$I12]" office:value-type="float" office:value="0" calcext:value-type="float">
            <text:p>0</text:p>
          </table:table-cell>
          <table:table-cell table:formula="of:=LOOKUP([.$H12];[$'CIE 1931 table'.$A$3:.$A$83];[$'CIE 1931 table'.C$3:.C$83])*[.$I12]" office:value-type="float" office:value="0" calcext:value-type="float">
            <text:p>0</text:p>
          </table:table-cell>
          <table:table-cell table:formula="of:=LOOKUP([.$H12];[$'CIE 1931 table'.$A$3:.$A$83];[$'CIE 1931 table'.D$3:.D$83])*[.$I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744" calcext:value-type="float">
            <text:p>0.9744</text:p>
          </table:table-cell>
          <table:table-cell/>
          <table:table-cell table:formula="of:=LOOKUP([.$O12];[$'CIE 1931 table'.$A$3:.$A$83];[$'CIE 1931 table'.B$3:.B$83])*[.$P12]" office:value-type="float" office:value="0.04560192" calcext:value-type="float">
            <text:p>0.04560192</text:p>
          </table:table-cell>
          <table:table-cell table:formula="of:=LOOKUP([.$O12];[$'CIE 1931 table'.$A$3:.$A$83];[$'CIE 1931 table'.C$3:.C$83])*[.$P12]" office:value-type="float" office:value="0.0165648" calcext:value-type="float">
            <text:p>0.0165648</text:p>
          </table:table-cell>
          <table:table-cell table:formula="of:=LOOKUP([.$O12];[$'CIE 1931 table'.$A$3:.$A$83];[$'CIE 1931 table'.D$3:.D$83])*[.$P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1.8973" calcext:value-type="float">
            <text:p>41.8973</text:p>
          </table:table-cell>
          <table:table-cell/>
          <table:table-cell table:formula="of:=LOOKUP([.$V12];[$'CIE 1931 table'.$A$3:.$A$83];[$'CIE 1931 table'.B$3:.B$83])*[.$W12]" office:value-type="float" office:value="1.96079364" calcext:value-type="float">
            <text:p>1.96079364</text:p>
          </table:table-cell>
          <table:table-cell table:formula="of:=LOOKUP([.$V12];[$'CIE 1931 table'.$A$3:.$A$83];[$'CIE 1931 table'.C$3:.C$83])*[.$W12]" office:value-type="float" office:value="0.7122541" calcext:value-type="float">
            <text:p>0.7122541</text:p>
          </table:table-cell>
          <table:table-cell table:formula="of:=LOOKUP([.$V12];[$'CIE 1931 table'.$A$3:.$A$83];[$'CIE 1931 table'.D$3:.D$83])*[.$W12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8.0799" calcext:value-type="float">
            <text:p>8.0799</text:p>
          </table:table-cell>
          <table:table-cell/>
          <table:table-cell table:formula="of:=LOOKUP([.$A13];[$'CIE 1931 table'.$A$3:.$A$83];[$'CIE 1931 table'.B$3:.B$83])*[.$B13]" office:value-type="float" office:value="0.06544719" calcext:value-type="float">
            <text:p>0.06544719</text:p>
          </table:table-cell>
          <table:table-cell table:formula="of:=LOOKUP([.$A13];[$'CIE 1931 table'.$A$3:.$A$83];[$'CIE 1931 table'.C$3:.C$83])*[.$B13]" office:value-type="float" office:value="0.02343171" calcext:value-type="float">
            <text:p>0.02343171</text:p>
          </table:table-cell>
          <table:table-cell table:formula="of:=LOOKUP([.$A13];[$'CIE 1931 table'.$A$3:.$A$83];[$'CIE 1931 table'.D$3:.D$83])*[.$B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7026" calcext:value-type="float">
            <text:p>0.7026</text:p>
          </table:table-cell>
          <table:table-cell/>
          <table:table-cell table:formula="of:=LOOKUP([.$H13];[$'CIE 1931 table'.$A$3:.$A$83];[$'CIE 1931 table'.B$3:.B$83])*[.$I13]" office:value-type="float" office:value="0.00569106" calcext:value-type="float">
            <text:p>0.00569106</text:p>
          </table:table-cell>
          <table:table-cell table:formula="of:=LOOKUP([.$H13];[$'CIE 1931 table'.$A$3:.$A$83];[$'CIE 1931 table'.C$3:.C$83])*[.$I13]" office:value-type="float" office:value="0.00203754" calcext:value-type="float">
            <text:p>0.00203754</text:p>
          </table:table-cell>
          <table:table-cell table:formula="of:=LOOKUP([.$H13];[$'CIE 1931 table'.$A$3:.$A$83];[$'CIE 1931 table'.D$3:.D$83])*[.$I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3513" calcext:value-type="float">
            <text:p>0.3513</text:p>
          </table:table-cell>
          <table:table-cell/>
          <table:table-cell table:formula="of:=LOOKUP([.$O13];[$'CIE 1931 table'.$A$3:.$A$83];[$'CIE 1931 table'.B$3:.B$83])*[.$P13]" office:value-type="float" office:value="0.00284553" calcext:value-type="float">
            <text:p>0.00284553</text:p>
          </table:table-cell>
          <table:table-cell table:formula="of:=LOOKUP([.$O13];[$'CIE 1931 table'.$A$3:.$A$83];[$'CIE 1931 table'.C$3:.C$83])*[.$P13]" office:value-type="float" office:value="0.00101877" calcext:value-type="float">
            <text:p>0.00101877</text:p>
          </table:table-cell>
          <table:table-cell table:formula="of:=LOOKUP([.$O13];[$'CIE 1931 table'.$A$3:.$A$83];[$'CIE 1931 table'.D$3:.D$83])*[.$P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9.1338" calcext:value-type="float">
            <text:p>9.1338</text:p>
          </table:table-cell>
          <table:table-cell/>
          <table:table-cell table:formula="of:=LOOKUP([.$V13];[$'CIE 1931 table'.$A$3:.$A$83];[$'CIE 1931 table'.B$3:.B$83])*[.$W13]" office:value-type="float" office:value="0.07398378" calcext:value-type="float">
            <text:p>0.07398378</text:p>
          </table:table-cell>
          <table:table-cell table:formula="of:=LOOKUP([.$V13];[$'CIE 1931 table'.$A$3:.$A$83];[$'CIE 1931 table'.C$3:.C$83])*[.$W13]" office:value-type="float" office:value="0.02648802" calcext:value-type="float">
            <text:p>0.02648802</text:p>
          </table:table-cell>
          <table:table-cell table:formula="of:=LOOKUP([.$V13];[$'CIE 1931 table'.$A$3:.$A$83];[$'CIE 1931 table'.D$3:.D$83])*[.$W13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10.0109" calcext:value-type="float">
            <text:p>10.0109</text:p>
          </table:table-cell>
          <table:table-cell/>
          <table:table-cell table:formula="of:=LOOKUP([.$A14];[$'CIE 1931 table'.$A$3:.$A$83];[$'CIE 1931 table'.B$3:.B$83])*[.$B14]" office:value-type="float" office:value="0.01401526" calcext:value-type="float">
            <text:p>0.01401526</text:p>
          </table:table-cell>
          <table:table-cell table:formula="of:=LOOKUP([.$A14];[$'CIE 1931 table'.$A$3:.$A$83];[$'CIE 1931 table'.C$3:.C$83])*[.$B14]" office:value-type="float" office:value="0.00500545" calcext:value-type="float">
            <text:p>0.00500545</text:p>
          </table:table-cell>
          <table:table-cell table:formula="of:=LOOKUP([.$A14];[$'CIE 1931 table'.$A$3:.$A$83];[$'CIE 1931 table'.D$3:.D$83])*[.$B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4];[$'CIE 1931 table'.$A$3:.$A$83];[$'CIE 1931 table'.B$3:.B$83])*[.$I14]" office:value-type="float" office:value="0" calcext:value-type="float">
            <text:p>0</text:p>
          </table:table-cell>
          <table:table-cell table:formula="of:=LOOKUP([.$H14];[$'CIE 1931 table'.$A$3:.$A$83];[$'CIE 1931 table'.C$3:.C$83])*[.$I14]" office:value-type="float" office:value="0" calcext:value-type="float">
            <text:p>0</text:p>
          </table:table-cell>
          <table:table-cell table:formula="of:=LOOKUP([.$H14];[$'CIE 1931 table'.$A$3:.$A$83];[$'CIE 1931 table'.D$3:.D$83])*[.$I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4];[$'CIE 1931 table'.$A$3:.$A$83];[$'CIE 1931 table'.B$3:.B$83])*[.$P14]" office:value-type="float" office:value="0" calcext:value-type="float">
            <text:p>0</text:p>
          </table:table-cell>
          <table:table-cell table:formula="of:=LOOKUP([.$O14];[$'CIE 1931 table'.$A$3:.$A$83];[$'CIE 1931 table'.C$3:.C$83])*[.$P14]" office:value-type="float" office:value="0" calcext:value-type="float">
            <text:p>0</text:p>
          </table:table-cell>
          <table:table-cell table:formula="of:=LOOKUP([.$O14];[$'CIE 1931 table'.$A$3:.$A$83];[$'CIE 1931 table'.D$3:.D$83])*[.$P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1.8311" calcext:value-type="float">
            <text:p>11.8311</text:p>
          </table:table-cell>
          <table:table-cell/>
          <table:table-cell table:formula="of:=LOOKUP([.$V14];[$'CIE 1931 table'.$A$3:.$A$83];[$'CIE 1931 table'.B$3:.B$83])*[.$W14]" office:value-type="float" office:value="0.01656354" calcext:value-type="float">
            <text:p>0.01656354</text:p>
          </table:table-cell>
          <table:table-cell table:formula="of:=LOOKUP([.$V14];[$'CIE 1931 table'.$A$3:.$A$83];[$'CIE 1931 table'.C$3:.C$83])*[.$W14]" office:value-type="float" office:value="0.00591555" calcext:value-type="float">
            <text:p>0.00591555</text:p>
          </table:table-cell>
          <table:table-cell table:formula="of:=LOOKUP([.$V14];[$'CIE 1931 table'.$A$3:.$A$83];[$'CIE 1931 table'.D$3:.D$83])*[.$W14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6.0404" calcext:value-type="float">
            <text:p>6.0404</text:p>
          </table:table-cell>
          <table:table-cell/>
          <table:table-cell table:formula="of:=LOOKUP([.$A15];[$'CIE 1931 table'.$A$3:.$A$83];[$'CIE 1931 table'.B$3:.B$83])*[.$B15]" office:value-type="float" office:value="0.00120808" calcext:value-type="float">
            <text:p>0.00120808</text:p>
          </table:table-cell>
          <table:table-cell table:formula="of:=LOOKUP([.$A15];[$'CIE 1931 table'.$A$3:.$A$83];[$'CIE 1931 table'.C$3:.C$83])*[.$B15]" office:value-type="float" office:value="0.00060404" calcext:value-type="float">
            <text:p>0.00060404</text:p>
          </table:table-cell>
          <table:table-cell table:formula="of:=LOOKUP([.$A15];[$'CIE 1931 table'.$A$3:.$A$83];[$'CIE 1931 table'.D$3:.D$83])*[.$B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H15];[$'CIE 1931 table'.$A$3:.$A$83];[$'CIE 1931 table'.B$3:.B$83])*[.$I15]" office:value-type="float" office:value="0.00017258" calcext:value-type="float">
            <text:p>0.00017258</text:p>
          </table:table-cell>
          <table:table-cell table:formula="of:=LOOKUP([.$H15];[$'CIE 1931 table'.$A$3:.$A$83];[$'CIE 1931 table'.C$3:.C$83])*[.$I15]" office:value-type="float" office:value="0.00008629" calcext:value-type="float">
            <text:p>0.00008629</text:p>
          </table:table-cell>
          <table:table-cell table:formula="of:=LOOKUP([.$H15];[$'CIE 1931 table'.$A$3:.$A$83];[$'CIE 1931 table'.D$3:.D$83])*[.$I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5];[$'CIE 1931 table'.$A$3:.$A$83];[$'CIE 1931 table'.B$3:.B$83])*[.$P15]" office:value-type="float" office:value="0" calcext:value-type="float">
            <text:p>0</text:p>
          </table:table-cell>
          <table:table-cell table:formula="of:=LOOKUP([.$O15];[$'CIE 1931 table'.$A$3:.$A$83];[$'CIE 1931 table'.C$3:.C$83])*[.$P15]" office:value-type="float" office:value="0" calcext:value-type="float">
            <text:p>0</text:p>
          </table:table-cell>
          <table:table-cell table:formula="of:=LOOKUP([.$O15];[$'CIE 1931 table'.$A$3:.$A$83];[$'CIE 1931 table'.D$3:.D$83])*[.$P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6.9033" calcext:value-type="float">
            <text:p>6.9033</text:p>
          </table:table-cell>
          <table:table-cell/>
          <table:table-cell table:formula="of:=LOOKUP([.$V15];[$'CIE 1931 table'.$A$3:.$A$83];[$'CIE 1931 table'.B$3:.B$83])*[.$W15]" office:value-type="float" office:value="0.00138066" calcext:value-type="float">
            <text:p>0.00138066</text:p>
          </table:table-cell>
          <table:table-cell table:formula="of:=LOOKUP([.$V15];[$'CIE 1931 table'.$A$3:.$A$83];[$'CIE 1931 table'.C$3:.C$83])*[.$W15]" office:value-type="float" office:value="0.00069033" calcext:value-type="float">
            <text:p>0.00069033</text:p>
          </table:table-cell>
          <table:table-cell table:formula="of:=LOOKUP([.$V15];[$'CIE 1931 table'.$A$3:.$A$83];[$'CIE 1931 table'.D$3:.D$83])*[.$W15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float" office:value="5.3753" calcext:value-type="float">
            <text:p>5.3753</text:p>
          </table:table-cell>
          <table:table-cell/>
          <table:table-cell table:formula="of:=LOOKUP([.$A16];[$'CIE 1931 table'.$A$3:.$A$83];[$'CIE 1931 table'.B$3:.B$83])*[.$B16]" office:value-type="float" office:value="0" calcext:value-type="float">
            <text:p>0</text:p>
          </table:table-cell>
          <table:table-cell table:formula="of:=LOOKUP([.$A16];[$'CIE 1931 table'.$A$3:.$A$83];[$'CIE 1931 table'.C$3:.C$83])*[.$B16]" office:value-type="float" office:value="0" calcext:value-type="float">
            <text:p>0</text:p>
          </table:table-cell>
          <table:table-cell table:formula="of:=LOOKUP([.$A16];[$'CIE 1931 table'.$A$3:.$A$83];[$'CIE 1931 table'.D$3:.D$83])*[.$B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H16];[$'CIE 1931 table'.$A$3:.$A$83];[$'CIE 1931 table'.B$3:.B$83])*[.$I16]" office:value-type="float" office:value="0" calcext:value-type="float">
            <text:p>0</text:p>
          </table:table-cell>
          <table:table-cell table:formula="of:=LOOKUP([.$H16];[$'CIE 1931 table'.$A$3:.$A$83];[$'CIE 1931 table'.C$3:.C$83])*[.$I16]" office:value-type="float" office:value="0" calcext:value-type="float">
            <text:p>0</text:p>
          </table:table-cell>
          <table:table-cell table:formula="of:=LOOKUP([.$H16];[$'CIE 1931 table'.$A$3:.$A$83];[$'CIE 1931 table'.D$3:.D$83])*[.$I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O16];[$'CIE 1931 table'.$A$3:.$A$83];[$'CIE 1931 table'.B$3:.B$83])*[.$P16]" office:value-type="float" office:value="0" calcext:value-type="float">
            <text:p>0</text:p>
          </table:table-cell>
          <table:table-cell table:formula="of:=LOOKUP([.$O16];[$'CIE 1931 table'.$A$3:.$A$83];[$'CIE 1931 table'.C$3:.C$83])*[.$P16]" office:value-type="float" office:value="0" calcext:value-type="float">
            <text:p>0</text:p>
          </table:table-cell>
          <table:table-cell table:formula="of:=LOOKUP([.$O16];[$'CIE 1931 table'.$A$3:.$A$83];[$'CIE 1931 table'.D$3:.D$83])*[.$P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7.167" calcext:value-type="float">
            <text:p>7.167</text:p>
          </table:table-cell>
          <table:table-cell/>
          <table:table-cell table:formula="of:=LOOKUP([.$V16];[$'CIE 1931 table'.$A$3:.$A$83];[$'CIE 1931 table'.B$3:.B$83])*[.$W16]" office:value-type="float" office:value="0" calcext:value-type="float">
            <text:p>0</text:p>
          </table:table-cell>
          <table:table-cell table:formula="of:=LOOKUP([.$V16];[$'CIE 1931 table'.$A$3:.$A$83];[$'CIE 1931 table'.C$3:.C$83])*[.$W16]" office:value-type="float" office:value="0" calcext:value-type="float">
            <text:p>0</text:p>
          </table:table-cell>
          <table:table-cell table:formula="of:=LOOKUP([.$V16];[$'CIE 1931 table'.$A$3:.$A$83];[$'CIE 1931 table'.D$3:.D$83])*[.$W16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float" office:value="4.4546" calcext:value-type="float">
            <text:p>4.4546</text:p>
          </table:table-cell>
          <table:table-cell/>
          <table:table-cell table:formula="of:=LOOKUP([.$A17];[$'CIE 1931 table'.$A$3:.$A$83];[$'CIE 1931 table'.B$3:.B$83])*[.$B17]" office:value-type="float" office:value="0" calcext:value-type="float">
            <text:p>0</text:p>
          </table:table-cell>
          <table:table-cell table:formula="of:=LOOKUP([.$A17];[$'CIE 1931 table'.$A$3:.$A$83];[$'CIE 1931 table'.C$3:.C$83])*[.$B17]" office:value-type="float" office:value="0" calcext:value-type="float">
            <text:p>0</text:p>
          </table:table-cell>
          <table:table-cell table:formula="of:=LOOKUP([.$A17];[$'CIE 1931 table'.$A$3:.$A$83];[$'CIE 1931 table'.D$3:.D$83])*[.$B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H17];[$'CIE 1931 table'.$A$3:.$A$83];[$'CIE 1931 table'.B$3:.B$83])*[.$I17]" office:value-type="float" office:value="0" calcext:value-type="float">
            <text:p>0</text:p>
          </table:table-cell>
          <table:table-cell table:formula="of:=LOOKUP([.$H17];[$'CIE 1931 table'.$A$3:.$A$83];[$'CIE 1931 table'.C$3:.C$83])*[.$I17]" office:value-type="float" office:value="0" calcext:value-type="float">
            <text:p>0</text:p>
          </table:table-cell>
          <table:table-cell table:formula="of:=LOOKUP([.$H17];[$'CIE 1931 table'.$A$3:.$A$83];[$'CIE 1931 table'.D$3:.D$83])*[.$I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O17];[$'CIE 1931 table'.$A$3:.$A$83];[$'CIE 1931 table'.B$3:.B$83])*[.$P17]" office:value-type="float" office:value="0" calcext:value-type="float">
            <text:p>0</text:p>
          </table:table-cell>
          <table:table-cell table:formula="of:=LOOKUP([.$O17];[$'CIE 1931 table'.$A$3:.$A$83];[$'CIE 1931 table'.C$3:.C$83])*[.$P17]" office:value-type="float" office:value="0" calcext:value-type="float">
            <text:p>0</text:p>
          </table:table-cell>
          <table:table-cell table:formula="of:=LOOKUP([.$O17];[$'CIE 1931 table'.$A$3:.$A$83];[$'CIE 1931 table'.D$3:.D$83])*[.$P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5.5683" calcext:value-type="float">
            <text:p>5.5683</text:p>
          </table:table-cell>
          <table:table-cell/>
          <table:table-cell table:formula="of:=LOOKUP([.$V17];[$'CIE 1931 table'.$A$3:.$A$83];[$'CIE 1931 table'.B$3:.B$83])*[.$W17]" office:value-type="float" office:value="0" calcext:value-type="float">
            <text:p>0</text:p>
          </table:table-cell>
          <table:table-cell table:formula="of:=LOOKUP([.$V17];[$'CIE 1931 table'.$A$3:.$A$83];[$'CIE 1931 table'.C$3:.C$83])*[.$W17]" office:value-type="float" office:value="0" calcext:value-type="float">
            <text:p>0</text:p>
          </table:table-cell>
          <table:table-cell table:formula="of:=LOOKUP([.$V17];[$'CIE 1931 table'.$A$3:.$A$83];[$'CIE 1931 table'.D$3:.D$83])*[.$W17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A18];[$'CIE 1931 table'.$A$3:.$A$83];[$'CIE 1931 table'.B$3:.B$83])*[.$B18]" office:value-type="float" office:value="0" calcext:value-type="float">
            <text:p>0</text:p>
          </table:table-cell>
          <table:table-cell table:formula="of:=LOOKUP([.$A18];[$'CIE 1931 table'.$A$3:.$A$83];[$'CIE 1931 table'.C$3:.C$83])*[.$B18]" office:value-type="float" office:value="0" calcext:value-type="float">
            <text:p>0</text:p>
          </table:table-cell>
          <table:table-cell table:formula="of:=LOOKUP([.$A18];[$'CIE 1931 table'.$A$3:.$A$83];[$'CIE 1931 table'.D$3:.D$83])*[.$B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H18];[$'CIE 1931 table'.$A$3:.$A$83];[$'CIE 1931 table'.B$3:.B$83])*[.$I18]" office:value-type="float" office:value="0" calcext:value-type="float">
            <text:p>0</text:p>
          </table:table-cell>
          <table:table-cell table:formula="of:=LOOKUP([.$H18];[$'CIE 1931 table'.$A$3:.$A$83];[$'CIE 1931 table'.C$3:.C$83])*[.$I18]" office:value-type="float" office:value="0" calcext:value-type="float">
            <text:p>0</text:p>
          </table:table-cell>
          <table:table-cell table:formula="of:=LOOKUP([.$H18];[$'CIE 1931 table'.$A$3:.$A$83];[$'CIE 1931 table'.D$3:.D$83])*[.$I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8];[$'CIE 1931 table'.$A$3:.$A$83];[$'CIE 1931 table'.B$3:.B$83])*[.$P18]" office:value-type="float" office:value="0" calcext:value-type="float">
            <text:p>0</text:p>
          </table:table-cell>
          <table:table-cell table:formula="of:=LOOKUP([.$O18];[$'CIE 1931 table'.$A$3:.$A$83];[$'CIE 1931 table'.C$3:.C$83])*[.$P18]" office:value-type="float" office:value="0" calcext:value-type="float">
            <text:p>0</text:p>
          </table:table-cell>
          <table:table-cell table:formula="of:=LOOKUP([.$O18];[$'CIE 1931 table'.$A$3:.$A$83];[$'CIE 1931 table'.D$3:.D$83])*[.$P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819" calcext:value-type="float">
            <text:p>1.819</text:p>
          </table:table-cell>
          <table:table-cell/>
          <table:table-cell table:formula="of:=LOOKUP([.$V18];[$'CIE 1931 table'.$A$3:.$A$83];[$'CIE 1931 table'.B$3:.B$83])*[.$W18]" office:value-type="float" office:value="0" calcext:value-type="float">
            <text:p>0</text:p>
          </table:table-cell>
          <table:table-cell table:formula="of:=LOOKUP([.$V18];[$'CIE 1931 table'.$A$3:.$A$83];[$'CIE 1931 table'.C$3:.C$83])*[.$W18]" office:value-type="float" office:value="0" calcext:value-type="float">
            <text:p>0</text:p>
          </table:table-cell>
          <table:table-cell table:formula="of:=LOOKUP([.$V18];[$'CIE 1931 table'.$A$3:.$A$83];[$'CIE 1931 table'.D$3:.D$83])*[.$W18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A19];[$'CIE 1931 table'.$A$3:.$A$83];[$'CIE 1931 table'.B$3:.B$83])*[.$B19]" office:value-type="float" office:value="0" calcext:value-type="float">
            <text:p>0</text:p>
          </table:table-cell>
          <table:table-cell table:formula="of:=LOOKUP([.$A19];[$'CIE 1931 table'.$A$3:.$A$83];[$'CIE 1931 table'.C$3:.C$83])*[.$B19]" office:value-type="float" office:value="0" calcext:value-type="float">
            <text:p>0</text:p>
          </table:table-cell>
          <table:table-cell table:formula="of:=LOOKUP([.$A19];[$'CIE 1931 table'.$A$3:.$A$83];[$'CIE 1931 table'.D$3:.D$83])*[.$B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H19];[$'CIE 1931 table'.$A$3:.$A$83];[$'CIE 1931 table'.B$3:.B$83])*[.$I19]" office:value-type="float" office:value="0" calcext:value-type="float">
            <text:p>0</text:p>
          </table:table-cell>
          <table:table-cell table:formula="of:=LOOKUP([.$H19];[$'CIE 1931 table'.$A$3:.$A$83];[$'CIE 1931 table'.C$3:.C$83])*[.$I19]" office:value-type="float" office:value="0" calcext:value-type="float">
            <text:p>0</text:p>
          </table:table-cell>
          <table:table-cell table:formula="of:=LOOKUP([.$H19];[$'CIE 1931 table'.$A$3:.$A$83];[$'CIE 1931 table'.D$3:.D$83])*[.$I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9];[$'CIE 1931 table'.$A$3:.$A$83];[$'CIE 1931 table'.B$3:.B$83])*[.$P19]" office:value-type="float" office:value="0" calcext:value-type="float">
            <text:p>0</text:p>
          </table:table-cell>
          <table:table-cell table:formula="of:=LOOKUP([.$O19];[$'CIE 1931 table'.$A$3:.$A$83];[$'CIE 1931 table'.C$3:.C$83])*[.$P19]" office:value-type="float" office:value="0" calcext:value-type="float">
            <text:p>0</text:p>
          </table:table-cell>
          <table:table-cell table:formula="of:=LOOKUP([.$O19];[$'CIE 1931 table'.$A$3:.$A$83];[$'CIE 1931 table'.D$3:.D$83])*[.$P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.8102" calcext:value-type="float">
            <text:p>1.8102</text:p>
          </table:table-cell>
          <table:table-cell/>
          <table:table-cell table:formula="of:=LOOKUP([.$V19];[$'CIE 1931 table'.$A$3:.$A$83];[$'CIE 1931 table'.B$3:.B$83])*[.$W19]" office:value-type="float" office:value="0" calcext:value-type="float">
            <text:p>0</text:p>
          </table:table-cell>
          <table:table-cell table:formula="of:=LOOKUP([.$V19];[$'CIE 1931 table'.$A$3:.$A$83];[$'CIE 1931 table'.C$3:.C$83])*[.$W19]" office:value-type="float" office:value="0" calcext:value-type="float">
            <text:p>0</text:p>
          </table:table-cell>
          <table:table-cell table:formula="of:=LOOKUP([.$V19];[$'CIE 1931 table'.$A$3:.$A$83];[$'CIE 1931 table'.D$3:.D$83])*[.$W19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SUM([.D21:.F21])" office:value-type="float" office:value="220.08482661" calcext:value-type="float">
            <text:p>220.08482661</text:p>
          </table:table-cell>
          <table:table-cell table:formula="of:=SUM([.D2:.D19])" office:value-type="float" office:value="137.8370881" calcext:value-type="float">
            <text:p>137.8370881</text:p>
          </table:table-cell>
          <table:table-cell table:formula="of:=SUM([.E2:.E19])" office:value-type="float" office:value="71.8454393" calcext:value-type="float">
            <text:p>71.8454393</text:p>
          </table:table-cell>
          <table:table-cell table:formula="of:=SUM([.F2:.F19])" office:value-type="float" office:value="10.40229921" calcext:value-type="float">
            <text:p>10.40229921</text:p>
          </table:table-cell>
          <table:table-cell table:number-columns-repeated="3"/>
          <table:table-cell table:formula="of:=SUM([.K21:.M21])" office:value-type="float" office:value="381.49750198" calcext:value-type="float">
            <text:p>381.49750198</text:p>
          </table:table-cell>
          <table:table-cell table:formula="of:=SUM([.K2:.K19])" office:value-type="float" office:value="114.64171555" calcext:value-type="float">
            <text:p>114.64171555</text:p>
          </table:table-cell>
          <table:table-cell table:formula="of:=SUM([.L2:.L19])" office:value-type="float" office:value="235.62084671" calcext:value-type="float">
            <text:p>235.62084671</text:p>
          </table:table-cell>
          <table:table-cell table:formula="of:=SUM([.M2:.M19])" office:value-type="float" office:value="31.23493972" calcext:value-type="float">
            <text:p>31.23493972</text:p>
          </table:table-cell>
          <table:table-cell table:number-columns-repeated="3"/>
          <table:table-cell table:formula="of:=SUM([.R21:.T21])" office:value-type="float" office:value="574.80454027" calcext:value-type="float">
            <text:p>574.80454027</text:p>
          </table:table-cell>
          <table:table-cell table:formula="of:=SUM([.R2:.R19])" office:value-type="float" office:value="86.40364154" calcext:value-type="float">
            <text:p>86.40364154</text:p>
          </table:table-cell>
          <table:table-cell table:formula="of:=SUM([.S2:.S19])" office:value-type="float" office:value="31.77413161" calcext:value-type="float">
            <text:p>31.77413161</text:p>
          </table:table-cell>
          <table:table-cell table:formula="of:=SUM([.T2:.T19])" office:value-type="float" office:value="456.62676712" calcext:value-type="float">
            <text:p>456.62676712</text:p>
          </table:table-cell>
          <table:table-cell table:number-columns-repeated="3"/>
          <table:table-cell table:formula="of:=SUM([.Y21:.AA21])" office:value-type="float" office:value="1160.86734151" calcext:value-type="float">
            <text:p>1160.86734151</text:p>
          </table:table-cell>
          <table:table-cell table:formula="of:=SUM([.Y2:.Y19])" office:value-type="float" office:value="342.44436141" calcext:value-type="float">
            <text:p>342.44436141</text:p>
          </table:table-cell>
          <table:table-cell table:formula="of:=SUM([.Z2:.Z19])" office:value-type="float" office:value="343.14363525" calcext:value-type="float">
            <text:p>343.14363525</text:p>
          </table:table-cell>
          <table:table-cell table:formula="of:=SUM([.AA2:.AA19])" office:value-type="float" office:value="475.27934485" calcext:value-type="float">
            <text:p>475.27934485</text:p>
          </table:table-cell>
          <table:table-cell table:number-columns-repeated="997"/>
        </table:table-row>
        <table:table-row table:style-name="ro4">
          <table:table-cell table:style-name="ce6" table:number-columns-repeated="3"/>
          <table:table-cell table:style-name="ce7" table:formula="of:=[.D21]/[.$C21]" office:value-type="float" office:value="0.62629073627258" calcext:value-type="float">
            <text:p>0.626</text:p>
          </table:table-cell>
          <table:table-cell table:style-name="ce7" table:formula="of:=[.E21]/[.$C21]" office:value-type="float" office:value="0.326444309708426" calcext:value-type="float">
            <text:p>0.326</text:p>
          </table:table-cell>
          <table:table-cell table:style-name="ce7" table:formula="of:=[.F21]/[.$C21]" office:value-type="float" office:value="0.0472649540189944" calcext:value-type="float">
            <text:p>0.047</text:p>
          </table:table-cell>
          <table:table-cell table:style-name="ce6" table:number-columns-repeated="4"/>
          <table:table-cell table:style-name="ce7" table:formula="of:=[.K21]/[.$J21]" office:value-type="float" office:value="0.300504498600911" calcext:value-type="float">
            <text:p>0.301</text:p>
          </table:table-cell>
          <table:table-cell table:style-name="ce7" table:formula="of:=[.L21]/[.$J21]" office:value-type="float" office:value="0.617620942436348" calcext:value-type="float">
            <text:p>0.618</text:p>
          </table:table-cell>
          <table:table-cell table:style-name="ce7" table:formula="of:=[.M21]/[.$J21]" office:value-type="float" office:value="0.0818745589627412" calcext:value-type="float">
            <text:p>0.082</text:p>
          </table:table-cell>
          <table:table-cell table:style-name="ce6" table:number-columns-repeated="4"/>
          <table:table-cell table:style-name="ce7" table:formula="of:=[.R21]/[.$Q21]" office:value-type="float" office:value="0.150318300372878" calcext:value-type="float">
            <text:p>0.150</text:p>
          </table:table-cell>
          <table:table-cell table:style-name="ce7" table:formula="of:=[.S21]/[.$Q21]" office:value-type="float" office:value="0.0552781500213532" calcext:value-type="float">
            <text:p>0.055</text:p>
          </table:table-cell>
          <table:table-cell table:style-name="ce7" table:formula="of:=[.T21]/[.$Q21]" office:value-type="float" office:value="0.794403549605769" calcext:value-type="float">
            <text:p>0.794</text:p>
          </table:table-cell>
          <table:table-cell table:style-name="ce6" table:number-columns-repeated="4"/>
          <table:table-cell table:style-name="ce7" table:formula="of:=[.Y21]/[.$X21]" office:value-type="float" office:value="0.294990089879318" calcext:value-type="float">
            <text:p>0.295</text:p>
          </table:table-cell>
          <table:table-cell table:style-name="ce7" table:formula="of:=[.Z21]/[.$X21]" office:value-type="float" office:value="0.295592461756789" calcext:value-type="float">
            <text:p>0.296</text:p>
          </table:table-cell>
          <table:table-cell table:style-name="ce7" table:formula="of:=[.AA21]/[.$X21]" office:value-type="float" office:value="0.409417448363893" calcext:value-type="float">
            <text:p>0.409</text:p>
          </table:table-cell>
          <table:table-cell table:style-name="ce6" table:number-columns-repeated="997"/>
        </table:table-row>
      </table:table>
      <table:table table:name="27Inch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27Inch Graphs'.A10:'27Inch Graphs'.S10 '27Inch Graphs'.A11:'27Inch Graphs'.S11"/>
            <draw:object xlink:href="./Object 8" xlink:type="simple" xlink:show="embed" xlink:actuate="onLoad"/>
            <draw:image xlink:href="./ObjectReplacements/Object 8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27Inch Graphs'.A13:'27Inch Graphs'.S13 '27Inch Graphs'.A14:'27Inch Graphs'.S14"/>
            <draw:object xlink:href="./Object 9" xlink:type="simple" xlink:show="embed" xlink:actuate="onLoad"/>
            <draw:image xlink:href="./ObjectReplacements/Object 9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4" table:number-rows-repeated="3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</table:table>
      <table:table table:name="27Inch raw" table:style-name="ta1">
        <table:table-column table:style-name="co11" table:number-columns-repeated="2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7.7405" calcext:value-type="float">
            <text:p>7.7405</text:p>
          </table:table-cell>
          <table:table-cell office:value-type="float" office:value="4.7455" calcext:value-type="float">
            <text:p>4.7455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3.5205" calcext:value-type="float">
            <text:p>3.5205</text:p>
          </table:table-cell>
          <table:table-cell office:value-type="float" office:value="6.7729" calcext:value-type="float">
            <text:p>6.7729</text:p>
          </table:table-cell>
          <table:table-cell office:value-type="float" office:value="3.1637" calcext:value-type="float">
            <text:p>3.1637</text:p>
          </table:table-cell>
          <table:table-cell office:value-type="float" office:value="12.8077" calcext:value-type="float">
            <text:p>12.8077</text:p>
          </table:table-cell>
          <table:table-cell office:value-type="float" office:value="11.2608" calcext:value-type="float">
            <text:p>11.2608</text:p>
          </table:table-cell>
          <table:table-cell office:value-type="float" office:value="5.5413" calcext:value-type="float">
            <text:p>5.5413</text:p>
          </table:table-cell>
          <table:table-cell office:value-type="float" office:value="62.9148" calcext:value-type="float">
            <text:p>62.9148</text:p>
          </table:table-cell>
          <table:table-cell office:value-type="float" office:value="4.5573" calcext:value-type="float">
            <text:p>4.5573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1.7602" calcext:value-type="float">
            <text:p>1.7602</text:p>
          </table:table-cell>
          <table:table-cell office:value-type="float" office:value="2.9027" calcext:value-type="float">
            <text:p>2.9027</text:p>
          </table:table-cell>
          <table:table-cell office:value-type="float" office:value="2.3728" calcext:value-type="float">
            <text:p>2.3728</text:p>
          </table:table-cell>
          <table:table-cell office:value-type="float" office:value="6.4039" calcext:value-type="float">
            <text:p>6.4039</text:p>
          </table:table-cell>
          <table:table-cell office:value-type="float" office:value="6.6541" calcext:value-type="float">
            <text:p>6.6541</text:p>
          </table:table-cell>
          <table:table-cell office:value-type="float" office:value="3.6942" calcext:value-type="float">
            <text:p>3.6942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12.6604" calcext:value-type="float">
            <text:p>12.6604</text:p>
          </table:table-cell>
          <table:table-cell office:value-type="float" office:value="6.1609" calcext:value-type="float">
            <text:p>6.160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6.3273" calcext:value-type="float">
            <text:p>6.3273</text:p>
          </table:table-cell>
          <table:table-cell office:value-type="float" office:value="26.3269" calcext:value-type="float">
            <text:p>26.3269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6.4561" calcext:value-type="float">
            <text:p>6.4561</text:p>
          </table:table-cell>
          <table:table-cell office:value-type="float" office:value="2.9231" calcext:value-type="float">
            <text:p>2.923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8.708" calcext:value-type="float">
            <text:p>8.708</text:p>
          </table:table-cell>
          <table:table-cell office:value-type="float" office:value="7.1183" calcext:value-type="float">
            <text:p>7.1183</text:p>
          </table:table-cell>
          <table:table-cell office:value-type="float" office:value="29.1731" calcext:value-type="float">
            <text:p>29.1731</text:p>
          </table:table-cell>
          <table:table-cell office:value-type="float" office:value="5.6304" calcext:value-type="float">
            <text:p>5.6304</text:p>
          </table:table-cell>
          <table:table-cell office:value-type="float" office:value="1.3853" calcext:value-type="float">
            <text:p>1.3853</text:p>
          </table:table-cell>
          <table:table-cell office:value-type="float" office:value="79.8534" calcext:value-type="float">
            <text:p>79.8534</text:p>
          </table:table-cell>
          <table:table-cell office:value-type="float" office:value="14.0516" calcext:value-type="float">
            <text:p>14.0516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7.6778" calcext:value-type="float">
            <text:p>7.6778</text:p>
          </table:table-cell>
          <table:table-cell office:value-type="float" office:value="1.3853" calcext:value-type="float">
            <text:p>1.3853</text:p>
          </table:table-cell>
          <table:table-cell office:value-type="float" office:value="25.4079" calcext:value-type="float">
            <text:p>25.4079</text:p>
          </table:table-cell>
          <table:table-cell office:value-type="float" office:value="17.4695" calcext:value-type="float">
            <text:p>17.4695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9.2134" calcext:value-type="float">
            <text:p>9.2134</text:p>
          </table:table-cell>
          <table:table-cell office:value-type="float" office:value="2.3089" calcext:value-type="float">
            <text:p>2.3089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6.8379" calcext:value-type="float">
            <text:p>36.8379</text:p>
          </table:table-cell>
          <table:table-cell office:value-type="float" office:value="6.8205" calcext:value-type="float">
            <text:p>6.8205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3.8039" calcext:value-type="float">
            <text:p>73.8039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3952" calcext:value-type="float">
            <text:p>41.3952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9808" calcext:value-type="float">
            <text:p>78.9808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8.473" calcext:value-type="float">
            <text:p>28.473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0.3798" calcext:value-type="float">
            <text:p>0.3798</text:p>
          </table:table-cell>
          <table:table-cell office:value-type="float" office:value="9.7436" calcext:value-type="float">
            <text:p>9.7436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5" calcext:value-type="float">
            <text:p>3.5835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3853" calcext:value-type="float">
            <text:p>1.3853</text:p>
          </table:table-cell>
          <table:table-cell office:value-type="float" office:value="1.2099" calcext:value-type="float">
            <text:p>1.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8.1897" calcext:value-type="float">
            <text:p>8.1897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0.4514" calcext:value-type="float">
            <text:p>20.4514</text:p>
          </table:table-cell>
          <table:table-cell office:value-type="float" office:value="66.0092" calcext:value-type="float">
            <text:p>66.0092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8.982" calcext:value-type="float">
            <text:p>18.982</text:p>
          </table:table-cell>
          <table:table-cell office:value-type="float" office:value="3.5577" calcext:value-type="float">
            <text:p>3.5577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0" calcext:value-type="float">
            <text:p>0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4.8718" calcext:value-type="float">
            <text:p>4.8718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8.7368" calcext:value-type="float">
            <text:p>38.7368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1.6865" calcext:value-type="float">
            <text:p>11.6865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0.6431" calcext:value-type="float">
            <text:p>10.6431</text:p>
          </table:table-cell>
          <table:table-cell office:value-type="float" office:value="1.5818" calcext:value-type="float">
            <text:p>1.5818</text:p>
          </table:table-cell>
          <table:table-cell office:value-type="float" office:value="22.0577" calcext:value-type="float">
            <text:p>22.0577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8.7016" calcext:value-type="float">
            <text:p>8.7016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27Inch color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" table:number-columns-repeated="997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A2];[$'CIE 1931 table'.$A$3:.$A$83];[$'CIE 1931 table'.B$3:.B$83])*[.$B2]" office:value-type="float" office:value="0.04038975" calcext:value-type="float">
            <text:p>0.04038975</text:p>
          </table:table-cell>
          <table:table-cell table:formula="of:=LOOKUP([.$A2];[$'CIE 1931 table'.$A$3:.$A$83];[$'CIE 1931 table'.C$3:.C$83])*[.$B2]" office:value-type="float" office:value="0.0011142" calcext:value-type="float">
            <text:p>0.0011142</text:p>
          </table:table-cell>
          <table:table-cell table:formula="of:=LOOKUP([.$A2];[$'CIE 1931 table'.$A$3:.$A$83];[$'CIE 1931 table'.D$3:.D$83])*[.$B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2];[$'CIE 1931 table'.$A$3:.$A$83];[$'CIE 1931 table'.B$3:.B$83])*[.$I2]" office:value-type="float" office:value="0" calcext:value-type="float">
            <text:p>0</text:p>
          </table:table-cell>
          <table:table-cell table:formula="of:=LOOKUP([.$H2];[$'CIE 1931 table'.$A$3:.$A$83];[$'CIE 1931 table'.C$3:.C$83])*[.$I2]" office:value-type="float" office:value="0" calcext:value-type="float">
            <text:p>0</text:p>
          </table:table-cell>
          <table:table-cell table:formula="of:=LOOKUP([.$H2];[$'CIE 1931 table'.$A$3:.$A$83];[$'CIE 1931 table'.D$3:.D$83])*[.$I2]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2];[$'CIE 1931 table'.$A$3:.$A$83];[$'CIE 1931 table'.B$3:.B$83])*[.$P2]" office:value-type="float" office:value="0" calcext:value-type="float">
            <text:p>0</text:p>
          </table:table-cell>
          <table:table-cell table:formula="of:=LOOKUP([.$O2];[$'CIE 1931 table'.$A$3:.$A$83];[$'CIE 1931 table'.C$3:.C$83])*[.$P2]" office:value-type="float" office:value="0" calcext:value-type="float">
            <text:p>0</text:p>
          </table:table-cell>
          <table:table-cell table:formula="of:=LOOKUP([.$O2];[$'CIE 1931 table'.$A$3:.$A$83];[$'CIE 1931 table'.D$3:.D$83])*[.$P2]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8569" calcext:value-type="float">
            <text:p>1.8569</text:p>
          </table:table-cell>
          <table:table-cell/>
          <table:table-cell table:formula="of:=LOOKUP([.$V2];[$'CIE 1931 table'.$A$3:.$A$83];[$'CIE 1931 table'.B$3:.B$83])*[.$W2]" office:value-type="float" office:value="0.08077515" calcext:value-type="float">
            <text:p>0.08077515</text:p>
          </table:table-cell>
          <table:table-cell table:formula="of:=LOOKUP([.$V2];[$'CIE 1931 table'.$A$3:.$A$83];[$'CIE 1931 table'.C$3:.C$83])*[.$W2]" office:value-type="float" office:value="0.00222828" calcext:value-type="float">
            <text:p>0.00222828</text:p>
          </table:table-cell>
          <table:table-cell table:formula="of:=LOOKUP([.$V2];[$'CIE 1931 table'.$A$3:.$A$83];[$'CIE 1931 table'.D$3:.D$83])*[.$W2]" office:value-type="float" office:value="0.38512106" calcext:value-type="float">
            <text:p>0.38512106</text:p>
          </table:table-cell>
          <table:table-cell table:number-columns-repeated="99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float" office:value="1.9478" calcext:value-type="float">
            <text:p>1.9478</text:p>
          </table:table-cell>
          <table:table-cell/>
          <table:table-cell table:formula="of:=LOOKUP([.$A3];[$'CIE 1931 table'.$A$3:.$A$83];[$'CIE 1931 table'.B$3:.B$83])*[.$B3]" office:value-type="float" office:value="0.6398523" calcext:value-type="float">
            <text:p>0.6398523</text:p>
          </table:table-cell>
          <table:table-cell table:formula="of:=LOOKUP([.$A3];[$'CIE 1931 table'.$A$3:.$A$83];[$'CIE 1931 table'.C$3:.C$83])*[.$B3]" office:value-type="float" office:value="0.03272304" calcext:value-type="float">
            <text:p>0.03272304</text:p>
          </table:table-cell>
          <table:table-cell table:formula="of:=LOOKUP([.$A3];[$'CIE 1931 table'.$A$3:.$A$83];[$'CIE 1931 table'.D$3:.D$83])*[.$B3]" office:value-type="float" office:value="3.1612794" calcext:value-type="float">
            <text:p>3.161279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9739" calcext:value-type="float">
            <text:p>0.9739</text:p>
          </table:table-cell>
          <table:table-cell/>
          <table:table-cell table:formula="of:=LOOKUP([.$H3];[$'CIE 1931 table'.$A$3:.$A$83];[$'CIE 1931 table'.B$3:.B$83])*[.$I3]" office:value-type="float" office:value="0.31992615" calcext:value-type="float">
            <text:p>0.31992615</text:p>
          </table:table-cell>
          <table:table-cell table:formula="of:=LOOKUP([.$H3];[$'CIE 1931 table'.$A$3:.$A$83];[$'CIE 1931 table'.C$3:.C$83])*[.$I3]" office:value-type="float" office:value="0.01636152" calcext:value-type="float">
            <text:p>0.01636152</text:p>
          </table:table-cell>
          <table:table-cell table:formula="of:=LOOKUP([.$H3];[$'CIE 1931 table'.$A$3:.$A$83];[$'CIE 1931 table'.D$3:.D$83])*[.$I3]" office:value-type="float" office:value="1.5806397" calcext:value-type="float">
            <text:p>1.5806397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8.5036" calcext:value-type="float">
            <text:p>18.5036</text:p>
          </table:table-cell>
          <table:table-cell/>
          <table:table-cell table:formula="of:=LOOKUP([.$O3];[$'CIE 1931 table'.$A$3:.$A$83];[$'CIE 1931 table'.B$3:.B$83])*[.$P3]" office:value-type="float" office:value="6.0784326" calcext:value-type="float">
            <text:p>6.0784326</text:p>
          </table:table-cell>
          <table:table-cell table:formula="of:=LOOKUP([.$O3];[$'CIE 1931 table'.$A$3:.$A$83];[$'CIE 1931 table'.C$3:.C$83])*[.$P3]" office:value-type="float" office:value="0.31086048" calcext:value-type="float">
            <text:p>0.31086048</text:p>
          </table:table-cell>
          <table:table-cell table:formula="of:=LOOKUP([.$O3];[$'CIE 1931 table'.$A$3:.$A$83];[$'CIE 1931 table'.D$3:.D$83])*[.$P3]" office:value-type="float" office:value="30.0313428" calcext:value-type="float">
            <text:p>30.031342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2.3992" calcext:value-type="float">
            <text:p>22.3992</text:p>
          </table:table-cell>
          <table:table-cell/>
          <table:table-cell table:formula="of:=LOOKUP([.$V3];[$'CIE 1931 table'.$A$3:.$A$83];[$'CIE 1931 table'.B$3:.B$83])*[.$W3]" office:value-type="float" office:value="7.3581372" calcext:value-type="float">
            <text:p>7.3581372</text:p>
          </table:table-cell>
          <table:table-cell table:formula="of:=LOOKUP([.$V3];[$'CIE 1931 table'.$A$3:.$A$83];[$'CIE 1931 table'.C$3:.C$83])*[.$W3]" office:value-type="float" office:value="0.37630656" calcext:value-type="float">
            <text:p>0.37630656</text:p>
          </table:table-cell>
          <table:table-cell table:formula="of:=LOOKUP([.$V3];[$'CIE 1931 table'.$A$3:.$A$83];[$'CIE 1931 table'.D$3:.D$83])*[.$W3]" office:value-type="float" office:value="36.3539016" calcext:value-type="float">
            <text:p>36.3539016</text:p>
          </table:table-cell>
          <table:table-cell table:number-columns-repeated="997"/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float" office:value="1.7602" calcext:value-type="float">
            <text:p>1.7602</text:p>
          </table:table-cell>
          <table:table-cell/>
          <table:table-cell table:formula="of:=LOOKUP([.$A4];[$'CIE 1931 table'.$A$3:.$A$83];[$'CIE 1931 table'.B$3:.B$83])*[.$B4]" office:value-type="float" office:value="0.51186616" calcext:value-type="float">
            <text:p>0.51186616</text:p>
          </table:table-cell>
          <table:table-cell table:formula="of:=LOOKUP([.$A4];[$'CIE 1931 table'.$A$3:.$A$83];[$'CIE 1931 table'.C$3:.C$83])*[.$B4]" office:value-type="float" office:value="0.105612" calcext:value-type="float">
            <text:p>0.105612</text:p>
          </table:table-cell>
          <table:table-cell table:formula="of:=LOOKUP([.$A4];[$'CIE 1931 table'.$A$3:.$A$83];[$'CIE 1931 table'.D$3:.D$83])*[.$B4]" office:value-type="float" office:value="2.93812584" calcext:value-type="float">
            <text:p>2.9381258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.6404" calcext:value-type="float">
            <text:p>2.6404</text:p>
          </table:table-cell>
          <table:table-cell/>
          <table:table-cell table:formula="of:=LOOKUP([.$H4];[$'CIE 1931 table'.$A$3:.$A$83];[$'CIE 1931 table'.B$3:.B$83])*[.$I4]" office:value-type="float" office:value="0.76782832" calcext:value-type="float">
            <text:p>0.76782832</text:p>
          </table:table-cell>
          <table:table-cell table:formula="of:=LOOKUP([.$H4];[$'CIE 1931 table'.$A$3:.$A$83];[$'CIE 1931 table'.C$3:.C$83])*[.$I4]" office:value-type="float" office:value="0.158424" calcext:value-type="float">
            <text:p>0.158424</text:p>
          </table:table-cell>
          <table:table-cell table:formula="of:=LOOKUP([.$H4];[$'CIE 1931 table'.$A$3:.$A$83];[$'CIE 1931 table'.D$3:.D$83])*[.$I4]" office:value-type="float" office:value="4.40735568" calcext:value-type="float">
            <text:p>4.4073556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1.6086" calcext:value-type="float">
            <text:p>61.6086</text:p>
          </table:table-cell>
          <table:table-cell/>
          <table:table-cell table:formula="of:=LOOKUP([.$O4];[$'CIE 1931 table'.$A$3:.$A$83];[$'CIE 1931 table'.B$3:.B$83])*[.$P4]" office:value-type="float" office:value="17.91578088" calcext:value-type="float">
            <text:p>17.91578088</text:p>
          </table:table-cell>
          <table:table-cell table:formula="of:=LOOKUP([.$O4];[$'CIE 1931 table'.$A$3:.$A$83];[$'CIE 1931 table'.C$3:.C$83])*[.$P4]" office:value-type="float" office:value="3.696516" calcext:value-type="float">
            <text:p>3.696516</text:p>
          </table:table-cell>
          <table:table-cell table:formula="of:=LOOKUP([.$O4];[$'CIE 1931 table'.$A$3:.$A$83];[$'CIE 1931 table'.D$3:.D$83])*[.$P4]" office:value-type="float" office:value="102.83707512" calcext:value-type="float">
            <text:p>102.837075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9.5297" calcext:value-type="float">
            <text:p>69.5297</text:p>
          </table:table-cell>
          <table:table-cell/>
          <table:table-cell table:formula="of:=LOOKUP([.$V4];[$'CIE 1931 table'.$A$3:.$A$83];[$'CIE 1931 table'.B$3:.B$83])*[.$W4]" office:value-type="float" office:value="20.21923676" calcext:value-type="float">
            <text:p>20.21923676</text:p>
          </table:table-cell>
          <table:table-cell table:formula="of:=LOOKUP([.$V4];[$'CIE 1931 table'.$A$3:.$A$83];[$'CIE 1931 table'.C$3:.C$83])*[.$W4]" office:value-type="float" office:value="4.171782" calcext:value-type="float">
            <text:p>4.171782</text:p>
          </table:table-cell>
          <table:table-cell table:formula="of:=LOOKUP([.$V4];[$'CIE 1931 table'.$A$3:.$A$83];[$'CIE 1931 table'.D$3:.D$83])*[.$W4]" office:value-type="float" office:value="116.05897524" calcext:value-type="float">
            <text:p>116.05897524</text:p>
          </table:table-cell>
          <table:table-cell table:number-columns-repeated="997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/>
          <table:table-cell table:formula="of:=LOOKUP([.$A5];[$'CIE 1931 table'.$A$3:.$A$83];[$'CIE 1931 table'.B$3:.B$83])*[.$B5]" office:value-type="float" office:value="0.0561208" calcext:value-type="float">
            <text:p>0.0561208</text:p>
          </table:table-cell>
          <table:table-cell table:formula="of:=LOOKUP([.$A5];[$'CIE 1931 table'.$A$3:.$A$83];[$'CIE 1931 table'.C$3:.C$83])*[.$B5]" office:value-type="float" office:value="0.16381468" calcext:value-type="float">
            <text:p>0.16381468</text:p>
          </table:table-cell>
          <table:table-cell table:formula="of:=LOOKUP([.$A5];[$'CIE 1931 table'.$A$3:.$A$83];[$'CIE 1931 table'.D$3:.D$83])*[.$B5]" office:value-type="float" office:value="0.59623512" calcext:value-type="float">
            <text:p>0.5962351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8378" calcext:value-type="float">
            <text:p>4.8378</text:p>
          </table:table-cell>
          <table:table-cell/>
          <table:table-cell table:formula="of:=LOOKUP([.$H5];[$'CIE 1931 table'.$A$3:.$A$83];[$'CIE 1931 table'.B$3:.B$83])*[.$I5]" office:value-type="float" office:value="0.2805924" calcext:value-type="float">
            <text:p>0.2805924</text:p>
          </table:table-cell>
          <table:table-cell table:formula="of:=LOOKUP([.$H5];[$'CIE 1931 table'.$A$3:.$A$83];[$'CIE 1931 table'.C$3:.C$83])*[.$I5]" office:value-type="float" office:value="0.81903954" calcext:value-type="float">
            <text:p>0.81903954</text:p>
          </table:table-cell>
          <table:table-cell table:formula="of:=LOOKUP([.$H5];[$'CIE 1931 table'.$A$3:.$A$83];[$'CIE 1931 table'.D$3:.D$83])*[.$I5]" office:value-type="float" office:value="2.98105236" calcext:value-type="float">
            <text:p>2.9810523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.5783" calcext:value-type="float">
            <text:p>12.5783</text:p>
          </table:table-cell>
          <table:table-cell/>
          <table:table-cell table:formula="of:=LOOKUP([.$O5];[$'CIE 1931 table'.$A$3:.$A$83];[$'CIE 1931 table'.B$3:.B$83])*[.$P5]" office:value-type="float" office:value="0.7295414" calcext:value-type="float">
            <text:p>0.7295414</text:p>
          </table:table-cell>
          <table:table-cell table:formula="of:=LOOKUP([.$O5];[$'CIE 1931 table'.$A$3:.$A$83];[$'CIE 1931 table'.C$3:.C$83])*[.$P5]" office:value-type="float" office:value="2.12950619" calcext:value-type="float">
            <text:p>2.12950619</text:p>
          </table:table-cell>
          <table:table-cell table:formula="of:=LOOKUP([.$O5];[$'CIE 1931 table'.$A$3:.$A$83];[$'CIE 1931 table'.D$3:.D$83])*[.$P5]" office:value-type="float" office:value="7.75074846" calcext:value-type="float">
            <text:p>7.7507484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9.3512" calcext:value-type="float">
            <text:p>19.3512</text:p>
          </table:table-cell>
          <table:table-cell/>
          <table:table-cell table:formula="of:=LOOKUP([.$V5];[$'CIE 1931 table'.$A$3:.$A$83];[$'CIE 1931 table'.B$3:.B$83])*[.$W5]" office:value-type="float" office:value="1.1223696" calcext:value-type="float">
            <text:p>1.1223696</text:p>
          </table:table-cell>
          <table:table-cell table:formula="of:=LOOKUP([.$V5];[$'CIE 1931 table'.$A$3:.$A$83];[$'CIE 1931 table'.C$3:.C$83])*[.$W5]" office:value-type="float" office:value="3.27615816" calcext:value-type="float">
            <text:p>3.27615816</text:p>
          </table:table-cell>
          <table:table-cell table:formula="of:=LOOKUP([.$V5];[$'CIE 1931 table'.$A$3:.$A$83];[$'CIE 1931 table'.D$3:.D$83])*[.$W5]" office:value-type="float" office:value="11.92420944" calcext:value-type="float">
            <text:p>11.92420944</text:p>
          </table:table-cell>
          <table:table-cell table:number-columns-repeated="99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1.5818" calcext:value-type="float">
            <text:p>1.5818</text:p>
          </table:table-cell>
          <table:table-cell/>
          <table:table-cell table:formula="of:=LOOKUP([.$A6];[$'CIE 1931 table'.$A$3:.$A$83];[$'CIE 1931 table'.B$3:.B$83])*[.$B6]" office:value-type="float" office:value="0.01471074" calcext:value-type="float">
            <text:p>0.01471074</text:p>
          </table:table-cell>
          <table:table-cell table:formula="of:=LOOKUP([.$A6];[$'CIE 1931 table'.$A$3:.$A$83];[$'CIE 1931 table'.C$3:.C$83])*[.$B6]" office:value-type="float" office:value="0.7956454" calcext:value-type="float">
            <text:p>0.7956454</text:p>
          </table:table-cell>
          <table:table-cell table:formula="of:=LOOKUP([.$A6];[$'CIE 1931 table'.$A$3:.$A$83];[$'CIE 1931 table'.D$3:.D$83])*[.$B6]" office:value-type="float" office:value="0.25024076" calcext:value-type="float">
            <text:p>0.2502407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2.1457" calcext:value-type="float">
            <text:p>22.1457</text:p>
          </table:table-cell>
          <table:table-cell/>
          <table:table-cell table:formula="of:=LOOKUP([.$H6];[$'CIE 1931 table'.$A$3:.$A$83];[$'CIE 1931 table'.B$3:.B$83])*[.$I6]" office:value-type="float" office:value="0.20595501" calcext:value-type="float">
            <text:p>0.20595501</text:p>
          </table:table-cell>
          <table:table-cell table:formula="of:=LOOKUP([.$H6];[$'CIE 1931 table'.$A$3:.$A$83];[$'CIE 1931 table'.C$3:.C$83])*[.$I6]" office:value-type="float" office:value="11.1392871" calcext:value-type="float">
            <text:p>11.1392871</text:p>
          </table:table-cell>
          <table:table-cell table:formula="of:=LOOKUP([.$H6];[$'CIE 1931 table'.$A$3:.$A$83];[$'CIE 1931 table'.D$3:.D$83])*[.$I6]" office:value-type="float" office:value="3.50344974" calcext:value-type="float">
            <text:p>3.5034497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9546" calcext:value-type="float">
            <text:p>3.9546</text:p>
          </table:table-cell>
          <table:table-cell/>
          <table:table-cell table:formula="of:=LOOKUP([.$O6];[$'CIE 1931 table'.$A$3:.$A$83];[$'CIE 1931 table'.B$3:.B$83])*[.$P6]" office:value-type="float" office:value="0.03677778" calcext:value-type="float">
            <text:p>0.03677778</text:p>
          </table:table-cell>
          <table:table-cell table:formula="of:=LOOKUP([.$O6];[$'CIE 1931 table'.$A$3:.$A$83];[$'CIE 1931 table'.C$3:.C$83])*[.$P6]" office:value-type="float" office:value="1.9891638" calcext:value-type="float">
            <text:p>1.9891638</text:p>
          </table:table-cell>
          <table:table-cell table:formula="of:=LOOKUP([.$O6];[$'CIE 1931 table'.$A$3:.$A$83];[$'CIE 1931 table'.D$3:.D$83])*[.$P6]" office:value-type="float" office:value="0.62561772" calcext:value-type="float">
            <text:p>0.6256177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6.8912" calcext:value-type="float">
            <text:p>26.8912</text:p>
          </table:table-cell>
          <table:table-cell/>
          <table:table-cell table:formula="of:=LOOKUP([.$V6];[$'CIE 1931 table'.$A$3:.$A$83];[$'CIE 1931 table'.B$3:.B$83])*[.$W6]" office:value-type="float" office:value="0.25008816" calcext:value-type="float">
            <text:p>0.25008816</text:p>
          </table:table-cell>
          <table:table-cell table:formula="of:=LOOKUP([.$V6];[$'CIE 1931 table'.$A$3:.$A$83];[$'CIE 1931 table'.C$3:.C$83])*[.$W6]" office:value-type="float" office:value="13.5262736" calcext:value-type="float">
            <text:p>13.5262736</text:p>
          </table:table-cell>
          <table:table-cell table:formula="of:=LOOKUP([.$V6];[$'CIE 1931 table'.$A$3:.$A$83];[$'CIE 1931 table'.D$3:.D$83])*[.$W6]" office:value-type="float" office:value="4.25418784" calcext:value-type="float">
            <text:p>4.25418784</text:p>
          </table:table-cell>
          <table:table-cell table:number-columns-repeated="997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0.7115" calcext:value-type="float">
            <text:p>0.7115</text:p>
          </table:table-cell>
          <table:table-cell/>
          <table:table-cell table:formula="of:=LOOKUP([.$A7];[$'CIE 1931 table'.$A$3:.$A$83];[$'CIE 1931 table'.B$3:.B$83])*[.$B7]" office:value-type="float" office:value="0.16058555" calcext:value-type="float">
            <text:p>0.16058555</text:p>
          </table:table-cell>
          <table:table-cell table:formula="of:=LOOKUP([.$A7];[$'CIE 1931 table'.$A$3:.$A$83];[$'CIE 1931 table'.C$3:.C$83])*[.$B7]" office:value-type="float" office:value="0.65095135" calcext:value-type="float">
            <text:p>0.65095135</text:p>
          </table:table-cell>
          <table:table-cell table:formula="of:=LOOKUP([.$A7];[$'CIE 1931 table'.$A$3:.$A$83];[$'CIE 1931 table'.D$3:.D$83])*[.$B7]" office:value-type="float" office:value="0.0212027" calcext:value-type="float">
            <text:p>0.021202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75.4231" calcext:value-type="float">
            <text:p>75.4231</text:p>
          </table:table-cell>
          <table:table-cell/>
          <table:table-cell table:formula="of:=LOOKUP([.$H7];[$'CIE 1931 table'.$A$3:.$A$83];[$'CIE 1931 table'.B$3:.B$83])*[.$I7]" office:value-type="float" office:value="17.02299367" calcext:value-type="float">
            <text:p>17.02299367</text:p>
          </table:table-cell>
          <table:table-cell table:formula="of:=LOOKUP([.$H7];[$'CIE 1931 table'.$A$3:.$A$83];[$'CIE 1931 table'.C$3:.C$83])*[.$I7]" office:value-type="float" office:value="69.00459419" calcext:value-type="float">
            <text:p>69.00459419</text:p>
          </table:table-cell>
          <table:table-cell table:formula="of:=LOOKUP([.$H7];[$'CIE 1931 table'.$A$3:.$A$83];[$'CIE 1931 table'.D$3:.D$83])*[.$I7]" office:value-type="float" office:value="2.24760838" calcext:value-type="float">
            <text:p>2.2476083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.8462" calcext:value-type="float">
            <text:p>2.8462</text:p>
          </table:table-cell>
          <table:table-cell/>
          <table:table-cell table:formula="of:=LOOKUP([.$O7];[$'CIE 1931 table'.$A$3:.$A$83];[$'CIE 1931 table'.B$3:.B$83])*[.$P7]" office:value-type="float" office:value="0.64238734" calcext:value-type="float">
            <text:p>0.64238734</text:p>
          </table:table-cell>
          <table:table-cell table:formula="of:=LOOKUP([.$O7];[$'CIE 1931 table'.$A$3:.$A$83];[$'CIE 1931 table'.C$3:.C$83])*[.$P7]" office:value-type="float" office:value="2.60398838" calcext:value-type="float">
            <text:p>2.60398838</text:p>
          </table:table-cell>
          <table:table-cell table:formula="of:=LOOKUP([.$O7];[$'CIE 1931 table'.$A$3:.$A$83];[$'CIE 1931 table'.D$3:.D$83])*[.$P7]" office:value-type="float" office:value="0.08481676" calcext:value-type="float">
            <text:p>0.0848167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76.8462" calcext:value-type="float">
            <text:p>76.8462</text:p>
          </table:table-cell>
          <table:table-cell/>
          <table:table-cell table:formula="of:=LOOKUP([.$V7];[$'CIE 1931 table'.$A$3:.$A$83];[$'CIE 1931 table'.B$3:.B$83])*[.$W7]" office:value-type="float" office:value="17.34418734" calcext:value-type="float">
            <text:p>17.34418734</text:p>
          </table:table-cell>
          <table:table-cell table:formula="of:=LOOKUP([.$V7];[$'CIE 1931 table'.$A$3:.$A$83];[$'CIE 1931 table'.C$3:.C$83])*[.$W7]" office:value-type="float" office:value="70.30658838" calcext:value-type="float">
            <text:p>70.30658838</text:p>
          </table:table-cell>
          <table:table-cell table:formula="of:=LOOKUP([.$V7];[$'CIE 1931 table'.$A$3:.$A$83];[$'CIE 1931 table'.D$3:.D$83])*[.$W7]" office:value-type="float" office:value="2.29001676" calcext:value-type="float">
            <text:p>2.29001676</text:p>
          </table:table-cell>
          <table:table-cell table:number-columns-repeated="997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0.5119" calcext:value-type="float">
            <text:p>0.5119</text:p>
          </table:table-cell>
          <table:table-cell/>
          <table:table-cell table:formula="of:=LOOKUP([.$A8];[$'CIE 1931 table'.$A$3:.$A$83];[$'CIE 1931 table'.B$3:.B$83])*[.$B8]" office:value-type="float" office:value="0.30432455" calcext:value-type="float">
            <text:p>0.30432455</text:p>
          </table:table-cell>
          <table:table-cell table:formula="of:=LOOKUP([.$A8];[$'CIE 1931 table'.$A$3:.$A$83];[$'CIE 1931 table'.C$3:.C$83])*[.$B8]" office:value-type="float" office:value="0.5093405" calcext:value-type="float">
            <text:p>0.5093405</text:p>
          </table:table-cell>
          <table:table-cell table:formula="of:=LOOKUP([.$A8];[$'CIE 1931 table'.$A$3:.$A$83];[$'CIE 1931 table'.D$3:.D$83])*[.$B8]" office:value-type="float" office:value="0.00199641" calcext:value-type="float">
            <text:p>0.0019964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7.4031" calcext:value-type="float">
            <text:p>17.4031</text:p>
          </table:table-cell>
          <table:table-cell/>
          <table:table-cell table:formula="of:=LOOKUP([.$H8];[$'CIE 1931 table'.$A$3:.$A$83];[$'CIE 1931 table'.B$3:.B$83])*[.$I8]" office:value-type="float" office:value="10.34614295" calcext:value-type="float">
            <text:p>10.34614295</text:p>
          </table:table-cell>
          <table:table-cell table:formula="of:=LOOKUP([.$H8];[$'CIE 1931 table'.$A$3:.$A$83];[$'CIE 1931 table'.C$3:.C$83])*[.$I8]" office:value-type="float" office:value="17.3160845" calcext:value-type="float">
            <text:p>17.3160845</text:p>
          </table:table-cell>
          <table:table-cell table:formula="of:=LOOKUP([.$H8];[$'CIE 1931 table'.$A$3:.$A$83];[$'CIE 1931 table'.D$3:.D$83])*[.$I8]" office:value-type="float" office:value="0.06787209" calcext:value-type="float">
            <text:p>0.06787209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5119" calcext:value-type="float">
            <text:p>0.5119</text:p>
          </table:table-cell>
          <table:table-cell/>
          <table:table-cell table:formula="of:=LOOKUP([.$O8];[$'CIE 1931 table'.$A$3:.$A$83];[$'CIE 1931 table'.B$3:.B$83])*[.$P8]" office:value-type="float" office:value="0.30432455" calcext:value-type="float">
            <text:p>0.30432455</text:p>
          </table:table-cell>
          <table:table-cell table:formula="of:=LOOKUP([.$O8];[$'CIE 1931 table'.$A$3:.$A$83];[$'CIE 1931 table'.C$3:.C$83])*[.$P8]" office:value-type="float" office:value="0.5093405" calcext:value-type="float">
            <text:p>0.5093405</text:p>
          </table:table-cell>
          <table:table-cell table:formula="of:=LOOKUP([.$O8];[$'CIE 1931 table'.$A$3:.$A$83];[$'CIE 1931 table'.D$3:.D$83])*[.$P8]" office:value-type="float" office:value="0.00199641" calcext:value-type="float">
            <text:p>0.0019964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7.4031" calcext:value-type="float">
            <text:p>17.4031</text:p>
          </table:table-cell>
          <table:table-cell/>
          <table:table-cell table:formula="of:=LOOKUP([.$V8];[$'CIE 1931 table'.$A$3:.$A$83];[$'CIE 1931 table'.B$3:.B$83])*[.$W8]" office:value-type="float" office:value="10.34614295" calcext:value-type="float">
            <text:p>10.34614295</text:p>
          </table:table-cell>
          <table:table-cell table:formula="of:=LOOKUP([.$V8];[$'CIE 1931 table'.$A$3:.$A$83];[$'CIE 1931 table'.C$3:.C$83])*[.$W8]" office:value-type="float" office:value="17.3160845" calcext:value-type="float">
            <text:p>17.3160845</text:p>
          </table:table-cell>
          <table:table-cell table:formula="of:=LOOKUP([.$V8];[$'CIE 1931 table'.$A$3:.$A$83];[$'CIE 1931 table'.D$3:.D$83])*[.$W8]" office:value-type="float" office:value="0.06787209" calcext:value-type="float">
            <text:p>0.06787209</text:p>
          </table:table-cell>
          <table:table-cell table:number-columns-repeated="997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0.4618" calcext:value-type="float">
            <text:p>0.4618</text:p>
          </table:table-cell>
          <table:table-cell/>
          <table:table-cell table:formula="of:=LOOKUP([.$A9];[$'CIE 1931 table'.$A$3:.$A$83];[$'CIE 1931 table'.B$3:.B$83])*[.$B9]" office:value-type="float" office:value="0.45191748" calcext:value-type="float">
            <text:p>0.45191748</text:p>
          </table:table-cell>
          <table:table-cell table:formula="of:=LOOKUP([.$A9];[$'CIE 1931 table'.$A$3:.$A$83];[$'CIE 1931 table'.C$3:.C$83])*[.$B9]" office:value-type="float" office:value="0.37696734" calcext:value-type="float">
            <text:p>0.37696734</text:p>
          </table:table-cell>
          <table:table-cell table:formula="of:=LOOKUP([.$A9];[$'CIE 1931 table'.$A$3:.$A$83];[$'CIE 1931 table'.D$3:.D$83])*[.$B9]" office:value-type="float" office:value="0.00064652" calcext:value-type="float">
            <text:p>0.0006465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.8471" calcext:value-type="float">
            <text:p>1.8471</text:p>
          </table:table-cell>
          <table:table-cell/>
          <table:table-cell table:formula="of:=LOOKUP([.$H9];[$'CIE 1931 table'.$A$3:.$A$83];[$'CIE 1931 table'.B$3:.B$83])*[.$I9]" office:value-type="float" office:value="1.80757206" calcext:value-type="float">
            <text:p>1.80757206</text:p>
          </table:table-cell>
          <table:table-cell table:formula="of:=LOOKUP([.$H9];[$'CIE 1931 table'.$A$3:.$A$83];[$'CIE 1931 table'.C$3:.C$83])*[.$I9]" office:value-type="float" office:value="1.50778773" calcext:value-type="float">
            <text:p>1.50778773</text:p>
          </table:table-cell>
          <table:table-cell table:formula="of:=LOOKUP([.$H9];[$'CIE 1931 table'.$A$3:.$A$83];[$'CIE 1931 table'.D$3:.D$83])*[.$I9]" office:value-type="float" office:value="0.00258594" calcext:value-type="float">
            <text:p>0.0025859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9];[$'CIE 1931 table'.$A$3:.$A$83];[$'CIE 1931 table'.B$3:.B$83])*[.$P9]" office:value-type="float" office:value="0" calcext:value-type="float">
            <text:p>0</text:p>
          </table:table-cell>
          <table:table-cell table:formula="of:=LOOKUP([.$O9];[$'CIE 1931 table'.$A$3:.$A$83];[$'CIE 1931 table'.C$3:.C$83])*[.$P9]" office:value-type="float" office:value="0" calcext:value-type="float">
            <text:p>0</text:p>
          </table:table-cell>
          <table:table-cell table:formula="of:=LOOKUP([.$O9];[$'CIE 1931 table'.$A$3:.$A$83];[$'CIE 1931 table'.D$3:.D$83])*[.$P9]" office:value-type="float" office:value="0" calcext:value-type="float">
            <text:p>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.7707" calcext:value-type="float">
            <text:p>2.7707</text:p>
          </table:table-cell>
          <table:table-cell/>
          <table:table-cell table:formula="of:=LOOKUP([.$V9];[$'CIE 1931 table'.$A$3:.$A$83];[$'CIE 1931 table'.B$3:.B$83])*[.$W9]" office:value-type="float" office:value="2.71140702" calcext:value-type="float">
            <text:p>2.71140702</text:p>
          </table:table-cell>
          <table:table-cell table:formula="of:=LOOKUP([.$V9];[$'CIE 1931 table'.$A$3:.$A$83];[$'CIE 1931 table'.C$3:.C$83])*[.$W9]" office:value-type="float" office:value="2.26172241" calcext:value-type="float">
            <text:p>2.26172241</text:p>
          </table:table-cell>
          <table:table-cell table:formula="of:=LOOKUP([.$V9];[$'CIE 1931 table'.$A$3:.$A$83];[$'CIE 1931 table'.D$3:.D$83])*[.$W9]" office:value-type="float" office:value="0.00387898" calcext:value-type="float">
            <text:p>0.00387898</text:p>
          </table:table-cell>
          <table:table-cell table:number-columns-repeated="997"/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float" office:value="71.3841" calcext:value-type="float">
            <text:p>71.3841</text:p>
          </table:table-cell>
          <table:table-cell/>
          <table:table-cell table:formula="of:=LOOKUP([.$A10];[$'CIE 1931 table'.$A$3:.$A$83];[$'CIE 1931 table'.B$3:.B$83])*[.$B10]" office:value-type="float" office:value="71.56969866" calcext:value-type="float">
            <text:p>71.56969866</text:p>
          </table:table-cell>
          <table:table-cell table:formula="of:=LOOKUP([.$A10];[$'CIE 1931 table'.$A$3:.$A$83];[$'CIE 1931 table'.C$3:.C$83])*[.$B10]" office:value-type="float" office:value="35.9062023" calcext:value-type="float">
            <text:p>35.9062023</text:p>
          </table:table-cell>
          <table:table-cell table:formula="of:=LOOKUP([.$A10];[$'CIE 1931 table'.$A$3:.$A$83];[$'CIE 1931 table'.D$3:.D$83])*[.$B10]" office:value-type="float" office:value="0.02141523" calcext:value-type="float">
            <text:p>0.02141523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.2099" calcext:value-type="float">
            <text:p>1.2099</text:p>
          </table:table-cell>
          <table:table-cell/>
          <table:table-cell table:formula="of:=LOOKUP([.$H10];[$'CIE 1931 table'.$A$3:.$A$83];[$'CIE 1931 table'.B$3:.B$83])*[.$I10]" office:value-type="float" office:value="1.21304574" calcext:value-type="float">
            <text:p>1.21304574</text:p>
          </table:table-cell>
          <table:table-cell table:formula="of:=LOOKUP([.$H10];[$'CIE 1931 table'.$A$3:.$A$83];[$'CIE 1931 table'.C$3:.C$83])*[.$I10]" office:value-type="float" office:value="0.6085797" calcext:value-type="float">
            <text:p>0.6085797</text:p>
          </table:table-cell>
          <table:table-cell table:formula="of:=LOOKUP([.$H10];[$'CIE 1931 table'.$A$3:.$A$83];[$'CIE 1931 table'.D$3:.D$83])*[.$I10]" office:value-type="float" office:value="0.00036297" calcext:value-type="float">
            <text:p>0.0003629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0];[$'CIE 1931 table'.$A$3:.$A$83];[$'CIE 1931 table'.B$3:.B$83])*[.$P10]" office:value-type="float" office:value="0" calcext:value-type="float">
            <text:p>0</text:p>
          </table:table-cell>
          <table:table-cell table:formula="of:=LOOKUP([.$O10];[$'CIE 1931 table'.$A$3:.$A$83];[$'CIE 1931 table'.C$3:.C$83])*[.$P10]" office:value-type="float" office:value="0" calcext:value-type="float">
            <text:p>0</text:p>
          </table:table-cell>
          <table:table-cell table:formula="of:=LOOKUP([.$O10];[$'CIE 1931 table'.$A$3:.$A$83];[$'CIE 1931 table'.D$3:.D$83])*[.$P10]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72.594" calcext:value-type="float">
            <text:p>72.594</text:p>
          </table:table-cell>
          <table:table-cell/>
          <table:table-cell table:formula="of:=LOOKUP([.$V10];[$'CIE 1931 table'.$A$3:.$A$83];[$'CIE 1931 table'.B$3:.B$83])*[.$W10]" office:value-type="float" office:value="72.7827444" calcext:value-type="float">
            <text:p>72.7827444</text:p>
          </table:table-cell>
          <table:table-cell table:formula="of:=LOOKUP([.$V10];[$'CIE 1931 table'.$A$3:.$A$83];[$'CIE 1931 table'.C$3:.C$83])*[.$W10]" office:value-type="float" office:value="36.514782" calcext:value-type="float">
            <text:p>36.514782</text:p>
          </table:table-cell>
          <table:table-cell table:formula="of:=LOOKUP([.$V10];[$'CIE 1931 table'.$A$3:.$A$83];[$'CIE 1931 table'.D$3:.D$83])*[.$W10]" office:value-type="float" office:value="0.0217782" calcext:value-type="float">
            <text:p>0.0217782</text:p>
          </table:table-cell>
          <table:table-cell table:number-columns-repeated="997"/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float" office:value="39.4963" calcext:value-type="float">
            <text:p>39.4963</text:p>
          </table:table-cell>
          <table:table-cell/>
          <table:table-cell table:formula="of:=LOOKUP([.$A11];[$'CIE 1931 table'.$A$3:.$A$83];[$'CIE 1931 table'.B$3:.B$83])*[.$B11]" office:value-type="float" office:value="14.25026504" calcext:value-type="float">
            <text:p>14.25026504</text:p>
          </table:table-cell>
          <table:table-cell table:formula="of:=LOOKUP([.$A11];[$'CIE 1931 table'.$A$3:.$A$83];[$'CIE 1931 table'.C$3:.C$83])*[.$B11]" office:value-type="float" office:value="5.45838866" calcext:value-type="float">
            <text:p>5.45838866</text:p>
          </table:table-cell>
          <table:table-cell table:formula="of:=LOOKUP([.$A11];[$'CIE 1931 table'.$A$3:.$A$83];[$'CIE 1931 table'.D$3:.D$83])*[.$B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3798" calcext:value-type="float">
            <text:p>0.3798</text:p>
          </table:table-cell>
          <table:table-cell/>
          <table:table-cell table:formula="of:=LOOKUP([.$H11];[$'CIE 1931 table'.$A$3:.$A$83];[$'CIE 1931 table'.B$3:.B$83])*[.$I11]" office:value-type="float" office:value="0.13703184" calcext:value-type="float">
            <text:p>0.13703184</text:p>
          </table:table-cell>
          <table:table-cell table:formula="of:=LOOKUP([.$H11];[$'CIE 1931 table'.$A$3:.$A$83];[$'CIE 1931 table'.C$3:.C$83])*[.$I11]" office:value-type="float" office:value="0.05248836" calcext:value-type="float">
            <text:p>0.05248836</text:p>
          </table:table-cell>
          <table:table-cell table:formula="of:=LOOKUP([.$H11];[$'CIE 1931 table'.$A$3:.$A$83];[$'CIE 1931 table'.D$3:.D$83])*[.$I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1];[$'CIE 1931 table'.$A$3:.$A$83];[$'CIE 1931 table'.B$3:.B$83])*[.$P11]" office:value-type="float" office:value="0" calcext:value-type="float">
            <text:p>0</text:p>
          </table:table-cell>
          <table:table-cell table:formula="of:=LOOKUP([.$O11];[$'CIE 1931 table'.$A$3:.$A$83];[$'CIE 1931 table'.C$3:.C$83])*[.$P11]" office:value-type="float" office:value="0" calcext:value-type="float">
            <text:p>0</text:p>
          </table:table-cell>
          <table:table-cell table:formula="of:=LOOKUP([.$O11];[$'CIE 1931 table'.$A$3:.$A$83];[$'CIE 1931 table'.D$3:.D$83])*[.$P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9.1166" calcext:value-type="float">
            <text:p>39.1166</text:p>
          </table:table-cell>
          <table:table-cell/>
          <table:table-cell table:formula="of:=LOOKUP([.$V11];[$'CIE 1931 table'.$A$3:.$A$83];[$'CIE 1931 table'.B$3:.B$83])*[.$W11]" office:value-type="float" office:value="14.11326928" calcext:value-type="float">
            <text:p>14.11326928</text:p>
          </table:table-cell>
          <table:table-cell table:formula="of:=LOOKUP([.$V11];[$'CIE 1931 table'.$A$3:.$A$83];[$'CIE 1931 table'.C$3:.C$83])*[.$W11]" office:value-type="float" office:value="5.40591412" calcext:value-type="float">
            <text:p>5.40591412</text:p>
          </table:table-cell>
          <table:table-cell table:formula="of:=LOOKUP([.$V11];[$'CIE 1931 table'.$A$3:.$A$83];[$'CIE 1931 table'.D$3:.D$83])*[.$W11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9.7436" calcext:value-type="float">
            <text:p>9.7436</text:p>
          </table:table-cell>
          <table:table-cell/>
          <table:table-cell table:formula="of:=LOOKUP([.$A12];[$'CIE 1931 table'.$A$3:.$A$83];[$'CIE 1931 table'.B$3:.B$83])*[.$B12]" office:value-type="float" office:value="0.45600048" calcext:value-type="float">
            <text:p>0.45600048</text:p>
          </table:table-cell>
          <table:table-cell table:formula="of:=LOOKUP([.$A12];[$'CIE 1931 table'.$A$3:.$A$83];[$'CIE 1931 table'.C$3:.C$83])*[.$B12]" office:value-type="float" office:value="0.1656412" calcext:value-type="float">
            <text:p>0.1656412</text:p>
          </table:table-cell>
          <table:table-cell table:formula="of:=LOOKUP([.$A12];[$'CIE 1931 table'.$A$3:.$A$83];[$'CIE 1931 table'.D$3:.D$83])*[.$B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2];[$'CIE 1931 table'.$A$3:.$A$83];[$'CIE 1931 table'.B$3:.B$83])*[.$I12]" office:value-type="float" office:value="0" calcext:value-type="float">
            <text:p>0</text:p>
          </table:table-cell>
          <table:table-cell table:formula="of:=LOOKUP([.$H12];[$'CIE 1931 table'.$A$3:.$A$83];[$'CIE 1931 table'.C$3:.C$83])*[.$I12]" office:value-type="float" office:value="0" calcext:value-type="float">
            <text:p>0</text:p>
          </table:table-cell>
          <table:table-cell table:formula="of:=LOOKUP([.$H12];[$'CIE 1931 table'.$A$3:.$A$83];[$'CIE 1931 table'.D$3:.D$83])*[.$I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2];[$'CIE 1931 table'.$A$3:.$A$83];[$'CIE 1931 table'.B$3:.B$83])*[.$P12]" office:value-type="float" office:value="0" calcext:value-type="float">
            <text:p>0</text:p>
          </table:table-cell>
          <table:table-cell table:formula="of:=LOOKUP([.$O12];[$'CIE 1931 table'.$A$3:.$A$83];[$'CIE 1931 table'.C$3:.C$83])*[.$P12]" office:value-type="float" office:value="0" calcext:value-type="float">
            <text:p>0</text:p>
          </table:table-cell>
          <table:table-cell table:formula="of:=LOOKUP([.$O12];[$'CIE 1931 table'.$A$3:.$A$83];[$'CIE 1931 table'.D$3:.D$83])*[.$P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9.7436" calcext:value-type="float">
            <text:p>9.7436</text:p>
          </table:table-cell>
          <table:table-cell/>
          <table:table-cell table:formula="of:=LOOKUP([.$V12];[$'CIE 1931 table'.$A$3:.$A$83];[$'CIE 1931 table'.B$3:.B$83])*[.$W12]" office:value-type="float" office:value="0.45600048" calcext:value-type="float">
            <text:p>0.45600048</text:p>
          </table:table-cell>
          <table:table-cell table:formula="of:=LOOKUP([.$V12];[$'CIE 1931 table'.$A$3:.$A$83];[$'CIE 1931 table'.C$3:.C$83])*[.$W12]" office:value-type="float" office:value="0.1656412" calcext:value-type="float">
            <text:p>0.1656412</text:p>
          </table:table-cell>
          <table:table-cell table:formula="of:=LOOKUP([.$V12];[$'CIE 1931 table'.$A$3:.$A$83];[$'CIE 1931 table'.D$3:.D$83])*[.$W12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1.0539" calcext:value-type="float">
            <text:p>1.0539</text:p>
          </table:table-cell>
          <table:table-cell/>
          <table:table-cell table:formula="of:=LOOKUP([.$A13];[$'CIE 1931 table'.$A$3:.$A$83];[$'CIE 1931 table'.B$3:.B$83])*[.$B13]" office:value-type="float" office:value="0.00853659" calcext:value-type="float">
            <text:p>0.00853659</text:p>
          </table:table-cell>
          <table:table-cell table:formula="of:=LOOKUP([.$A13];[$'CIE 1931 table'.$A$3:.$A$83];[$'CIE 1931 table'.C$3:.C$83])*[.$B13]" office:value-type="float" office:value="0.00305631" calcext:value-type="float">
            <text:p>0.00305631</text:p>
          </table:table-cell>
          <table:table-cell table:formula="of:=LOOKUP([.$A13];[$'CIE 1931 table'.$A$3:.$A$83];[$'CIE 1931 table'.D$3:.D$83])*[.$B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3513" calcext:value-type="float">
            <text:p>0.3513</text:p>
          </table:table-cell>
          <table:table-cell/>
          <table:table-cell table:formula="of:=LOOKUP([.$H13];[$'CIE 1931 table'.$A$3:.$A$83];[$'CIE 1931 table'.B$3:.B$83])*[.$I13]" office:value-type="float" office:value="0.00284553" calcext:value-type="float">
            <text:p>0.00284553</text:p>
          </table:table-cell>
          <table:table-cell table:formula="of:=LOOKUP([.$H13];[$'CIE 1931 table'.$A$3:.$A$83];[$'CIE 1931 table'.C$3:.C$83])*[.$I13]" office:value-type="float" office:value="0.00101877" calcext:value-type="float">
            <text:p>0.00101877</text:p>
          </table:table-cell>
          <table:table-cell table:formula="of:=LOOKUP([.$H13];[$'CIE 1931 table'.$A$3:.$A$83];[$'CIE 1931 table'.D$3:.D$83])*[.$I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3];[$'CIE 1931 table'.$A$3:.$A$83];[$'CIE 1931 table'.B$3:.B$83])*[.$P13]" office:value-type="float" office:value="0" calcext:value-type="float">
            <text:p>0</text:p>
          </table:table-cell>
          <table:table-cell table:formula="of:=LOOKUP([.$O13];[$'CIE 1931 table'.$A$3:.$A$83];[$'CIE 1931 table'.C$3:.C$83])*[.$P13]" office:value-type="float" office:value="0" calcext:value-type="float">
            <text:p>0</text:p>
          </table:table-cell>
          <table:table-cell table:formula="of:=LOOKUP([.$O13];[$'CIE 1931 table'.$A$3:.$A$83];[$'CIE 1931 table'.D$3:.D$83])*[.$P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.4052" calcext:value-type="float">
            <text:p>1.4052</text:p>
          </table:table-cell>
          <table:table-cell/>
          <table:table-cell table:formula="of:=LOOKUP([.$V13];[$'CIE 1931 table'.$A$3:.$A$83];[$'CIE 1931 table'.B$3:.B$83])*[.$W13]" office:value-type="float" office:value="0.01138212" calcext:value-type="float">
            <text:p>0.01138212</text:p>
          </table:table-cell>
          <table:table-cell table:formula="of:=LOOKUP([.$V13];[$'CIE 1931 table'.$A$3:.$A$83];[$'CIE 1931 table'.C$3:.C$83])*[.$W13]" office:value-type="float" office:value="0.00407508" calcext:value-type="float">
            <text:p>0.00407508</text:p>
          </table:table-cell>
          <table:table-cell table:formula="of:=LOOKUP([.$V13];[$'CIE 1931 table'.$A$3:.$A$83];[$'CIE 1931 table'.D$3:.D$83])*[.$W13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0.9101" calcext:value-type="float">
            <text:p>0.9101</text:p>
          </table:table-cell>
          <table:table-cell/>
          <table:table-cell table:formula="of:=LOOKUP([.$A14];[$'CIE 1931 table'.$A$3:.$A$83];[$'CIE 1931 table'.B$3:.B$83])*[.$B14]" office:value-type="float" office:value="0.00127414" calcext:value-type="float">
            <text:p>0.00127414</text:p>
          </table:table-cell>
          <table:table-cell table:formula="of:=LOOKUP([.$A14];[$'CIE 1931 table'.$A$3:.$A$83];[$'CIE 1931 table'.C$3:.C$83])*[.$B14]" office:value-type="float" office:value="0.00045505" calcext:value-type="float">
            <text:p>0.00045505</text:p>
          </table:table-cell>
          <table:table-cell table:formula="of:=LOOKUP([.$A14];[$'CIE 1931 table'.$A$3:.$A$83];[$'CIE 1931 table'.D$3:.D$83])*[.$B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4];[$'CIE 1931 table'.$A$3:.$A$83];[$'CIE 1931 table'.B$3:.B$83])*[.$I14]" office:value-type="float" office:value="0" calcext:value-type="float">
            <text:p>0</text:p>
          </table:table-cell>
          <table:table-cell table:formula="of:=LOOKUP([.$H14];[$'CIE 1931 table'.$A$3:.$A$83];[$'CIE 1931 table'.C$3:.C$83])*[.$I14]" office:value-type="float" office:value="0" calcext:value-type="float">
            <text:p>0</text:p>
          </table:table-cell>
          <table:table-cell table:formula="of:=LOOKUP([.$H14];[$'CIE 1931 table'.$A$3:.$A$83];[$'CIE 1931 table'.D$3:.D$83])*[.$I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4];[$'CIE 1931 table'.$A$3:.$A$83];[$'CIE 1931 table'.B$3:.B$83])*[.$P14]" office:value-type="float" office:value="0" calcext:value-type="float">
            <text:p>0</text:p>
          </table:table-cell>
          <table:table-cell table:formula="of:=LOOKUP([.$O14];[$'CIE 1931 table'.$A$3:.$A$83];[$'CIE 1931 table'.C$3:.C$83])*[.$P14]" office:value-type="float" office:value="0" calcext:value-type="float">
            <text:p>0</text:p>
          </table:table-cell>
          <table:table-cell table:formula="of:=LOOKUP([.$O14];[$'CIE 1931 table'.$A$3:.$A$83];[$'CIE 1931 table'.D$3:.D$83])*[.$P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.8202" calcext:value-type="float">
            <text:p>1.8202</text:p>
          </table:table-cell>
          <table:table-cell/>
          <table:table-cell table:formula="of:=LOOKUP([.$V14];[$'CIE 1931 table'.$A$3:.$A$83];[$'CIE 1931 table'.B$3:.B$83])*[.$W14]" office:value-type="float" office:value="0.00254828" calcext:value-type="float">
            <text:p>0.00254828</text:p>
          </table:table-cell>
          <table:table-cell table:formula="of:=LOOKUP([.$V14];[$'CIE 1931 table'.$A$3:.$A$83];[$'CIE 1931 table'.C$3:.C$83])*[.$W14]" office:value-type="float" office:value="0.0009101" calcext:value-type="float">
            <text:p>0.0009101</text:p>
          </table:table-cell>
          <table:table-cell table:formula="of:=LOOKUP([.$V14];[$'CIE 1931 table'.$A$3:.$A$83];[$'CIE 1931 table'.D$3:.D$83])*[.$W14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A15];[$'CIE 1931 table'.$A$3:.$A$83];[$'CIE 1931 table'.B$3:.B$83])*[.$B15]" office:value-type="float" office:value="0.00017258" calcext:value-type="float">
            <text:p>0.00017258</text:p>
          </table:table-cell>
          <table:table-cell table:formula="of:=LOOKUP([.$A15];[$'CIE 1931 table'.$A$3:.$A$83];[$'CIE 1931 table'.C$3:.C$83])*[.$B15]" office:value-type="float" office:value="0.00008629" calcext:value-type="float">
            <text:p>0.00008629</text:p>
          </table:table-cell>
          <table:table-cell table:formula="of:=LOOKUP([.$A15];[$'CIE 1931 table'.$A$3:.$A$83];[$'CIE 1931 table'.D$3:.D$83])*[.$B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5];[$'CIE 1931 table'.$A$3:.$A$83];[$'CIE 1931 table'.B$3:.B$83])*[.$I15]" office:value-type="float" office:value="0" calcext:value-type="float">
            <text:p>0</text:p>
          </table:table-cell>
          <table:table-cell table:formula="of:=LOOKUP([.$H15];[$'CIE 1931 table'.$A$3:.$A$83];[$'CIE 1931 table'.C$3:.C$83])*[.$I15]" office:value-type="float" office:value="0" calcext:value-type="float">
            <text:p>0</text:p>
          </table:table-cell>
          <table:table-cell table:formula="of:=LOOKUP([.$H15];[$'CIE 1931 table'.$A$3:.$A$83];[$'CIE 1931 table'.D$3:.D$83])*[.$I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5];[$'CIE 1931 table'.$A$3:.$A$83];[$'CIE 1931 table'.B$3:.B$83])*[.$P15]" office:value-type="float" office:value="0" calcext:value-type="float">
            <text:p>0</text:p>
          </table:table-cell>
          <table:table-cell table:formula="of:=LOOKUP([.$O15];[$'CIE 1931 table'.$A$3:.$A$83];[$'CIE 1931 table'.C$3:.C$83])*[.$P15]" office:value-type="float" office:value="0" calcext:value-type="float">
            <text:p>0</text:p>
          </table:table-cell>
          <table:table-cell table:formula="of:=LOOKUP([.$O15];[$'CIE 1931 table'.$A$3:.$A$83];[$'CIE 1931 table'.D$3:.D$83])*[.$P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V15];[$'CIE 1931 table'.$A$3:.$A$83];[$'CIE 1931 table'.B$3:.B$83])*[.$W15]" office:value-type="float" office:value="0.00017258" calcext:value-type="float">
            <text:p>0.00017258</text:p>
          </table:table-cell>
          <table:table-cell table:formula="of:=LOOKUP([.$V15];[$'CIE 1931 table'.$A$3:.$A$83];[$'CIE 1931 table'.C$3:.C$83])*[.$W15]" office:value-type="float" office:value="0.00008629" calcext:value-type="float">
            <text:p>0.00008629</text:p>
          </table:table-cell>
          <table:table-cell table:formula="of:=LOOKUP([.$V15];[$'CIE 1931 table'.$A$3:.$A$83];[$'CIE 1931 table'.D$3:.D$83])*[.$W15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A16];[$'CIE 1931 table'.$A$3:.$A$83];[$'CIE 1931 table'.B$3:.B$83])*[.$B16]" office:value-type="float" office:value="0" calcext:value-type="float">
            <text:p>0</text:p>
          </table:table-cell>
          <table:table-cell table:formula="of:=LOOKUP([.$A16];[$'CIE 1931 table'.$A$3:.$A$83];[$'CIE 1931 table'.C$3:.C$83])*[.$B16]" office:value-type="float" office:value="0" calcext:value-type="float">
            <text:p>0</text:p>
          </table:table-cell>
          <table:table-cell table:formula="of:=LOOKUP([.$A16];[$'CIE 1931 table'.$A$3:.$A$83];[$'CIE 1931 table'.D$3:.D$83])*[.$B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6];[$'CIE 1931 table'.$A$3:.$A$83];[$'CIE 1931 table'.B$3:.B$83])*[.$I16]" office:value-type="float" office:value="0" calcext:value-type="float">
            <text:p>0</text:p>
          </table:table-cell>
          <table:table-cell table:formula="of:=LOOKUP([.$H16];[$'CIE 1931 table'.$A$3:.$A$83];[$'CIE 1931 table'.C$3:.C$83])*[.$I16]" office:value-type="float" office:value="0" calcext:value-type="float">
            <text:p>0</text:p>
          </table:table-cell>
          <table:table-cell table:formula="of:=LOOKUP([.$H16];[$'CIE 1931 table'.$A$3:.$A$83];[$'CIE 1931 table'.D$3:.D$83])*[.$I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6];[$'CIE 1931 table'.$A$3:.$A$83];[$'CIE 1931 table'.B$3:.B$83])*[.$P16]" office:value-type="float" office:value="0" calcext:value-type="float">
            <text:p>0</text:p>
          </table:table-cell>
          <table:table-cell table:formula="of:=LOOKUP([.$O16];[$'CIE 1931 table'.$A$3:.$A$83];[$'CIE 1931 table'.C$3:.C$83])*[.$P16]" office:value-type="float" office:value="0" calcext:value-type="float">
            <text:p>0</text:p>
          </table:table-cell>
          <table:table-cell table:formula="of:=LOOKUP([.$O16];[$'CIE 1931 table'.$A$3:.$A$83];[$'CIE 1931 table'.D$3:.D$83])*[.$P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V16];[$'CIE 1931 table'.$A$3:.$A$83];[$'CIE 1931 table'.B$3:.B$83])*[.$W16]" office:value-type="float" office:value="0" calcext:value-type="float">
            <text:p>0</text:p>
          </table:table-cell>
          <table:table-cell table:formula="of:=LOOKUP([.$V16];[$'CIE 1931 table'.$A$3:.$A$83];[$'CIE 1931 table'.C$3:.C$83])*[.$W16]" office:value-type="float" office:value="0" calcext:value-type="float">
            <text:p>0</text:p>
          </table:table-cell>
          <table:table-cell table:formula="of:=LOOKUP([.$V16];[$'CIE 1931 table'.$A$3:.$A$83];[$'CIE 1931 table'.D$3:.D$83])*[.$W16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A17];[$'CIE 1931 table'.$A$3:.$A$83];[$'CIE 1931 table'.B$3:.B$83])*[.$B17]" office:value-type="float" office:value="0" calcext:value-type="float">
            <text:p>0</text:p>
          </table:table-cell>
          <table:table-cell table:formula="of:=LOOKUP([.$A17];[$'CIE 1931 table'.$A$3:.$A$83];[$'CIE 1931 table'.C$3:.C$83])*[.$B17]" office:value-type="float" office:value="0" calcext:value-type="float">
            <text:p>0</text:p>
          </table:table-cell>
          <table:table-cell table:formula="of:=LOOKUP([.$A17];[$'CIE 1931 table'.$A$3:.$A$83];[$'CIE 1931 table'.D$3:.D$83])*[.$B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7];[$'CIE 1931 table'.$A$3:.$A$83];[$'CIE 1931 table'.B$3:.B$83])*[.$I17]" office:value-type="float" office:value="0" calcext:value-type="float">
            <text:p>0</text:p>
          </table:table-cell>
          <table:table-cell table:formula="of:=LOOKUP([.$H17];[$'CIE 1931 table'.$A$3:.$A$83];[$'CIE 1931 table'.C$3:.C$83])*[.$I17]" office:value-type="float" office:value="0" calcext:value-type="float">
            <text:p>0</text:p>
          </table:table-cell>
          <table:table-cell table:formula="of:=LOOKUP([.$H17];[$'CIE 1931 table'.$A$3:.$A$83];[$'CIE 1931 table'.D$3:.D$83])*[.$I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7];[$'CIE 1931 table'.$A$3:.$A$83];[$'CIE 1931 table'.B$3:.B$83])*[.$P17]" office:value-type="float" office:value="0" calcext:value-type="float">
            <text:p>0</text:p>
          </table:table-cell>
          <table:table-cell table:formula="of:=LOOKUP([.$O17];[$'CIE 1931 table'.$A$3:.$A$83];[$'CIE 1931 table'.C$3:.C$83])*[.$P17]" office:value-type="float" office:value="0" calcext:value-type="float">
            <text:p>0</text:p>
          </table:table-cell>
          <table:table-cell table:formula="of:=LOOKUP([.$O17];[$'CIE 1931 table'.$A$3:.$A$83];[$'CIE 1931 table'.D$3:.D$83])*[.$P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V17];[$'CIE 1931 table'.$A$3:.$A$83];[$'CIE 1931 table'.B$3:.B$83])*[.$W17]" office:value-type="float" office:value="0" calcext:value-type="float">
            <text:p>0</text:p>
          </table:table-cell>
          <table:table-cell table:formula="of:=LOOKUP([.$V17];[$'CIE 1931 table'.$A$3:.$A$83];[$'CIE 1931 table'.C$3:.C$83])*[.$W17]" office:value-type="float" office:value="0" calcext:value-type="float">
            <text:p>0</text:p>
          </table:table-cell>
          <table:table-cell table:formula="of:=LOOKUP([.$V17];[$'CIE 1931 table'.$A$3:.$A$83];[$'CIE 1931 table'.D$3:.D$83])*[.$W17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A18];[$'CIE 1931 table'.$A$3:.$A$83];[$'CIE 1931 table'.B$3:.B$83])*[.$B18]" office:value-type="float" office:value="0" calcext:value-type="float">
            <text:p>0</text:p>
          </table:table-cell>
          <table:table-cell table:formula="of:=LOOKUP([.$A18];[$'CIE 1931 table'.$A$3:.$A$83];[$'CIE 1931 table'.C$3:.C$83])*[.$B18]" office:value-type="float" office:value="0" calcext:value-type="float">
            <text:p>0</text:p>
          </table:table-cell>
          <table:table-cell table:formula="of:=LOOKUP([.$A18];[$'CIE 1931 table'.$A$3:.$A$83];[$'CIE 1931 table'.D$3:.D$83])*[.$B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H18];[$'CIE 1931 table'.$A$3:.$A$83];[$'CIE 1931 table'.B$3:.B$83])*[.$I18]" office:value-type="float" office:value="0" calcext:value-type="float">
            <text:p>0</text:p>
          </table:table-cell>
          <table:table-cell table:formula="of:=LOOKUP([.$H18];[$'CIE 1931 table'.$A$3:.$A$83];[$'CIE 1931 table'.C$3:.C$83])*[.$I18]" office:value-type="float" office:value="0" calcext:value-type="float">
            <text:p>0</text:p>
          </table:table-cell>
          <table:table-cell table:formula="of:=LOOKUP([.$H18];[$'CIE 1931 table'.$A$3:.$A$83];[$'CIE 1931 table'.D$3:.D$83])*[.$I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8];[$'CIE 1931 table'.$A$3:.$A$83];[$'CIE 1931 table'.B$3:.B$83])*[.$P18]" office:value-type="float" office:value="0" calcext:value-type="float">
            <text:p>0</text:p>
          </table:table-cell>
          <table:table-cell table:formula="of:=LOOKUP([.$O18];[$'CIE 1931 table'.$A$3:.$A$83];[$'CIE 1931 table'.C$3:.C$83])*[.$P18]" office:value-type="float" office:value="0" calcext:value-type="float">
            <text:p>0</text:p>
          </table:table-cell>
          <table:table-cell table:formula="of:=LOOKUP([.$O18];[$'CIE 1931 table'.$A$3:.$A$83];[$'CIE 1931 table'.D$3:.D$83])*[.$P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V18];[$'CIE 1931 table'.$A$3:.$A$83];[$'CIE 1931 table'.B$3:.B$83])*[.$W18]" office:value-type="float" office:value="0" calcext:value-type="float">
            <text:p>0</text:p>
          </table:table-cell>
          <table:table-cell table:formula="of:=LOOKUP([.$V18];[$'CIE 1931 table'.$A$3:.$A$83];[$'CIE 1931 table'.C$3:.C$83])*[.$W18]" office:value-type="float" office:value="0" calcext:value-type="float">
            <text:p>0</text:p>
          </table:table-cell>
          <table:table-cell table:formula="of:=LOOKUP([.$V18];[$'CIE 1931 table'.$A$3:.$A$83];[$'CIE 1931 table'.D$3:.D$83])*[.$W18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A19];[$'CIE 1931 table'.$A$3:.$A$83];[$'CIE 1931 table'.B$3:.B$83])*[.$B19]" office:value-type="float" office:value="0" calcext:value-type="float">
            <text:p>0</text:p>
          </table:table-cell>
          <table:table-cell table:formula="of:=LOOKUP([.$A19];[$'CIE 1931 table'.$A$3:.$A$83];[$'CIE 1931 table'.C$3:.C$83])*[.$B19]" office:value-type="float" office:value="0" calcext:value-type="float">
            <text:p>0</text:p>
          </table:table-cell>
          <table:table-cell table:formula="of:=LOOKUP([.$A19];[$'CIE 1931 table'.$A$3:.$A$83];[$'CIE 1931 table'.D$3:.D$83])*[.$B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9];[$'CIE 1931 table'.$A$3:.$A$83];[$'CIE 1931 table'.B$3:.B$83])*[.$I19]" office:value-type="float" office:value="0" calcext:value-type="float">
            <text:p>0</text:p>
          </table:table-cell>
          <table:table-cell table:formula="of:=LOOKUP([.$H19];[$'CIE 1931 table'.$A$3:.$A$83];[$'CIE 1931 table'.C$3:.C$83])*[.$I19]" office:value-type="float" office:value="0" calcext:value-type="float">
            <text:p>0</text:p>
          </table:table-cell>
          <table:table-cell table:formula="of:=LOOKUP([.$H19];[$'CIE 1931 table'.$A$3:.$A$83];[$'CIE 1931 table'.D$3:.D$83])*[.$I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9];[$'CIE 1931 table'.$A$3:.$A$83];[$'CIE 1931 table'.B$3:.B$83])*[.$P19]" office:value-type="float" office:value="0" calcext:value-type="float">
            <text:p>0</text:p>
          </table:table-cell>
          <table:table-cell table:formula="of:=LOOKUP([.$O19];[$'CIE 1931 table'.$A$3:.$A$83];[$'CIE 1931 table'.C$3:.C$83])*[.$P19]" office:value-type="float" office:value="0" calcext:value-type="float">
            <text:p>0</text:p>
          </table:table-cell>
          <table:table-cell table:formula="of:=LOOKUP([.$O19];[$'CIE 1931 table'.$A$3:.$A$83];[$'CIE 1931 table'.D$3:.D$83])*[.$P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V19];[$'CIE 1931 table'.$A$3:.$A$83];[$'CIE 1931 table'.B$3:.B$83])*[.$W19]" office:value-type="float" office:value="0" calcext:value-type="float">
            <text:p>0</text:p>
          </table:table-cell>
          <table:table-cell table:formula="of:=LOOKUP([.$V19];[$'CIE 1931 table'.$A$3:.$A$83];[$'CIE 1931 table'.C$3:.C$83])*[.$W19]" office:value-type="float" office:value="0" calcext:value-type="float">
            <text:p>0</text:p>
          </table:table-cell>
          <table:table-cell table:formula="of:=LOOKUP([.$V19];[$'CIE 1931 table'.$A$3:.$A$83];[$'CIE 1931 table'.D$3:.D$83])*[.$W19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SUM([.D21:.F21])" office:value-type="float" office:value="139.81942602" calcext:value-type="float">
            <text:p>139.81942602</text:p>
          </table:table-cell>
          <table:table-cell table:formula="of:=SUM([.D2:.D19])" office:value-type="float" office:value="88.46571482" calcext:value-type="float">
            <text:p>88.46571482</text:p>
          </table:table-cell>
          <table:table-cell table:formula="of:=SUM([.E2:.E19])" office:value-type="float" office:value="44.16999832" calcext:value-type="float">
            <text:p>44.16999832</text:p>
          </table:table-cell>
          <table:table-cell table:formula="of:=SUM([.F2:.F19])" office:value-type="float" office:value="7.18371288" calcext:value-type="float">
            <text:p>7.18371288</text:p>
          </table:table-cell>
          <table:table-cell table:number-columns-repeated="3"/>
          <table:table-cell table:formula="of:=SUM([.K21:.M21])" office:value-type="float" office:value="147.51852594" calcext:value-type="float">
            <text:p>147.51852594</text:p>
          </table:table-cell>
          <table:table-cell table:formula="of:=SUM([.K2:.K19])" office:value-type="float" office:value="32.10393367" calcext:value-type="float">
            <text:p>32.10393367</text:p>
          </table:table-cell>
          <table:table-cell table:formula="of:=SUM([.L2:.L19])" office:value-type="float" office:value="100.62366541" calcext:value-type="float">
            <text:p>100.62366541</text:p>
          </table:table-cell>
          <table:table-cell table:formula="of:=SUM([.M2:.M19])" office:value-type="float" office:value="14.79092686" calcext:value-type="float">
            <text:p>14.79092686</text:p>
          </table:table-cell>
          <table:table-cell table:number-columns-repeated="3"/>
          <table:table-cell table:formula="of:=SUM([.R21:.T21])" office:value-type="float" office:value="178.27821717" calcext:value-type="float">
            <text:p>178.27821717</text:p>
          </table:table-cell>
          <table:table-cell table:formula="of:=SUM([.R2:.R19])" office:value-type="float" office:value="25.70724455" calcext:value-type="float">
            <text:p>25.70724455</text:p>
          </table:table-cell>
          <table:table-cell table:formula="of:=SUM([.S2:.S19])" office:value-type="float" office:value="11.23937535" calcext:value-type="float">
            <text:p>11.23937535</text:p>
          </table:table-cell>
          <table:table-cell table:formula="of:=SUM([.T2:.T19])" office:value-type="float" office:value="141.33159727" calcext:value-type="float">
            <text:p>141.33159727</text:p>
          </table:table-cell>
          <table:table-cell table:number-columns-repeated="3"/>
          <table:table-cell table:formula="of:=SUM([.Y21:.AA21])" office:value-type="float" office:value="471.48695521" calcext:value-type="float">
            <text:p>471.48695521</text:p>
          </table:table-cell>
          <table:table-cell table:formula="of:=SUM([.Y2:.Y19])" office:value-type="float" office:value="146.79846132" calcext:value-type="float">
            <text:p>146.79846132</text:p>
          </table:table-cell>
          <table:table-cell table:formula="of:=SUM([.Z2:.Z19])" office:value-type="float" office:value="153.32855268" calcext:value-type="float">
            <text:p>153.32855268</text:p>
          </table:table-cell>
          <table:table-cell table:formula="of:=SUM([.AA2:.AA19])" office:value-type="float" office:value="171.35994121" calcext:value-type="float">
            <text:p>171.35994121</text:p>
          </table:table-cell>
          <table:table-cell table:number-columns-repeated="997"/>
        </table:table-row>
        <table:table-row table:style-name="ro4">
          <table:table-cell table:style-name="ce6" table:number-columns-repeated="3"/>
          <table:table-cell table:style-name="ce7" table:formula="of:=[.D21]/[.$C21]" office:value-type="float" office:value="0.632714046525593" calcext:value-type="float">
            <text:p>0.633</text:p>
          </table:table-cell>
          <table:table-cell table:style-name="ce7" table:formula="of:=[.E21]/[.$C21]" office:value-type="float" office:value="0.315907449896711" calcext:value-type="float">
            <text:p>0.316</text:p>
          </table:table-cell>
          <table:table-cell table:style-name="ce7" table:formula="of:=[.F21]/[.$C21]" office:value-type="float" office:value="0.0513785035776962" calcext:value-type="float">
            <text:p>0.051</text:p>
          </table:table-cell>
          <table:table-cell table:style-name="ce6" table:number-columns-repeated="4"/>
          <table:table-cell table:style-name="ce7" table:formula="of:=[.K21]/[.$J21]" office:value-type="float" office:value="0.217626453799149" calcext:value-type="float">
            <text:p>0.218</text:p>
          </table:table-cell>
          <table:table-cell table:style-name="ce7" table:formula="of:=[.L21]/[.$J21]" office:value-type="float" office:value="0.682108669191329" calcext:value-type="float">
            <text:p>0.682</text:p>
          </table:table-cell>
          <table:table-cell table:style-name="ce7" table:formula="of:=[.M21]/[.$J21]" office:value-type="float" office:value="0.100264877009521" calcext:value-type="float">
            <text:p>0.100</text:p>
          </table:table-cell>
          <table:table-cell table:style-name="ce6" table:number-columns-repeated="4"/>
          <table:table-cell table:style-name="ce7" table:formula="of:=[.R21]/[.$Q21]" office:value-type="float" office:value="0.144197339181861" calcext:value-type="float">
            <text:p>0.144</text:p>
          </table:table-cell>
          <table:table-cell table:style-name="ce7" table:formula="of:=[.S21]/[.$Q21]" office:value-type="float" office:value="0.0630440192212743" calcext:value-type="float">
            <text:p>0.063</text:p>
          </table:table-cell>
          <table:table-cell table:style-name="ce7" table:formula="of:=[.T21]/[.$Q21]" office:value-type="float" office:value="0.792758641596864" calcext:value-type="float">
            <text:p>0.793</text:p>
          </table:table-cell>
          <table:table-cell table:style-name="ce6" table:number-columns-repeated="4"/>
          <table:table-cell table:style-name="ce7" table:formula="of:=[.Y21]/[.$X21]" office:value-type="float" office:value="0.311352116315956" calcext:value-type="float">
            <text:p>0.311</text:p>
          </table:table-cell>
          <table:table-cell table:style-name="ce7" table:formula="of:=[.Z21]/[.$X21]" office:value-type="float" office:value="0.325202110017461" calcext:value-type="float">
            <text:p>0.325</text:p>
          </table:table-cell>
          <table:table-cell table:style-name="ce7" table:formula="of:=[.AA21]/[.$X21]" office:value-type="float" office:value="0.363445773666583" calcext:value-type="float">
            <text:p>0.363</text:p>
          </table:table-cell>
          <table:table-cell table:style-name="ce6" table:number-columns-repeated="997"/>
        </table:table-row>
      </table:table>
      <table:table table:name="x220 TN raw" table:style-name="ta1">
        <table:table-column table:style-name="co11" table:number-columns-repeated="2" table:default-cell-style-name="Default"/>
        <table:table-column table:style-name="co12" table:number-columns-repeated="10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row table:style-name="ro4">
          <table:table-cell/>
          <table:table-cell office:value-type="string" calcext:value-type="string">
            <text:p>./as7265x 10</text:p>
          </table:table-cell>
          <table:table-cell table:number-columns-repeated="17"/>
        </table:table-row>
        <table:table-row table:style-name="ro4">
          <table:table-cell/>
          <table:table-cell office:value-type="string" calcext:value-type="string">
            <text:p>node: 3</text:p>
          </table:table-cell>
          <table:table-cell table:number-columns-repeated="17"/>
        </table:table-row>
        <table:table-row table:style-name="ro4">
          <table:table-cell/>
          <table:table-cell office:value-type="string" calcext:value-type="string">
            <text:p>hw_version: 0x40</text:p>
          </table:table-cell>
          <table:table-cell office:value-type="string" calcext:value-type="string">
            <text:p><text:s/>0x41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sw_major_version: 0x00</text:p>
          </table:table-cell>
          <table:table-cell office:value-type="string" calcext:value-type="string">
            <text:p><text:s/>0x0c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sw_patch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sw_build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4">
          <table:table-cell/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</table:table-row>
        <table:table-row table:style-name="ro4">
          <table:table-cell table:number-columns-repeated="19"/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0" calcext:value-type="float">
            <text:p>0</text:p>
          </table:table-cell>
          <table:table-cell office:value-type="float" office:value="11.0826" calcext:value-type="float">
            <text:p>11.0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8462" calcext:value-type="float">
            <text:p>39.8462</text:p>
          </table:table-cell>
          <table:table-cell office:value-type="float" office:value="24.0573" calcext:value-type="float">
            <text:p>24.0573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8462" calcext:value-type="float">
            <text:p>39.84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9.1346" calcext:value-type="float">
            <text:p>39.1346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0092" calcext:value-type="float">
            <text:p>18.0092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18.471" calcext:value-type="float">
            <text:p>18.471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9.6792" calcext:value-type="float">
            <text:p>9.6792</text:p>
          </table:table-cell>
          <table:table-cell office:value-type="float" office:value="6.0764" calcext:value-type="float">
            <text:p>6.0764</text:p>
          </table:table-cell>
          <table:table-cell office:value-type="float" office:value="3.8974" calcext:value-type="float">
            <text:p>3.8974</text:p>
          </table:table-cell>
          <table:table-cell office:value-type="float" office:value="2.4591" calcext:value-type="float">
            <text:p>2.4591</text:p>
          </table:table-cell>
          <table:table-cell office:value-type="float" office:value="1.8202" calcext:value-type="float">
            <text:p>1.8202</text:p>
          </table:table-cell>
          <table:table-cell office:value-type="float" office:value="1.7258" calcext:value-type="float">
            <text:p>1.7258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312" calcext:value-type="float">
            <text:p>8.312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64.249" calcext:value-type="float">
            <text:p>64.249</text:p>
          </table:table-cell>
          <table:table-cell office:value-type="float" office:value="11.6107" calcext:value-type="float">
            <text:p>11.6107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1.0237" calcext:value-type="float">
            <text:p>1.0237</text:p>
          </table:table-cell>
          <table:table-cell office:value-type="float" office:value="2.7707" calcext:value-type="float">
            <text:p>2.7707</text:p>
          </table:table-cell>
          <table:table-cell office:value-type="float" office:value="44.7663" calcext:value-type="float">
            <text:p>44.7663</text:p>
          </table:table-cell>
          <table:table-cell office:value-type="float" office:value="9.8741" calcext:value-type="float">
            <text:p>9.8741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0.7026" calcext:value-type="float">
            <text:p>0.7026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7.7199" calcext:value-type="float">
            <text:p>47.7199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9423" calcext:value-type="float">
            <text:p>14.94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7.208" calcext:value-type="float">
            <text:p>57.20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7.208" calcext:value-type="float">
            <text:p>57.20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48.6938" calcext:value-type="float">
            <text:p>48.6938</text:p>
          </table:table-cell>
          <table:table-cell office:value-type="float" office:value="58.0881" calcext:value-type="float">
            <text:p>58.0881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.4231" calcext:value-type="float">
            <text:p>1.4231</text:p>
          </table:table-cell>
          <table:table-cell office:value-type="float" office:value="4.0949" calcext:value-type="float">
            <text:p>4.0949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6.3822" calcext:value-type="float">
            <text:p>36.3822</text:p>
          </table:table-cell>
          <table:table-cell office:value-type="float" office:value="47.6731" calcext:value-type="float">
            <text:p>47.6731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24.0123" calcext:value-type="float">
            <text:p>24.0123</text:p>
          </table:table-cell>
          <table:table-cell office:value-type="float" office:value="0" calcext:value-type="float">
            <text:p>0</text:p>
          </table:table-cell>
          <table:table-cell office:value-type="float" office:value="3.0382" calcext:value-type="float">
            <text:p>3.0382</text:p>
          </table:table-cell>
          <table:table-cell office:value-type="float" office:value="1.9487" calcext:value-type="float">
            <text:p>1.9487</text:p>
          </table:table-cell>
          <table:table-cell office:value-type="float" office:value="2.8104" calcext:value-type="float">
            <text:p>2.8104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0888" calcext:value-type="float">
            <text:p>23.0888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8.3847" calcext:value-type="float">
            <text:p>48.3847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0888" calcext:value-type="float">
            <text:p>23.0888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9.8484" calcext:value-type="float">
            <text:p>59.8484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7.6731" calcext:value-type="float">
            <text:p>47.6731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7.6731" calcext:value-type="float">
            <text:p>47.6731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0.6416" calcext:value-type="float">
            <text:p>50.641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5.5913" calcext:value-type="float">
            <text:p>35.5913</text:p>
          </table:table-cell>
          <table:table-cell office:value-type="float" office:value="46.9616" calcext:value-type="float">
            <text:p>46.9616</text:p>
          </table:table-cell>
          <table:table-cell office:value-type="float" office:value="21.498" calcext:value-type="float">
            <text:p>21.498</text:p>
          </table:table-cell>
          <table:table-cell office:value-type="float" office:value="22.627" calcext:value-type="float">
            <text:p>22.627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8.3847" calcext:value-type="float">
            <text:p>48.3847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23.5506" calcext:value-type="float">
            <text:p>23.5506</text:p>
          </table:table-cell>
          <table:table-cell office:value-type="float" office:value="48.396" calcext:value-type="float">
            <text:p>48.39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9641" calcext:value-type="float">
            <text:p>37.9641</text:p>
          </table:table-cell>
          <table:table-cell office:value-type="float" office:value="50.5193" calcext:value-type="float">
            <text:p>50.5193</text:p>
          </table:table-cell>
          <table:table-cell office:value-type="float" office:value="24.0573" calcext:value-type="float">
            <text:p>24.0573</text:p>
          </table:table-cell>
          <table:table-cell office:value-type="float" office:value="24.9359" calcext:value-type="float">
            <text:p>24.9359</text:p>
          </table:table-cell>
          <table:table-cell office:value-type="float" office:value="49.6059" calcext:value-type="float">
            <text:p>49.6059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3.5632" calcext:value-type="float">
            <text:p>53.5632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0962" calcext:value-type="float">
            <text:p>49.0962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54.5371" calcext:value-type="float">
            <text:p>54.5371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20.3187" calcext:value-type="float">
            <text:p>20.3187</text:p>
          </table:table-cell>
          <table:table-cell office:value-type="float" office:value="37.1731" calcext:value-type="float">
            <text:p>37.1731</text:p>
          </table:table-cell>
          <table:table-cell office:value-type="float" office:value="49.8077" calcext:value-type="float">
            <text:p>49.8077</text:p>
          </table:table-cell>
          <table:table-cell office:value-type="float" office:value="23.0335" calcext:value-type="float">
            <text:p>23.0335</text:p>
          </table:table-cell>
          <table:table-cell office:value-type="float" office:value="24.4741" calcext:value-type="float">
            <text:p>24.4741</text:p>
          </table:table-cell>
          <table:table-cell office:value-type="float" office:value="50.8158" calcext:value-type="float">
            <text:p>50.8158</text:p>
          </table:table-cell>
          <table:table-cell office:value-type="float" office:value="11.0134" calcext:value-type="float">
            <text:p>11.0134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3.4516" calcext:value-type="float">
            <text:p>3.4516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1.9478" calcext:value-type="float">
            <text:p>1.9478</text:p>
          </table:table-cell>
          <table:table-cell office:value-type="float" office:value="3.5205" calcext:value-type="float">
            <text:p>3.5205</text:p>
          </table:table-cell>
          <table:table-cell office:value-type="float" office:value="14.5134" calcext:value-type="float">
            <text:p>14.5134</text:p>
          </table:table-cell>
          <table:table-cell office:value-type="float" office:value="0.7909" calcext:value-type="float">
            <text:p>0.7909</text:p>
          </table:table-cell>
          <table:table-cell office:value-type="float" office:value="40.5577" calcext:value-type="float">
            <text:p>40.557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24.0123" calcext:value-type="float">
            <text:p>24.0123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8104" calcext:value-type="float">
            <text:p>2.8104</text:p>
          </table:table-cell>
          <table:table-cell office:value-type="float" office:value="4.5504" calcext:value-type="float">
            <text:p>4.5504</text:p>
          </table:table-cell>
          <table:table-cell office:value-type="float" office:value="2.5887" calcext:value-type="float">
            <text:p>2.5887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3.5564" calcext:value-type="float">
            <text:p>43.5564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0.9744" calcext:value-type="float">
            <text:p>0.9744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2.6666" calcext:value-type="float">
            <text:p>12.6666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6.1609" calcext:value-type="float">
            <text:p>6.1609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312" calcext:value-type="float">
            <text:p>8.312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7.1861" calcext:value-type="float">
            <text:p>47.1861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5356" calcext:value-type="float">
            <text:p>1.5356</text:p>
          </table:table-cell>
          <table:table-cell office:value-type="float" office:value="8.7737" calcext:value-type="float">
            <text:p>8.7737</text:p>
          </table:table-cell>
          <table:table-cell office:value-type="float" office:value="44.7663" calcext:value-type="float">
            <text:p>44.7663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8.7737" calcext:value-type="float">
            <text:p>8.7737</text:p>
          </table:table-cell>
          <table:table-cell office:value-type="float" office:value="45.9762" calcext:value-type="float">
            <text:p>45.9762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7" calcext:value-type="float">
            <text:p>37</text:p>
          </table:table-cell>
          <table:table-cell office:value-type="float" office:value="1.5356" calcext:value-type="float">
            <text:p>1.5356</text:p>
          </table:table-cell>
          <table:table-cell office:value-type="float" office:value="15.2386" calcext:value-type="float">
            <text:p>15.2386</text:p>
          </table:table-cell>
          <table:table-cell office:value-type="float" office:value="44.7663" calcext:value-type="float">
            <text:p>44.7663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1.6923" calcext:value-type="float">
            <text:p>11.6923</text:p>
          </table:table-cell>
          <table:table-cell office:value-type="float" office:value="0.7026" calcext:value-type="float">
            <text:p>0.7026</text:p>
          </table:table-cell>
          <table:table-cell office:value-type="float" office:value="3.6403" calcext:value-type="float">
            <text:p>3.64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17.0857" calcext:value-type="float">
            <text:p>17.085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22.0098" calcext:value-type="float">
            <text:p>22.0098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8.4231" calcext:value-type="float">
            <text:p>38.4231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6.2885" calcext:value-type="float">
            <text:p>36.2885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37" calcext:value-type="float">
            <text:p>37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34.8654" calcext:value-type="float">
            <text:p>34.8654</text:p>
          </table:table-cell>
          <table:table-cell office:value-type="float" office:value="22.5217" calcext:value-type="float">
            <text:p>22.5217</text:p>
          </table:table-cell>
          <table:table-cell office:value-type="float" office:value="17.5475" calcext:value-type="float">
            <text:p>17.5475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2.5893" calcext:value-type="float">
            <text:p>52.5893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2.5893" calcext:value-type="float">
            <text:p>52.5893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16.6093" calcext:value-type="float">
            <text:p>16.6093</text:p>
          </table:table-cell>
          <table:table-cell office:value-type="float" office:value="14.2308" calcext:value-type="float">
            <text:p>14.2308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3089" calcext:value-type="float">
            <text:p>2.3089</text:p>
          </table:table-cell>
          <table:table-cell office:value-type="float" office:value="7.2594" calcext:value-type="float">
            <text:p>7.2594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9487" calcext:value-type="float">
            <text:p>1.948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string" calcext:value-type="string">
            <text:p><text:s text:c="2"/>Makefile:8: recipe for target 'run' failed</text:p>
          </table:table-cell>
          <table:table-cell table:number-columns-repeated="3"/>
        </table:table-row>
      </table:table>
      <table:table table:name="x220 TN color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" table:number-columns-repeated="997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A2];[$'CIE 1931 table'.$A$3:.$A$83];[$'CIE 1931 table'.B$3:.B$83])*[.$B2]" office:value-type="float" office:value="0.04038975" calcext:value-type="float">
            <text:p>0.04038975</text:p>
          </table:table-cell>
          <table:table-cell table:formula="of:=LOOKUP([.$A2];[$'CIE 1931 table'.$A$3:.$A$83];[$'CIE 1931 table'.C$3:.C$83])*[.$B2]" office:value-type="float" office:value="0.0011142" calcext:value-type="float">
            <text:p>0.0011142</text:p>
          </table:table-cell>
          <table:table-cell table:formula="of:=LOOKUP([.$A2];[$'CIE 1931 table'.$A$3:.$A$83];[$'CIE 1931 table'.D$3:.D$83])*[.$B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H2];[$'CIE 1931 table'.$A$3:.$A$83];[$'CIE 1931 table'.B$3:.B$83])*[.$I2]" office:value-type="float" office:value="0.04038975" calcext:value-type="float">
            <text:p>0.04038975</text:p>
          </table:table-cell>
          <table:table-cell table:formula="of:=LOOKUP([.$H2];[$'CIE 1931 table'.$A$3:.$A$83];[$'CIE 1931 table'.C$3:.C$83])*[.$I2]" office:value-type="float" office:value="0.0011142" calcext:value-type="float">
            <text:p>0.0011142</text:p>
          </table:table-cell>
          <table:table-cell table:formula="of:=LOOKUP([.$H2];[$'CIE 1931 table'.$A$3:.$A$83];[$'CIE 1931 table'.D$3:.D$83])*[.$I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8569" calcext:value-type="float">
            <text:p>1.8569</text:p>
          </table:table-cell>
          <table:table-cell/>
          <table:table-cell table:formula="of:=LOOKUP([.$O2];[$'CIE 1931 table'.$A$3:.$A$83];[$'CIE 1931 table'.B$3:.B$83])*[.$P2]" office:value-type="float" office:value="0.08077515" calcext:value-type="float">
            <text:p>0.08077515</text:p>
          </table:table-cell>
          <table:table-cell table:formula="of:=LOOKUP([.$O2];[$'CIE 1931 table'.$A$3:.$A$83];[$'CIE 1931 table'.C$3:.C$83])*[.$P2]" office:value-type="float" office:value="0.00222828" calcext:value-type="float">
            <text:p>0.00222828</text:p>
          </table:table-cell>
          <table:table-cell table:formula="of:=LOOKUP([.$O2];[$'CIE 1931 table'.$A$3:.$A$83];[$'CIE 1931 table'.D$3:.D$83])*[.$P2]" office:value-type="float" office:value="0.38512106" calcext:value-type="float">
            <text:p>0.3851210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.7854" calcext:value-type="float">
            <text:p>2.7854</text:p>
          </table:table-cell>
          <table:table-cell/>
          <table:table-cell table:formula="of:=LOOKUP([.$V2];[$'CIE 1931 table'.$A$3:.$A$83];[$'CIE 1931 table'.B$3:.B$83])*[.$W2]" office:value-type="float" office:value="0.1211649" calcext:value-type="float">
            <text:p>0.1211649</text:p>
          </table:table-cell>
          <table:table-cell table:formula="of:=LOOKUP([.$V2];[$'CIE 1931 table'.$A$3:.$A$83];[$'CIE 1931 table'.C$3:.C$83])*[.$W2]" office:value-type="float" office:value="0.00334248" calcext:value-type="float">
            <text:p>0.00334248</text:p>
          </table:table-cell>
          <table:table-cell table:formula="of:=LOOKUP([.$V2];[$'CIE 1931 table'.$A$3:.$A$83];[$'CIE 1931 table'.D$3:.D$83])*[.$W2]" office:value-type="float" office:value="0.57769196" calcext:value-type="float">
            <text:p>0.57769196</text:p>
          </table:table-cell>
          <table:table-cell table:number-columns-repeated="99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float" office:value="5.8433" calcext:value-type="float">
            <text:p>5.8433</text:p>
          </table:table-cell>
          <table:table-cell/>
          <table:table-cell table:formula="of:=LOOKUP([.$A3];[$'CIE 1931 table'.$A$3:.$A$83];[$'CIE 1931 table'.B$3:.B$83])*[.$B3]" office:value-type="float" office:value="1.91952405" calcext:value-type="float">
            <text:p>1.91952405</text:p>
          </table:table-cell>
          <table:table-cell table:formula="of:=LOOKUP([.$A3];[$'CIE 1931 table'.$A$3:.$A$83];[$'CIE 1931 table'.C$3:.C$83])*[.$B3]" office:value-type="float" office:value="0.09816744" calcext:value-type="float">
            <text:p>0.09816744</text:p>
          </table:table-cell>
          <table:table-cell table:formula="of:=LOOKUP([.$A3];[$'CIE 1931 table'.$A$3:.$A$83];[$'CIE 1931 table'.D$3:.D$83])*[.$B3]" office:value-type="float" office:value="9.4836759" calcext:value-type="float">
            <text:p>9.483675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3.8955" calcext:value-type="float">
            <text:p>3.8955</text:p>
          </table:table-cell>
          <table:table-cell/>
          <table:table-cell table:formula="of:=LOOKUP([.$H3];[$'CIE 1931 table'.$A$3:.$A$83];[$'CIE 1931 table'.B$3:.B$83])*[.$I3]" office:value-type="float" office:value="1.27967175" calcext:value-type="float">
            <text:p>1.27967175</text:p>
          </table:table-cell>
          <table:table-cell table:formula="of:=LOOKUP([.$H3];[$'CIE 1931 table'.$A$3:.$A$83];[$'CIE 1931 table'.C$3:.C$83])*[.$I3]" office:value-type="float" office:value="0.0654444" calcext:value-type="float">
            <text:p>0.0654444</text:p>
          </table:table-cell>
          <table:table-cell table:formula="of:=LOOKUP([.$H3];[$'CIE 1931 table'.$A$3:.$A$83];[$'CIE 1931 table'.D$3:.D$83])*[.$I3]" office:value-type="float" office:value="6.3223965" calcext:value-type="float">
            <text:p>6.32239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8.6938" calcext:value-type="float">
            <text:p>48.6938</text:p>
          </table:table-cell>
          <table:table-cell/>
          <table:table-cell table:formula="of:=LOOKUP([.$O3];[$'CIE 1931 table'.$A$3:.$A$83];[$'CIE 1931 table'.B$3:.B$83])*[.$P3]" office:value-type="float" office:value="15.9959133" calcext:value-type="float">
            <text:p>15.9959133</text:p>
          </table:table-cell>
          <table:table-cell table:formula="of:=LOOKUP([.$O3];[$'CIE 1931 table'.$A$3:.$A$83];[$'CIE 1931 table'.C$3:.C$83])*[.$P3]" office:value-type="float" office:value="0.81805584" calcext:value-type="float">
            <text:p>0.81805584</text:p>
          </table:table-cell>
          <table:table-cell table:formula="of:=LOOKUP([.$O3];[$'CIE 1931 table'.$A$3:.$A$83];[$'CIE 1931 table'.D$3:.D$83])*[.$P3]" office:value-type="float" office:value="79.0300374" calcext:value-type="float">
            <text:p>79.030037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50.6416" calcext:value-type="float">
            <text:p>50.6416</text:p>
          </table:table-cell>
          <table:table-cell/>
          <table:table-cell table:formula="of:=LOOKUP([.$V3];[$'CIE 1931 table'.$A$3:.$A$83];[$'CIE 1931 table'.B$3:.B$83])*[.$W3]" office:value-type="float" office:value="16.6357656" calcext:value-type="float">
            <text:p>16.6357656</text:p>
          </table:table-cell>
          <table:table-cell table:formula="of:=LOOKUP([.$V3];[$'CIE 1931 table'.$A$3:.$A$83];[$'CIE 1931 table'.C$3:.C$83])*[.$W3]" office:value-type="float" office:value="0.85077888" calcext:value-type="float">
            <text:p>0.85077888</text:p>
          </table:table-cell>
          <table:table-cell table:formula="of:=LOOKUP([.$V3];[$'CIE 1931 table'.$A$3:.$A$83];[$'CIE 1931 table'.D$3:.D$83])*[.$W3]" office:value-type="float" office:value="82.1913168" calcext:value-type="float">
            <text:p>82.1913168</text:p>
          </table:table-cell>
          <table:table-cell table:number-columns-repeated="997"/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float" office:value="6.1609" calcext:value-type="float">
            <text:p>6.1609</text:p>
          </table:table-cell>
          <table:table-cell/>
          <table:table-cell table:formula="of:=LOOKUP([.$A4];[$'CIE 1931 table'.$A$3:.$A$83];[$'CIE 1931 table'.B$3:.B$83])*[.$B4]" office:value-type="float" office:value="1.79158972" calcext:value-type="float">
            <text:p>1.79158972</text:p>
          </table:table-cell>
          <table:table-cell table:formula="of:=LOOKUP([.$A4];[$'CIE 1931 table'.$A$3:.$A$83];[$'CIE 1931 table'.C$3:.C$83])*[.$B4]" office:value-type="float" office:value="0.369654" calcext:value-type="float">
            <text:p>0.369654</text:p>
          </table:table-cell>
          <table:table-cell table:formula="of:=LOOKUP([.$A4];[$'CIE 1931 table'.$A$3:.$A$83];[$'CIE 1931 table'.D$3:.D$83])*[.$B4]" office:value-type="float" office:value="10.28377428" calcext:value-type="float">
            <text:p>10.2837742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.1609" calcext:value-type="float">
            <text:p>6.1609</text:p>
          </table:table-cell>
          <table:table-cell/>
          <table:table-cell table:formula="of:=LOOKUP([.$H4];[$'CIE 1931 table'.$A$3:.$A$83];[$'CIE 1931 table'.B$3:.B$83])*[.$I4]" office:value-type="float" office:value="1.79158972" calcext:value-type="float">
            <text:p>1.79158972</text:p>
          </table:table-cell>
          <table:table-cell table:formula="of:=LOOKUP([.$H4];[$'CIE 1931 table'.$A$3:.$A$83];[$'CIE 1931 table'.C$3:.C$83])*[.$I4]" office:value-type="float" office:value="0.369654" calcext:value-type="float">
            <text:p>0.369654</text:p>
          </table:table-cell>
          <table:table-cell table:formula="of:=LOOKUP([.$H4];[$'CIE 1931 table'.$A$3:.$A$83];[$'CIE 1931 table'.D$3:.D$83])*[.$I4]" office:value-type="float" office:value="10.28377428" calcext:value-type="float">
            <text:p>10.2837742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58.0881" calcext:value-type="float">
            <text:p>58.0881</text:p>
          </table:table-cell>
          <table:table-cell/>
          <table:table-cell table:formula="of:=LOOKUP([.$O4];[$'CIE 1931 table'.$A$3:.$A$83];[$'CIE 1931 table'.B$3:.B$83])*[.$P4]" office:value-type="float" office:value="16.89201948" calcext:value-type="float">
            <text:p>16.89201948</text:p>
          </table:table-cell>
          <table:table-cell table:formula="of:=LOOKUP([.$O4];[$'CIE 1931 table'.$A$3:.$A$83];[$'CIE 1931 table'.C$3:.C$83])*[.$P4]" office:value-type="float" office:value="3.485286" calcext:value-type="float">
            <text:p>3.485286</text:p>
          </table:table-cell>
          <table:table-cell table:formula="of:=LOOKUP([.$O4];[$'CIE 1931 table'.$A$3:.$A$83];[$'CIE 1931 table'.D$3:.D$83])*[.$P4]" office:value-type="float" office:value="96.96065652" calcext:value-type="float">
            <text:p>96.9606565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59.8484" calcext:value-type="float">
            <text:p>59.8484</text:p>
          </table:table-cell>
          <table:table-cell/>
          <table:table-cell table:formula="of:=LOOKUP([.$V4];[$'CIE 1931 table'.$A$3:.$A$83];[$'CIE 1931 table'.B$3:.B$83])*[.$W4]" office:value-type="float" office:value="17.40391472" calcext:value-type="float">
            <text:p>17.40391472</text:p>
          </table:table-cell>
          <table:table-cell table:formula="of:=LOOKUP([.$V4];[$'CIE 1931 table'.$A$3:.$A$83];[$'CIE 1931 table'.C$3:.C$83])*[.$W4]" office:value-type="float" office:value="3.590904" calcext:value-type="float">
            <text:p>3.590904</text:p>
          </table:table-cell>
          <table:table-cell table:formula="of:=LOOKUP([.$V4];[$'CIE 1931 table'.$A$3:.$A$83];[$'CIE 1931 table'.D$3:.D$83])*[.$W4]" office:value-type="float" office:value="99.89894928" calcext:value-type="float">
            <text:p>99.89894928</text:p>
          </table:table-cell>
          <table:table-cell table:number-columns-repeated="997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/>
          <table:table-cell table:formula="of:=LOOKUP([.$A5];[$'CIE 1931 table'.$A$3:.$A$83];[$'CIE 1931 table'.B$3:.B$83])*[.$B5]" office:value-type="float" office:value="0.0561208" calcext:value-type="float">
            <text:p>0.0561208</text:p>
          </table:table-cell>
          <table:table-cell table:formula="of:=LOOKUP([.$A5];[$'CIE 1931 table'.$A$3:.$A$83];[$'CIE 1931 table'.C$3:.C$83])*[.$B5]" office:value-type="float" office:value="0.16381468" calcext:value-type="float">
            <text:p>0.16381468</text:p>
          </table:table-cell>
          <table:table-cell table:formula="of:=LOOKUP([.$A5];[$'CIE 1931 table'.$A$3:.$A$83];[$'CIE 1931 table'.D$3:.D$83])*[.$B5]" office:value-type="float" office:value="0.59623512" calcext:value-type="float">
            <text:p>0.5962351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6.7729" calcext:value-type="float">
            <text:p>6.7729</text:p>
          </table:table-cell>
          <table:table-cell/>
          <table:table-cell table:formula="of:=LOOKUP([.$H5];[$'CIE 1931 table'.$A$3:.$A$83];[$'CIE 1931 table'.B$3:.B$83])*[.$I5]" office:value-type="float" office:value="0.3928282" calcext:value-type="float">
            <text:p>0.3928282</text:p>
          </table:table-cell>
          <table:table-cell table:formula="of:=LOOKUP([.$H5];[$'CIE 1931 table'.$A$3:.$A$83];[$'CIE 1931 table'.C$3:.C$83])*[.$I5]" office:value-type="float" office:value="1.14665197" calcext:value-type="float">
            <text:p>1.14665197</text:p>
          </table:table-cell>
          <table:table-cell table:formula="of:=LOOKUP([.$H5];[$'CIE 1931 table'.$A$3:.$A$83];[$'CIE 1931 table'.D$3:.D$83])*[.$I5]" office:value-type="float" office:value="4.17346098" calcext:value-type="float">
            <text:p>4.17346098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.5783" calcext:value-type="float">
            <text:p>12.5783</text:p>
          </table:table-cell>
          <table:table-cell/>
          <table:table-cell table:formula="of:=LOOKUP([.$O5];[$'CIE 1931 table'.$A$3:.$A$83];[$'CIE 1931 table'.B$3:.B$83])*[.$P5]" office:value-type="float" office:value="0.7295414" calcext:value-type="float">
            <text:p>0.7295414</text:p>
          </table:table-cell>
          <table:table-cell table:formula="of:=LOOKUP([.$O5];[$'CIE 1931 table'.$A$3:.$A$83];[$'CIE 1931 table'.C$3:.C$83])*[.$P5]" office:value-type="float" office:value="2.12950619" calcext:value-type="float">
            <text:p>2.12950619</text:p>
          </table:table-cell>
          <table:table-cell table:formula="of:=LOOKUP([.$O5];[$'CIE 1931 table'.$A$3:.$A$83];[$'CIE 1931 table'.D$3:.D$83])*[.$P5]" office:value-type="float" office:value="7.75074846" calcext:value-type="float">
            <text:p>7.7507484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9.3512" calcext:value-type="float">
            <text:p>19.3512</text:p>
          </table:table-cell>
          <table:table-cell/>
          <table:table-cell table:formula="of:=LOOKUP([.$V5];[$'CIE 1931 table'.$A$3:.$A$83];[$'CIE 1931 table'.B$3:.B$83])*[.$W5]" office:value-type="float" office:value="1.1223696" calcext:value-type="float">
            <text:p>1.1223696</text:p>
          </table:table-cell>
          <table:table-cell table:formula="of:=LOOKUP([.$V5];[$'CIE 1931 table'.$A$3:.$A$83];[$'CIE 1931 table'.C$3:.C$83])*[.$W5]" office:value-type="float" office:value="3.27615816" calcext:value-type="float">
            <text:p>3.27615816</text:p>
          </table:table-cell>
          <table:table-cell table:formula="of:=LOOKUP([.$V5];[$'CIE 1931 table'.$A$3:.$A$83];[$'CIE 1931 table'.D$3:.D$83])*[.$W5]" office:value-type="float" office:value="11.92420944" calcext:value-type="float">
            <text:p>11.92420944</text:p>
          </table:table-cell>
          <table:table-cell table:number-columns-repeated="99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1.5818" calcext:value-type="float">
            <text:p>1.5818</text:p>
          </table:table-cell>
          <table:table-cell/>
          <table:table-cell table:formula="of:=LOOKUP([.$A6];[$'CIE 1931 table'.$A$3:.$A$83];[$'CIE 1931 table'.B$3:.B$83])*[.$B6]" office:value-type="float" office:value="0.01471074" calcext:value-type="float">
            <text:p>0.01471074</text:p>
          </table:table-cell>
          <table:table-cell table:formula="of:=LOOKUP([.$A6];[$'CIE 1931 table'.$A$3:.$A$83];[$'CIE 1931 table'.C$3:.C$83])*[.$B6]" office:value-type="float" office:value="0.7956454" calcext:value-type="float">
            <text:p>0.7956454</text:p>
          </table:table-cell>
          <table:table-cell table:formula="of:=LOOKUP([.$A6];[$'CIE 1931 table'.$A$3:.$A$83];[$'CIE 1931 table'.D$3:.D$83])*[.$B6]" office:value-type="float" office:value="0.25024076" calcext:value-type="float">
            <text:p>0.2502407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0.5639" calcext:value-type="float">
            <text:p>20.5639</text:p>
          </table:table-cell>
          <table:table-cell/>
          <table:table-cell table:formula="of:=LOOKUP([.$H6];[$'CIE 1931 table'.$A$3:.$A$83];[$'CIE 1931 table'.B$3:.B$83])*[.$I6]" office:value-type="float" office:value="0.19124427" calcext:value-type="float">
            <text:p>0.19124427</text:p>
          </table:table-cell>
          <table:table-cell table:formula="of:=LOOKUP([.$H6];[$'CIE 1931 table'.$A$3:.$A$83];[$'CIE 1931 table'.C$3:.C$83])*[.$I6]" office:value-type="float" office:value="10.3436417" calcext:value-type="float">
            <text:p>10.3436417</text:p>
          </table:table-cell>
          <table:table-cell table:formula="of:=LOOKUP([.$H6];[$'CIE 1931 table'.$A$3:.$A$83];[$'CIE 1931 table'.D$3:.D$83])*[.$I6]" office:value-type="float" office:value="3.25320898" calcext:value-type="float">
            <text:p>3.2532089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5.8184" calcext:value-type="float">
            <text:p>15.8184</text:p>
          </table:table-cell>
          <table:table-cell/>
          <table:table-cell table:formula="of:=LOOKUP([.$O6];[$'CIE 1931 table'.$A$3:.$A$83];[$'CIE 1931 table'.B$3:.B$83])*[.$P6]" office:value-type="float" office:value="0.14711112" calcext:value-type="float">
            <text:p>0.14711112</text:p>
          </table:table-cell>
          <table:table-cell table:formula="of:=LOOKUP([.$O6];[$'CIE 1931 table'.$A$3:.$A$83];[$'CIE 1931 table'.C$3:.C$83])*[.$P6]" office:value-type="float" office:value="7.9566552" calcext:value-type="float">
            <text:p>7.9566552</text:p>
          </table:table-cell>
          <table:table-cell table:formula="of:=LOOKUP([.$O6];[$'CIE 1931 table'.$A$3:.$A$83];[$'CIE 1931 table'.D$3:.D$83])*[.$P6]" office:value-type="float" office:value="2.50247088" calcext:value-type="float">
            <text:p>2.5024708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5.5913" calcext:value-type="float">
            <text:p>35.5913</text:p>
          </table:table-cell>
          <table:table-cell/>
          <table:table-cell table:formula="of:=LOOKUP([.$V6];[$'CIE 1931 table'.$A$3:.$A$83];[$'CIE 1931 table'.B$3:.B$83])*[.$W6]" office:value-type="float" office:value="0.33099909" calcext:value-type="float">
            <text:p>0.33099909</text:p>
          </table:table-cell>
          <table:table-cell table:formula="of:=LOOKUP([.$V6];[$'CIE 1931 table'.$A$3:.$A$83];[$'CIE 1931 table'.C$3:.C$83])*[.$W6]" office:value-type="float" office:value="17.9024239" calcext:value-type="float">
            <text:p>17.9024239</text:p>
          </table:table-cell>
          <table:table-cell table:formula="of:=LOOKUP([.$V6];[$'CIE 1931 table'.$A$3:.$A$83];[$'CIE 1931 table'.D$3:.D$83])*[.$W6]" office:value-type="float" office:value="5.63054366" calcext:value-type="float">
            <text:p>5.63054366</text:p>
          </table:table-cell>
          <table:table-cell table:number-columns-repeated="997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1.4231" calcext:value-type="float">
            <text:p>1.4231</text:p>
          </table:table-cell>
          <table:table-cell/>
          <table:table-cell table:formula="of:=LOOKUP([.$A7];[$'CIE 1931 table'.$A$3:.$A$83];[$'CIE 1931 table'.B$3:.B$83])*[.$B7]" office:value-type="float" office:value="0.32119367" calcext:value-type="float">
            <text:p>0.32119367</text:p>
          </table:table-cell>
          <table:table-cell table:formula="of:=LOOKUP([.$A7];[$'CIE 1931 table'.$A$3:.$A$83];[$'CIE 1931 table'.C$3:.C$83])*[.$B7]" office:value-type="float" office:value="1.30199419" calcext:value-type="float">
            <text:p>1.30199419</text:p>
          </table:table-cell>
          <table:table-cell table:formula="of:=LOOKUP([.$A7];[$'CIE 1931 table'.$A$3:.$A$83];[$'CIE 1931 table'.D$3:.D$83])*[.$B7]" office:value-type="float" office:value="0.04240838" calcext:value-type="float">
            <text:p>0.0424083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39.1346" calcext:value-type="float">
            <text:p>39.1346</text:p>
          </table:table-cell>
          <table:table-cell/>
          <table:table-cell table:formula="of:=LOOKUP([.$H7];[$'CIE 1931 table'.$A$3:.$A$83];[$'CIE 1931 table'.B$3:.B$83])*[.$I7]" office:value-type="float" office:value="8.83267922" calcext:value-type="float">
            <text:p>8.83267922</text:p>
          </table:table-cell>
          <table:table-cell table:formula="of:=LOOKUP([.$H7];[$'CIE 1931 table'.$A$3:.$A$83];[$'CIE 1931 table'.C$3:.C$83])*[.$I7]" office:value-type="float" office:value="35.80424554" calcext:value-type="float">
            <text:p>35.80424554</text:p>
          </table:table-cell>
          <table:table-cell table:formula="of:=LOOKUP([.$H7];[$'CIE 1931 table'.$A$3:.$A$83];[$'CIE 1931 table'.D$3:.D$83])*[.$I7]" office:value-type="float" office:value="1.16621108" calcext:value-type="float">
            <text:p>1.1662110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4.9423" calcext:value-type="float">
            <text:p>14.9423</text:p>
          </table:table-cell>
          <table:table-cell/>
          <table:table-cell table:formula="of:=LOOKUP([.$O7];[$'CIE 1931 table'.$A$3:.$A$83];[$'CIE 1931 table'.B$3:.B$83])*[.$P7]" office:value-type="float" office:value="3.37247711" calcext:value-type="float">
            <text:p>3.37247711</text:p>
          </table:table-cell>
          <table:table-cell table:formula="of:=LOOKUP([.$O7];[$'CIE 1931 table'.$A$3:.$A$83];[$'CIE 1931 table'.C$3:.C$83])*[.$P7]" office:value-type="float" office:value="13.67071027" calcext:value-type="float">
            <text:p>13.67071027</text:p>
          </table:table-cell>
          <table:table-cell table:formula="of:=LOOKUP([.$O7];[$'CIE 1931 table'.$A$3:.$A$83];[$'CIE 1931 table'.D$3:.D$83])*[.$P7]" office:value-type="float" office:value="0.44528054" calcext:value-type="float">
            <text:p>0.44528054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7.6731" calcext:value-type="float">
            <text:p>47.6731</text:p>
          </table:table-cell>
          <table:table-cell/>
          <table:table-cell table:formula="of:=LOOKUP([.$V7];[$'CIE 1931 table'.$A$3:.$A$83];[$'CIE 1931 table'.B$3:.B$83])*[.$W7]" office:value-type="float" office:value="10.75981867" calcext:value-type="float">
            <text:p>10.75981867</text:p>
          </table:table-cell>
          <table:table-cell table:formula="of:=LOOKUP([.$V7];[$'CIE 1931 table'.$A$3:.$A$83];[$'CIE 1931 table'.C$3:.C$83])*[.$W7]" office:value-type="float" office:value="43.61611919" calcext:value-type="float">
            <text:p>43.61611919</text:p>
          </table:table-cell>
          <table:table-cell table:formula="of:=LOOKUP([.$V7];[$'CIE 1931 table'.$A$3:.$A$83];[$'CIE 1931 table'.D$3:.D$83])*[.$W7]" office:value-type="float" office:value="1.42065838" calcext:value-type="float">
            <text:p>1.42065838</text:p>
          </table:table-cell>
          <table:table-cell table:number-columns-repeated="997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1.5356" calcext:value-type="float">
            <text:p>1.5356</text:p>
          </table:table-cell>
          <table:table-cell/>
          <table:table-cell table:formula="of:=LOOKUP([.$A8];[$'CIE 1931 table'.$A$3:.$A$83];[$'CIE 1931 table'.B$3:.B$83])*[.$B8]" office:value-type="float" office:value="0.9129142" calcext:value-type="float">
            <text:p>0.9129142</text:p>
          </table:table-cell>
          <table:table-cell table:formula="of:=LOOKUP([.$A8];[$'CIE 1931 table'.$A$3:.$A$83];[$'CIE 1931 table'.C$3:.C$83])*[.$B8]" office:value-type="float" office:value="1.527922" calcext:value-type="float">
            <text:p>1.527922</text:p>
          </table:table-cell>
          <table:table-cell table:formula="of:=LOOKUP([.$A8];[$'CIE 1931 table'.$A$3:.$A$83];[$'CIE 1931 table'.D$3:.D$83])*[.$B8]" office:value-type="float" office:value="0.00598884" calcext:value-type="float">
            <text:p>0.0059888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3.0335" calcext:value-type="float">
            <text:p>23.0335</text:p>
          </table:table-cell>
          <table:table-cell/>
          <table:table-cell table:formula="of:=LOOKUP([.$H8];[$'CIE 1931 table'.$A$3:.$A$83];[$'CIE 1931 table'.B$3:.B$83])*[.$I8]" office:value-type="float" office:value="13.69341575" calcext:value-type="float">
            <text:p>13.69341575</text:p>
          </table:table-cell>
          <table:table-cell table:formula="of:=LOOKUP([.$H8];[$'CIE 1931 table'.$A$3:.$A$83];[$'CIE 1931 table'.C$3:.C$83])*[.$I8]" office:value-type="float" office:value="22.9183325" calcext:value-type="float">
            <text:p>22.9183325</text:p>
          </table:table-cell>
          <table:table-cell table:formula="of:=LOOKUP([.$H8];[$'CIE 1931 table'.$A$3:.$A$83];[$'CIE 1931 table'.D$3:.D$83])*[.$I8]" office:value-type="float" office:value="0.08983065" calcext:value-type="float">
            <text:p>0.0898306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.0949" calcext:value-type="float">
            <text:p>4.0949</text:p>
          </table:table-cell>
          <table:table-cell/>
          <table:table-cell table:formula="of:=LOOKUP([.$O8];[$'CIE 1931 table'.$A$3:.$A$83];[$'CIE 1931 table'.B$3:.B$83])*[.$P8]" office:value-type="float" office:value="2.43441805" calcext:value-type="float">
            <text:p>2.43441805</text:p>
          </table:table-cell>
          <table:table-cell table:formula="of:=LOOKUP([.$O8];[$'CIE 1931 table'.$A$3:.$A$83];[$'CIE 1931 table'.C$3:.C$83])*[.$P8]" office:value-type="float" office:value="4.0744255" calcext:value-type="float">
            <text:p>4.0744255</text:p>
          </table:table-cell>
          <table:table-cell table:formula="of:=LOOKUP([.$O8];[$'CIE 1931 table'.$A$3:.$A$83];[$'CIE 1931 table'.D$3:.D$83])*[.$P8]" office:value-type="float" office:value="0.01597011" calcext:value-type="float">
            <text:p>0.0159701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1.498" calcext:value-type="float">
            <text:p>21.498</text:p>
          </table:table-cell>
          <table:table-cell/>
          <table:table-cell table:formula="of:=LOOKUP([.$V8];[$'CIE 1931 table'.$A$3:.$A$83];[$'CIE 1931 table'.B$3:.B$83])*[.$W8]" office:value-type="float" office:value="12.780561" calcext:value-type="float">
            <text:p>12.780561</text:p>
          </table:table-cell>
          <table:table-cell table:formula="of:=LOOKUP([.$V8];[$'CIE 1931 table'.$A$3:.$A$83];[$'CIE 1931 table'.C$3:.C$83])*[.$W8]" office:value-type="float" office:value="21.39051" calcext:value-type="float">
            <text:p>21.39051</text:p>
          </table:table-cell>
          <table:table-cell table:formula="of:=LOOKUP([.$V8];[$'CIE 1931 table'.$A$3:.$A$83];[$'CIE 1931 table'.D$3:.D$83])*[.$W8]" office:value-type="float" office:value="0.0838422" calcext:value-type="float">
            <text:p>0.0838422</text:p>
          </table:table-cell>
          <table:table-cell table:number-columns-repeated="997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8.7737" calcext:value-type="float">
            <text:p>8.7737</text:p>
          </table:table-cell>
          <table:table-cell/>
          <table:table-cell table:formula="of:=LOOKUP([.$A9];[$'CIE 1931 table'.$A$3:.$A$83];[$'CIE 1931 table'.B$3:.B$83])*[.$B9]" office:value-type="float" office:value="8.58594282" calcext:value-type="float">
            <text:p>8.58594282</text:p>
          </table:table-cell>
          <table:table-cell table:formula="of:=LOOKUP([.$A9];[$'CIE 1931 table'.$A$3:.$A$83];[$'CIE 1931 table'.C$3:.C$83])*[.$B9]" office:value-type="float" office:value="7.16197131" calcext:value-type="float">
            <text:p>7.16197131</text:p>
          </table:table-cell>
          <table:table-cell table:formula="of:=LOOKUP([.$A9];[$'CIE 1931 table'.$A$3:.$A$83];[$'CIE 1931 table'.D$3:.D$83])*[.$B9]" office:value-type="float" office:value="0.01228318" calcext:value-type="float">
            <text:p>0.0122831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8.471" calcext:value-type="float">
            <text:p>18.471</text:p>
          </table:table-cell>
          <table:table-cell/>
          <table:table-cell table:formula="of:=LOOKUP([.$H9];[$'CIE 1931 table'.$A$3:.$A$83];[$'CIE 1931 table'.B$3:.B$83])*[.$I9]" office:value-type="float" office:value="18.0757206" calcext:value-type="float">
            <text:p>18.0757206</text:p>
          </table:table-cell>
          <table:table-cell table:formula="of:=LOOKUP([.$H9];[$'CIE 1931 table'.$A$3:.$A$83];[$'CIE 1931 table'.C$3:.C$83])*[.$I9]" office:value-type="float" office:value="15.0778773" calcext:value-type="float">
            <text:p>15.0778773</text:p>
          </table:table-cell>
          <table:table-cell table:formula="of:=LOOKUP([.$H9];[$'CIE 1931 table'.$A$3:.$A$83];[$'CIE 1931 table'.D$3:.D$83])*[.$I9]" office:value-type="float" office:value="0.0258594" calcext:value-type="float">
            <text:p>0.025859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.3089" calcext:value-type="float">
            <text:p>2.3089</text:p>
          </table:table-cell>
          <table:table-cell/>
          <table:table-cell table:formula="of:=LOOKUP([.$O9];[$'CIE 1931 table'.$A$3:.$A$83];[$'CIE 1931 table'.B$3:.B$83])*[.$P9]" office:value-type="float" office:value="2.25948954" calcext:value-type="float">
            <text:p>2.25948954</text:p>
          </table:table-cell>
          <table:table-cell table:formula="of:=LOOKUP([.$O9];[$'CIE 1931 table'.$A$3:.$A$83];[$'CIE 1931 table'.C$3:.C$83])*[.$P9]" office:value-type="float" office:value="1.88475507" calcext:value-type="float">
            <text:p>1.88475507</text:p>
          </table:table-cell>
          <table:table-cell table:formula="of:=LOOKUP([.$O9];[$'CIE 1931 table'.$A$3:.$A$83];[$'CIE 1931 table'.D$3:.D$83])*[.$P9]" office:value-type="float" office:value="0.00323246" calcext:value-type="float">
            <text:p>0.00323246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2.627" calcext:value-type="float">
            <text:p>22.627</text:p>
          </table:table-cell>
          <table:table-cell/>
          <table:table-cell table:formula="of:=LOOKUP([.$V9];[$'CIE 1931 table'.$A$3:.$A$83];[$'CIE 1931 table'.B$3:.B$83])*[.$W9]" office:value-type="float" office:value="22.1427822" calcext:value-type="float">
            <text:p>22.1427822</text:p>
          </table:table-cell>
          <table:table-cell table:formula="of:=LOOKUP([.$V9];[$'CIE 1931 table'.$A$3:.$A$83];[$'CIE 1931 table'.C$3:.C$83])*[.$W9]" office:value-type="float" office:value="18.4704201" calcext:value-type="float">
            <text:p>18.4704201</text:p>
          </table:table-cell>
          <table:table-cell table:formula="of:=LOOKUP([.$V9];[$'CIE 1931 table'.$A$3:.$A$83];[$'CIE 1931 table'.D$3:.D$83])*[.$W9]" office:value-type="float" office:value="0.0316778" calcext:value-type="float">
            <text:p>0.0316778</text:p>
          </table:table-cell>
          <table:table-cell table:number-columns-repeated="997"/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float" office:value="48.396" calcext:value-type="float">
            <text:p>48.396</text:p>
          </table:table-cell>
          <table:table-cell/>
          <table:table-cell table:formula="of:=LOOKUP([.$A10];[$'CIE 1931 table'.$A$3:.$A$83];[$'CIE 1931 table'.B$3:.B$83])*[.$B10]" office:value-type="float" office:value="48.5218296" calcext:value-type="float">
            <text:p>48.5218296</text:p>
          </table:table-cell>
          <table:table-cell table:formula="of:=LOOKUP([.$A10];[$'CIE 1931 table'.$A$3:.$A$83];[$'CIE 1931 table'.C$3:.C$83])*[.$B10]" office:value-type="float" office:value="24.343188" calcext:value-type="float">
            <text:p>24.343188</text:p>
          </table:table-cell>
          <table:table-cell table:formula="of:=LOOKUP([.$A10];[$'CIE 1931 table'.$A$3:.$A$83];[$'CIE 1931 table'.D$3:.D$83])*[.$B10]" office:value-type="float" office:value="0.0145188" calcext:value-type="float">
            <text:p>0.014518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9.6792" calcext:value-type="float">
            <text:p>9.6792</text:p>
          </table:table-cell>
          <table:table-cell/>
          <table:table-cell table:formula="of:=LOOKUP([.$H10];[$'CIE 1931 table'.$A$3:.$A$83];[$'CIE 1931 table'.B$3:.B$83])*[.$I10]" office:value-type="float" office:value="9.70436592" calcext:value-type="float">
            <text:p>9.70436592</text:p>
          </table:table-cell>
          <table:table-cell table:formula="of:=LOOKUP([.$H10];[$'CIE 1931 table'.$A$3:.$A$83];[$'CIE 1931 table'.C$3:.C$83])*[.$I10]" office:value-type="float" office:value="4.8686376" calcext:value-type="float">
            <text:p>4.8686376</text:p>
          </table:table-cell>
          <table:table-cell table:formula="of:=LOOKUP([.$H10];[$'CIE 1931 table'.$A$3:.$A$83];[$'CIE 1931 table'.D$3:.D$83])*[.$I10]" office:value-type="float" office:value="0.00290376" calcext:value-type="float">
            <text:p>0.0029037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7.2594" calcext:value-type="float">
            <text:p>7.2594</text:p>
          </table:table-cell>
          <table:table-cell/>
          <table:table-cell table:formula="of:=LOOKUP([.$O10];[$'CIE 1931 table'.$A$3:.$A$83];[$'CIE 1931 table'.B$3:.B$83])*[.$P10]" office:value-type="float" office:value="7.27827444" calcext:value-type="float">
            <text:p>7.27827444</text:p>
          </table:table-cell>
          <table:table-cell table:formula="of:=LOOKUP([.$O10];[$'CIE 1931 table'.$A$3:.$A$83];[$'CIE 1931 table'.C$3:.C$83])*[.$P10]" office:value-type="float" office:value="3.6514782" calcext:value-type="float">
            <text:p>3.6514782</text:p>
          </table:table-cell>
          <table:table-cell table:formula="of:=LOOKUP([.$O10];[$'CIE 1931 table'.$A$3:.$A$83];[$'CIE 1931 table'.D$3:.D$83])*[.$P10]" office:value-type="float" office:value="0.00217782" calcext:value-type="float">
            <text:p>0.0021778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9.6059" calcext:value-type="float">
            <text:p>49.6059</text:p>
          </table:table-cell>
          <table:table-cell/>
          <table:table-cell table:formula="of:=LOOKUP([.$V10];[$'CIE 1931 table'.$A$3:.$A$83];[$'CIE 1931 table'.B$3:.B$83])*[.$W10]" office:value-type="float" office:value="49.73487534" calcext:value-type="float">
            <text:p>49.73487534</text:p>
          </table:table-cell>
          <table:table-cell table:formula="of:=LOOKUP([.$V10];[$'CIE 1931 table'.$A$3:.$A$83];[$'CIE 1931 table'.C$3:.C$83])*[.$W10]" office:value-type="float" office:value="24.9517677" calcext:value-type="float">
            <text:p>24.9517677</text:p>
          </table:table-cell>
          <table:table-cell table:formula="of:=LOOKUP([.$V10];[$'CIE 1931 table'.$A$3:.$A$83];[$'CIE 1931 table'.D$3:.D$83])*[.$W10]" office:value-type="float" office:value="0.01488177" calcext:value-type="float">
            <text:p>0.01488177</text:p>
          </table:table-cell>
          <table:table-cell table:number-columns-repeated="997"/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float" office:value="10.6336" calcext:value-type="float">
            <text:p>10.6336</text:p>
          </table:table-cell>
          <table:table-cell/>
          <table:table-cell table:formula="of:=LOOKUP([.$A11];[$'CIE 1931 table'.$A$3:.$A$83];[$'CIE 1931 table'.B$3:.B$83])*[.$B11]" office:value-type="float" office:value="3.83660288" calcext:value-type="float">
            <text:p>3.83660288</text:p>
          </table:table-cell>
          <table:table-cell table:formula="of:=LOOKUP([.$A11];[$'CIE 1931 table'.$A$3:.$A$83];[$'CIE 1931 table'.C$3:.C$83])*[.$B11]" office:value-type="float" office:value="1.46956352" calcext:value-type="float">
            <text:p>1.46956352</text:p>
          </table:table-cell>
          <table:table-cell table:formula="of:=LOOKUP([.$A11];[$'CIE 1931 table'.$A$3:.$A$83];[$'CIE 1931 table'.D$3:.D$83])*[.$B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7595" calcext:value-type="float">
            <text:p>0.7595</text:p>
          </table:table-cell>
          <table:table-cell/>
          <table:table-cell table:formula="of:=LOOKUP([.$H11];[$'CIE 1931 table'.$A$3:.$A$83];[$'CIE 1931 table'.B$3:.B$83])*[.$I11]" office:value-type="float" office:value="0.2740276" calcext:value-type="float">
            <text:p>0.2740276</text:p>
          </table:table-cell>
          <table:table-cell table:formula="of:=LOOKUP([.$H11];[$'CIE 1931 table'.$A$3:.$A$83];[$'CIE 1931 table'.C$3:.C$83])*[.$I11]" office:value-type="float" office:value="0.1049629" calcext:value-type="float">
            <text:p>0.1049629</text:p>
          </table:table-cell>
          <table:table-cell table:formula="of:=LOOKUP([.$H11];[$'CIE 1931 table'.$A$3:.$A$83];[$'CIE 1931 table'.D$3:.D$83])*[.$I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.1393" calcext:value-type="float">
            <text:p>1.1393</text:p>
          </table:table-cell>
          <table:table-cell/>
          <table:table-cell table:formula="of:=LOOKUP([.$O11];[$'CIE 1931 table'.$A$3:.$A$83];[$'CIE 1931 table'.B$3:.B$83])*[.$P11]" office:value-type="float" office:value="0.41105944" calcext:value-type="float">
            <text:p>0.41105944</text:p>
          </table:table-cell>
          <table:table-cell table:formula="of:=LOOKUP([.$O11];[$'CIE 1931 table'.$A$3:.$A$83];[$'CIE 1931 table'.C$3:.C$83])*[.$P11]" office:value-type="float" office:value="0.15745126" calcext:value-type="float">
            <text:p>0.15745126</text:p>
          </table:table-cell>
          <table:table-cell table:formula="of:=LOOKUP([.$O11];[$'CIE 1931 table'.$A$3:.$A$83];[$'CIE 1931 table'.D$3:.D$83])*[.$P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0.2539" calcext:value-type="float">
            <text:p>10.2539</text:p>
          </table:table-cell>
          <table:table-cell/>
          <table:table-cell table:formula="of:=LOOKUP([.$V11];[$'CIE 1931 table'.$A$3:.$A$83];[$'CIE 1931 table'.B$3:.B$83])*[.$W11]" office:value-type="float" office:value="3.69960712" calcext:value-type="float">
            <text:p>3.69960712</text:p>
          </table:table-cell>
          <table:table-cell table:formula="of:=LOOKUP([.$V11];[$'CIE 1931 table'.$A$3:.$A$83];[$'CIE 1931 table'.C$3:.C$83])*[.$W11]" office:value-type="float" office:value="1.41708898" calcext:value-type="float">
            <text:p>1.41708898</text:p>
          </table:table-cell>
          <table:table-cell table:formula="of:=LOOKUP([.$V11];[$'CIE 1931 table'.$A$3:.$A$83];[$'CIE 1931 table'.D$3:.D$83])*[.$W11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12.6666" calcext:value-type="float">
            <text:p>12.6666</text:p>
          </table:table-cell>
          <table:table-cell/>
          <table:table-cell table:formula="of:=LOOKUP([.$A12];[$'CIE 1931 table'.$A$3:.$A$83];[$'CIE 1931 table'.B$3:.B$83])*[.$B12]" office:value-type="float" office:value="0.59279688" calcext:value-type="float">
            <text:p>0.59279688</text:p>
          </table:table-cell>
          <table:table-cell table:formula="of:=LOOKUP([.$A12];[$'CIE 1931 table'.$A$3:.$A$83];[$'CIE 1931 table'.C$3:.C$83])*[.$B12]" office:value-type="float" office:value="0.2153322" calcext:value-type="float">
            <text:p>0.2153322</text:p>
          </table:table-cell>
          <table:table-cell table:formula="of:=LOOKUP([.$A12];[$'CIE 1931 table'.$A$3:.$A$83];[$'CIE 1931 table'.D$3:.D$83])*[.$B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744" calcext:value-type="float">
            <text:p>0.9744</text:p>
          </table:table-cell>
          <table:table-cell/>
          <table:table-cell table:formula="of:=LOOKUP([.$H12];[$'CIE 1931 table'.$A$3:.$A$83];[$'CIE 1931 table'.B$3:.B$83])*[.$I12]" office:value-type="float" office:value="0.04560192" calcext:value-type="float">
            <text:p>0.04560192</text:p>
          </table:table-cell>
          <table:table-cell table:formula="of:=LOOKUP([.$H12];[$'CIE 1931 table'.$A$3:.$A$83];[$'CIE 1931 table'.C$3:.C$83])*[.$I12]" office:value-type="float" office:value="0.0165648" calcext:value-type="float">
            <text:p>0.0165648</text:p>
          </table:table-cell>
          <table:table-cell table:formula="of:=LOOKUP([.$H12];[$'CIE 1931 table'.$A$3:.$A$83];[$'CIE 1931 table'.D$3:.D$83])*[.$I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.9487" calcext:value-type="float">
            <text:p>1.9487</text:p>
          </table:table-cell>
          <table:table-cell/>
          <table:table-cell table:formula="of:=LOOKUP([.$O12];[$'CIE 1931 table'.$A$3:.$A$83];[$'CIE 1931 table'.B$3:.B$83])*[.$P12]" office:value-type="float" office:value="0.09119916" calcext:value-type="float">
            <text:p>0.09119916</text:p>
          </table:table-cell>
          <table:table-cell table:formula="of:=LOOKUP([.$O12];[$'CIE 1931 table'.$A$3:.$A$83];[$'CIE 1931 table'.C$3:.C$83])*[.$P12]" office:value-type="float" office:value="0.0331279" calcext:value-type="float">
            <text:p>0.0331279</text:p>
          </table:table-cell>
          <table:table-cell table:formula="of:=LOOKUP([.$O12];[$'CIE 1931 table'.$A$3:.$A$83];[$'CIE 1931 table'.D$3:.D$83])*[.$P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2.6666" calcext:value-type="float">
            <text:p>12.6666</text:p>
          </table:table-cell>
          <table:table-cell/>
          <table:table-cell table:formula="of:=LOOKUP([.$V12];[$'CIE 1931 table'.$A$3:.$A$83];[$'CIE 1931 table'.B$3:.B$83])*[.$W12]" office:value-type="float" office:value="0.59279688" calcext:value-type="float">
            <text:p>0.59279688</text:p>
          </table:table-cell>
          <table:table-cell table:formula="of:=LOOKUP([.$V12];[$'CIE 1931 table'.$A$3:.$A$83];[$'CIE 1931 table'.C$3:.C$83])*[.$W12]" office:value-type="float" office:value="0.2153322" calcext:value-type="float">
            <text:p>0.2153322</text:p>
          </table:table-cell>
          <table:table-cell table:formula="of:=LOOKUP([.$V12];[$'CIE 1931 table'.$A$3:.$A$83];[$'CIE 1931 table'.D$3:.D$83])*[.$W12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2.4591" calcext:value-type="float">
            <text:p>2.4591</text:p>
          </table:table-cell>
          <table:table-cell/>
          <table:table-cell table:formula="of:=LOOKUP([.$A13];[$'CIE 1931 table'.$A$3:.$A$83];[$'CIE 1931 table'.B$3:.B$83])*[.$B13]" office:value-type="float" office:value="0.01991871" calcext:value-type="float">
            <text:p>0.01991871</text:p>
          </table:table-cell>
          <table:table-cell table:formula="of:=LOOKUP([.$A13];[$'CIE 1931 table'.$A$3:.$A$83];[$'CIE 1931 table'.C$3:.C$83])*[.$B13]" office:value-type="float" office:value="0.00713139" calcext:value-type="float">
            <text:p>0.00713139</text:p>
          </table:table-cell>
          <table:table-cell table:formula="of:=LOOKUP([.$A13];[$'CIE 1931 table'.$A$3:.$A$83];[$'CIE 1931 table'.D$3:.D$83])*[.$B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7026" calcext:value-type="float">
            <text:p>0.7026</text:p>
          </table:table-cell>
          <table:table-cell/>
          <table:table-cell table:formula="of:=LOOKUP([.$H13];[$'CIE 1931 table'.$A$3:.$A$83];[$'CIE 1931 table'.B$3:.B$83])*[.$I13]" office:value-type="float" office:value="0.00569106" calcext:value-type="float">
            <text:p>0.00569106</text:p>
          </table:table-cell>
          <table:table-cell table:formula="of:=LOOKUP([.$H13];[$'CIE 1931 table'.$A$3:.$A$83];[$'CIE 1931 table'.C$3:.C$83])*[.$I13]" office:value-type="float" office:value="0.00203754" calcext:value-type="float">
            <text:p>0.00203754</text:p>
          </table:table-cell>
          <table:table-cell table:formula="of:=LOOKUP([.$H13];[$'CIE 1931 table'.$A$3:.$A$83];[$'CIE 1931 table'.D$3:.D$83])*[.$I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7026" calcext:value-type="float">
            <text:p>0.7026</text:p>
          </table:table-cell>
          <table:table-cell/>
          <table:table-cell table:formula="of:=LOOKUP([.$O13];[$'CIE 1931 table'.$A$3:.$A$83];[$'CIE 1931 table'.B$3:.B$83])*[.$P13]" office:value-type="float" office:value="0.00569106" calcext:value-type="float">
            <text:p>0.00569106</text:p>
          </table:table-cell>
          <table:table-cell table:formula="of:=LOOKUP([.$O13];[$'CIE 1931 table'.$A$3:.$A$83];[$'CIE 1931 table'.C$3:.C$83])*[.$P13]" office:value-type="float" office:value="0.00203754" calcext:value-type="float">
            <text:p>0.00203754</text:p>
          </table:table-cell>
          <table:table-cell table:formula="of:=LOOKUP([.$O13];[$'CIE 1931 table'.$A$3:.$A$83];[$'CIE 1931 table'.D$3:.D$83])*[.$P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.8104" calcext:value-type="float">
            <text:p>2.8104</text:p>
          </table:table-cell>
          <table:table-cell/>
          <table:table-cell table:formula="of:=LOOKUP([.$V13];[$'CIE 1931 table'.$A$3:.$A$83];[$'CIE 1931 table'.B$3:.B$83])*[.$W13]" office:value-type="float" office:value="0.02276424" calcext:value-type="float">
            <text:p>0.02276424</text:p>
          </table:table-cell>
          <table:table-cell table:formula="of:=LOOKUP([.$V13];[$'CIE 1931 table'.$A$3:.$A$83];[$'CIE 1931 table'.C$3:.C$83])*[.$W13]" office:value-type="float" office:value="0.00815016" calcext:value-type="float">
            <text:p>0.00815016</text:p>
          </table:table-cell>
          <table:table-cell table:formula="of:=LOOKUP([.$V13];[$'CIE 1931 table'.$A$3:.$A$83];[$'CIE 1931 table'.D$3:.D$83])*[.$W13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3.6403" calcext:value-type="float">
            <text:p>3.6403</text:p>
          </table:table-cell>
          <table:table-cell/>
          <table:table-cell table:formula="of:=LOOKUP([.$A14];[$'CIE 1931 table'.$A$3:.$A$83];[$'CIE 1931 table'.B$3:.B$83])*[.$B14]" office:value-type="float" office:value="0.00509642" calcext:value-type="float">
            <text:p>0.00509642</text:p>
          </table:table-cell>
          <table:table-cell table:formula="of:=LOOKUP([.$A14];[$'CIE 1931 table'.$A$3:.$A$83];[$'CIE 1931 table'.C$3:.C$83])*[.$B14]" office:value-type="float" office:value="0.00182015" calcext:value-type="float">
            <text:p>0.00182015</text:p>
          </table:table-cell>
          <table:table-cell table:formula="of:=LOOKUP([.$A14];[$'CIE 1931 table'.$A$3:.$A$83];[$'CIE 1931 table'.D$3:.D$83])*[.$B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.9101" calcext:value-type="float">
            <text:p>0.9101</text:p>
          </table:table-cell>
          <table:table-cell/>
          <table:table-cell table:formula="of:=LOOKUP([.$H14];[$'CIE 1931 table'.$A$3:.$A$83];[$'CIE 1931 table'.B$3:.B$83])*[.$I14]" office:value-type="float" office:value="0.00127414" calcext:value-type="float">
            <text:p>0.00127414</text:p>
          </table:table-cell>
          <table:table-cell table:formula="of:=LOOKUP([.$H14];[$'CIE 1931 table'.$A$3:.$A$83];[$'CIE 1931 table'.C$3:.C$83])*[.$I14]" office:value-type="float" office:value="0.00045505" calcext:value-type="float">
            <text:p>0.00045505</text:p>
          </table:table-cell>
          <table:table-cell table:formula="of:=LOOKUP([.$H14];[$'CIE 1931 table'.$A$3:.$A$83];[$'CIE 1931 table'.D$3:.D$83])*[.$I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.9101" calcext:value-type="float">
            <text:p>0.9101</text:p>
          </table:table-cell>
          <table:table-cell/>
          <table:table-cell table:formula="of:=LOOKUP([.$O14];[$'CIE 1931 table'.$A$3:.$A$83];[$'CIE 1931 table'.B$3:.B$83])*[.$P14]" office:value-type="float" office:value="0.00127414" calcext:value-type="float">
            <text:p>0.00127414</text:p>
          </table:table-cell>
          <table:table-cell table:formula="of:=LOOKUP([.$O14];[$'CIE 1931 table'.$A$3:.$A$83];[$'CIE 1931 table'.C$3:.C$83])*[.$P14]" office:value-type="float" office:value="0.00045505" calcext:value-type="float">
            <text:p>0.00045505</text:p>
          </table:table-cell>
          <table:table-cell table:formula="of:=LOOKUP([.$O14];[$'CIE 1931 table'.$A$3:.$A$83];[$'CIE 1931 table'.D$3:.D$83])*[.$P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.5504" calcext:value-type="float">
            <text:p>4.5504</text:p>
          </table:table-cell>
          <table:table-cell/>
          <table:table-cell table:formula="of:=LOOKUP([.$V14];[$'CIE 1931 table'.$A$3:.$A$83];[$'CIE 1931 table'.B$3:.B$83])*[.$W14]" office:value-type="float" office:value="0.00637056" calcext:value-type="float">
            <text:p>0.00637056</text:p>
          </table:table-cell>
          <table:table-cell table:formula="of:=LOOKUP([.$V14];[$'CIE 1931 table'.$A$3:.$A$83];[$'CIE 1931 table'.C$3:.C$83])*[.$W14]" office:value-type="float" office:value="0.0022752" calcext:value-type="float">
            <text:p>0.0022752</text:p>
          </table:table-cell>
          <table:table-cell table:formula="of:=LOOKUP([.$V14];[$'CIE 1931 table'.$A$3:.$A$83];[$'CIE 1931 table'.D$3:.D$83])*[.$W14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2.5887" calcext:value-type="float">
            <text:p>2.5887</text:p>
          </table:table-cell>
          <table:table-cell/>
          <table:table-cell table:formula="of:=LOOKUP([.$A15];[$'CIE 1931 table'.$A$3:.$A$83];[$'CIE 1931 table'.B$3:.B$83])*[.$B15]" office:value-type="float" office:value="0.00051774" calcext:value-type="float">
            <text:p>0.00051774</text:p>
          </table:table-cell>
          <table:table-cell table:formula="of:=LOOKUP([.$A15];[$'CIE 1931 table'.$A$3:.$A$83];[$'CIE 1931 table'.C$3:.C$83])*[.$B15]" office:value-type="float" office:value="0.00025887" calcext:value-type="float">
            <text:p>0.00025887</text:p>
          </table:table-cell>
          <table:table-cell table:formula="of:=LOOKUP([.$A15];[$'CIE 1931 table'.$A$3:.$A$83];[$'CIE 1931 table'.D$3:.D$83])*[.$B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H15];[$'CIE 1931 table'.$A$3:.$A$83];[$'CIE 1931 table'.B$3:.B$83])*[.$I15]" office:value-type="float" office:value="0.00017258" calcext:value-type="float">
            <text:p>0.00017258</text:p>
          </table:table-cell>
          <table:table-cell table:formula="of:=LOOKUP([.$H15];[$'CIE 1931 table'.$A$3:.$A$83];[$'CIE 1931 table'.C$3:.C$83])*[.$I15]" office:value-type="float" office:value="0.00008629" calcext:value-type="float">
            <text:p>0.00008629</text:p>
          </table:table-cell>
          <table:table-cell table:formula="of:=LOOKUP([.$H15];[$'CIE 1931 table'.$A$3:.$A$83];[$'CIE 1931 table'.D$3:.D$83])*[.$I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O15];[$'CIE 1931 table'.$A$3:.$A$83];[$'CIE 1931 table'.B$3:.B$83])*[.$P15]" office:value-type="float" office:value="0.00017258" calcext:value-type="float">
            <text:p>0.00017258</text:p>
          </table:table-cell>
          <table:table-cell table:formula="of:=LOOKUP([.$O15];[$'CIE 1931 table'.$A$3:.$A$83];[$'CIE 1931 table'.C$3:.C$83])*[.$P15]" office:value-type="float" office:value="0.00008629" calcext:value-type="float">
            <text:p>0.00008629</text:p>
          </table:table-cell>
          <table:table-cell table:formula="of:=LOOKUP([.$O15];[$'CIE 1931 table'.$A$3:.$A$83];[$'CIE 1931 table'.D$3:.D$83])*[.$P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.5887" calcext:value-type="float">
            <text:p>2.5887</text:p>
          </table:table-cell>
          <table:table-cell/>
          <table:table-cell table:formula="of:=LOOKUP([.$V15];[$'CIE 1931 table'.$A$3:.$A$83];[$'CIE 1931 table'.B$3:.B$83])*[.$W15]" office:value-type="float" office:value="0.00051774" calcext:value-type="float">
            <text:p>0.00051774</text:p>
          </table:table-cell>
          <table:table-cell table:formula="of:=LOOKUP([.$V15];[$'CIE 1931 table'.$A$3:.$A$83];[$'CIE 1931 table'.C$3:.C$83])*[.$W15]" office:value-type="float" office:value="0.00025887" calcext:value-type="float">
            <text:p>0.00025887</text:p>
          </table:table-cell>
          <table:table-cell table:formula="of:=LOOKUP([.$V15];[$'CIE 1931 table'.$A$3:.$A$83];[$'CIE 1931 table'.D$3:.D$83])*[.$W15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A16];[$'CIE 1931 table'.$A$3:.$A$83];[$'CIE 1931 table'.B$3:.B$83])*[.$B16]" office:value-type="float" office:value="0" calcext:value-type="float">
            <text:p>0</text:p>
          </table:table-cell>
          <table:table-cell table:formula="of:=LOOKUP([.$A16];[$'CIE 1931 table'.$A$3:.$A$83];[$'CIE 1931 table'.C$3:.C$83])*[.$B16]" office:value-type="float" office:value="0" calcext:value-type="float">
            <text:p>0</text:p>
          </table:table-cell>
          <table:table-cell table:formula="of:=LOOKUP([.$A16];[$'CIE 1931 table'.$A$3:.$A$83];[$'CIE 1931 table'.D$3:.D$83])*[.$B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H16];[$'CIE 1931 table'.$A$3:.$A$83];[$'CIE 1931 table'.B$3:.B$83])*[.$I16]" office:value-type="float" office:value="0" calcext:value-type="float">
            <text:p>0</text:p>
          </table:table-cell>
          <table:table-cell table:formula="of:=LOOKUP([.$H16];[$'CIE 1931 table'.$A$3:.$A$83];[$'CIE 1931 table'.C$3:.C$83])*[.$I16]" office:value-type="float" office:value="0" calcext:value-type="float">
            <text:p>0</text:p>
          </table:table-cell>
          <table:table-cell table:formula="of:=LOOKUP([.$H16];[$'CIE 1931 table'.$A$3:.$A$83];[$'CIE 1931 table'.D$3:.D$83])*[.$I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O16];[$'CIE 1931 table'.$A$3:.$A$83];[$'CIE 1931 table'.B$3:.B$83])*[.$P16]" office:value-type="float" office:value="0" calcext:value-type="float">
            <text:p>0</text:p>
          </table:table-cell>
          <table:table-cell table:formula="of:=LOOKUP([.$O16];[$'CIE 1931 table'.$A$3:.$A$83];[$'CIE 1931 table'.C$3:.C$83])*[.$P16]" office:value-type="float" office:value="0" calcext:value-type="float">
            <text:p>0</text:p>
          </table:table-cell>
          <table:table-cell table:formula="of:=LOOKUP([.$O16];[$'CIE 1931 table'.$A$3:.$A$83];[$'CIE 1931 table'.D$3:.D$83])*[.$P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V16];[$'CIE 1931 table'.$A$3:.$A$83];[$'CIE 1931 table'.B$3:.B$83])*[.$W16]" office:value-type="float" office:value="0" calcext:value-type="float">
            <text:p>0</text:p>
          </table:table-cell>
          <table:table-cell table:formula="of:=LOOKUP([.$V16];[$'CIE 1931 table'.$A$3:.$A$83];[$'CIE 1931 table'.C$3:.C$83])*[.$W16]" office:value-type="float" office:value="0" calcext:value-type="float">
            <text:p>0</text:p>
          </table:table-cell>
          <table:table-cell table:formula="of:=LOOKUP([.$V16];[$'CIE 1931 table'.$A$3:.$A$83];[$'CIE 1931 table'.D$3:.D$83])*[.$W16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A17];[$'CIE 1931 table'.$A$3:.$A$83];[$'CIE 1931 table'.B$3:.B$83])*[.$B17]" office:value-type="float" office:value="0" calcext:value-type="float">
            <text:p>0</text:p>
          </table:table-cell>
          <table:table-cell table:formula="of:=LOOKUP([.$A17];[$'CIE 1931 table'.$A$3:.$A$83];[$'CIE 1931 table'.C$3:.C$83])*[.$B17]" office:value-type="float" office:value="0" calcext:value-type="float">
            <text:p>0</text:p>
          </table:table-cell>
          <table:table-cell table:formula="of:=LOOKUP([.$A17];[$'CIE 1931 table'.$A$3:.$A$83];[$'CIE 1931 table'.D$3:.D$83])*[.$B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H17];[$'CIE 1931 table'.$A$3:.$A$83];[$'CIE 1931 table'.B$3:.B$83])*[.$I17]" office:value-type="float" office:value="0" calcext:value-type="float">
            <text:p>0</text:p>
          </table:table-cell>
          <table:table-cell table:formula="of:=LOOKUP([.$H17];[$'CIE 1931 table'.$A$3:.$A$83];[$'CIE 1931 table'.C$3:.C$83])*[.$I17]" office:value-type="float" office:value="0" calcext:value-type="float">
            <text:p>0</text:p>
          </table:table-cell>
          <table:table-cell table:formula="of:=LOOKUP([.$H17];[$'CIE 1931 table'.$A$3:.$A$83];[$'CIE 1931 table'.D$3:.D$83])*[.$I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O17];[$'CIE 1931 table'.$A$3:.$A$83];[$'CIE 1931 table'.B$3:.B$83])*[.$P17]" office:value-type="float" office:value="0" calcext:value-type="float">
            <text:p>0</text:p>
          </table:table-cell>
          <table:table-cell table:formula="of:=LOOKUP([.$O17];[$'CIE 1931 table'.$A$3:.$A$83];[$'CIE 1931 table'.C$3:.C$83])*[.$P17]" office:value-type="float" office:value="0" calcext:value-type="float">
            <text:p>0</text:p>
          </table:table-cell>
          <table:table-cell table:formula="of:=LOOKUP([.$O17];[$'CIE 1931 table'.$A$3:.$A$83];[$'CIE 1931 table'.D$3:.D$83])*[.$P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V17];[$'CIE 1931 table'.$A$3:.$A$83];[$'CIE 1931 table'.B$3:.B$83])*[.$W17]" office:value-type="float" office:value="0" calcext:value-type="float">
            <text:p>0</text:p>
          </table:table-cell>
          <table:table-cell table:formula="of:=LOOKUP([.$V17];[$'CIE 1931 table'.$A$3:.$A$83];[$'CIE 1931 table'.C$3:.C$83])*[.$W17]" office:value-type="float" office:value="0" calcext:value-type="float">
            <text:p>0</text:p>
          </table:table-cell>
          <table:table-cell table:formula="of:=LOOKUP([.$V17];[$'CIE 1931 table'.$A$3:.$A$83];[$'CIE 1931 table'.D$3:.D$83])*[.$W17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A18];[$'CIE 1931 table'.$A$3:.$A$83];[$'CIE 1931 table'.B$3:.B$83])*[.$B18]" office:value-type="float" office:value="0" calcext:value-type="float">
            <text:p>0</text:p>
          </table:table-cell>
          <table:table-cell table:formula="of:=LOOKUP([.$A18];[$'CIE 1931 table'.$A$3:.$A$83];[$'CIE 1931 table'.C$3:.C$83])*[.$B18]" office:value-type="float" office:value="0" calcext:value-type="float">
            <text:p>0</text:p>
          </table:table-cell>
          <table:table-cell table:formula="of:=LOOKUP([.$A18];[$'CIE 1931 table'.$A$3:.$A$83];[$'CIE 1931 table'.D$3:.D$83])*[.$B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H18];[$'CIE 1931 table'.$A$3:.$A$83];[$'CIE 1931 table'.B$3:.B$83])*[.$I18]" office:value-type="float" office:value="0" calcext:value-type="float">
            <text:p>0</text:p>
          </table:table-cell>
          <table:table-cell table:formula="of:=LOOKUP([.$H18];[$'CIE 1931 table'.$A$3:.$A$83];[$'CIE 1931 table'.C$3:.C$83])*[.$I18]" office:value-type="float" office:value="0" calcext:value-type="float">
            <text:p>0</text:p>
          </table:table-cell>
          <table:table-cell table:formula="of:=LOOKUP([.$H18];[$'CIE 1931 table'.$A$3:.$A$83];[$'CIE 1931 table'.D$3:.D$83])*[.$I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8];[$'CIE 1931 table'.$A$3:.$A$83];[$'CIE 1931 table'.B$3:.B$83])*[.$P18]" office:value-type="float" office:value="0" calcext:value-type="float">
            <text:p>0</text:p>
          </table:table-cell>
          <table:table-cell table:formula="of:=LOOKUP([.$O18];[$'CIE 1931 table'.$A$3:.$A$83];[$'CIE 1931 table'.C$3:.C$83])*[.$P18]" office:value-type="float" office:value="0" calcext:value-type="float">
            <text:p>0</text:p>
          </table:table-cell>
          <table:table-cell table:formula="of:=LOOKUP([.$O18];[$'CIE 1931 table'.$A$3:.$A$83];[$'CIE 1931 table'.D$3:.D$83])*[.$P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V18];[$'CIE 1931 table'.$A$3:.$A$83];[$'CIE 1931 table'.B$3:.B$83])*[.$W18]" office:value-type="float" office:value="0" calcext:value-type="float">
            <text:p>0</text:p>
          </table:table-cell>
          <table:table-cell table:formula="of:=LOOKUP([.$V18];[$'CIE 1931 table'.$A$3:.$A$83];[$'CIE 1931 table'.C$3:.C$83])*[.$W18]" office:value-type="float" office:value="0" calcext:value-type="float">
            <text:p>0</text:p>
          </table:table-cell>
          <table:table-cell table:formula="of:=LOOKUP([.$V18];[$'CIE 1931 table'.$A$3:.$A$83];[$'CIE 1931 table'.D$3:.D$83])*[.$W18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A19];[$'CIE 1931 table'.$A$3:.$A$83];[$'CIE 1931 table'.B$3:.B$83])*[.$B19]" office:value-type="float" office:value="0" calcext:value-type="float">
            <text:p>0</text:p>
          </table:table-cell>
          <table:table-cell table:formula="of:=LOOKUP([.$A19];[$'CIE 1931 table'.$A$3:.$A$83];[$'CIE 1931 table'.C$3:.C$83])*[.$B19]" office:value-type="float" office:value="0" calcext:value-type="float">
            <text:p>0</text:p>
          </table:table-cell>
          <table:table-cell table:formula="of:=LOOKUP([.$A19];[$'CIE 1931 table'.$A$3:.$A$83];[$'CIE 1931 table'.D$3:.D$83])*[.$B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9];[$'CIE 1931 table'.$A$3:.$A$83];[$'CIE 1931 table'.B$3:.B$83])*[.$I19]" office:value-type="float" office:value="0" calcext:value-type="float">
            <text:p>0</text:p>
          </table:table-cell>
          <table:table-cell table:formula="of:=LOOKUP([.$H19];[$'CIE 1931 table'.$A$3:.$A$83];[$'CIE 1931 table'.C$3:.C$83])*[.$I19]" office:value-type="float" office:value="0" calcext:value-type="float">
            <text:p>0</text:p>
          </table:table-cell>
          <table:table-cell table:formula="of:=LOOKUP([.$H19];[$'CIE 1931 table'.$A$3:.$A$83];[$'CIE 1931 table'.D$3:.D$83])*[.$I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9];[$'CIE 1931 table'.$A$3:.$A$83];[$'CIE 1931 table'.B$3:.B$83])*[.$P19]" office:value-type="float" office:value="0" calcext:value-type="float">
            <text:p>0</text:p>
          </table:table-cell>
          <table:table-cell table:formula="of:=LOOKUP([.$O19];[$'CIE 1931 table'.$A$3:.$A$83];[$'CIE 1931 table'.C$3:.C$83])*[.$P19]" office:value-type="float" office:value="0" calcext:value-type="float">
            <text:p>0</text:p>
          </table:table-cell>
          <table:table-cell table:formula="of:=LOOKUP([.$O19];[$'CIE 1931 table'.$A$3:.$A$83];[$'CIE 1931 table'.D$3:.D$83])*[.$P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V19];[$'CIE 1931 table'.$A$3:.$A$83];[$'CIE 1931 table'.B$3:.B$83])*[.$W19]" office:value-type="float" office:value="0" calcext:value-type="float">
            <text:p>0</text:p>
          </table:table-cell>
          <table:table-cell table:formula="of:=LOOKUP([.$V19];[$'CIE 1931 table'.$A$3:.$A$83];[$'CIE 1931 table'.C$3:.C$83])*[.$W19]" office:value-type="float" office:value="0" calcext:value-type="float">
            <text:p>0</text:p>
          </table:table-cell>
          <table:table-cell table:formula="of:=LOOKUP([.$V19];[$'CIE 1931 table'.$A$3:.$A$83];[$'CIE 1931 table'.D$3:.D$83])*[.$W19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SUM([.D21:.F21])" office:value-type="float" office:value="124.95842149" calcext:value-type="float">
            <text:p>124.95842149</text:p>
          </table:table-cell>
          <table:table-cell table:formula="of:=SUM([.D2:.D19])" office:value-type="float" office:value="66.61914798" calcext:value-type="float">
            <text:p>66.61914798</text:p>
          </table:table-cell>
          <table:table-cell table:formula="of:=SUM([.E2:.E19])" office:value-type="float" office:value="37.45757735" calcext:value-type="float">
            <text:p>37.45757735</text:p>
          </table:table-cell>
          <table:table-cell table:formula="of:=SUM([.F2:.F19])" office:value-type="float" office:value="20.88169616" calcext:value-type="float">
            <text:p>20.88169616</text:p>
          </table:table-cell>
          <table:table-cell table:number-columns-repeated="3"/>
          <table:table-cell table:formula="of:=SUM([.K21:.M21])" office:value-type="float" office:value="170.5585948" calcext:value-type="float">
            <text:p>170.5585948</text:p>
          </table:table-cell>
          <table:table-cell table:formula="of:=SUM([.K2:.K19])" office:value-type="float" office:value="54.32867248" calcext:value-type="float">
            <text:p>54.32867248</text:p>
          </table:table-cell>
          <table:table-cell table:formula="of:=SUM([.L2:.L19])" office:value-type="float" office:value="90.71970579" calcext:value-type="float">
            <text:p>90.71970579</text:p>
          </table:table-cell>
          <table:table-cell table:formula="of:=SUM([.M2:.M19])" office:value-type="float" office:value="25.51021653" calcext:value-type="float">
            <text:p>25.51021653</text:p>
          </table:table-cell>
          <table:table-cell table:number-columns-repeated="3"/>
          <table:table-cell table:formula="of:=SUM([.R21:.T21])" office:value-type="float" office:value="274.66136981" calcext:value-type="float">
            <text:p>274.66136981</text:p>
          </table:table-cell>
          <table:table-cell table:formula="of:=SUM([.R2:.R19])" office:value-type="float" office:value="49.69941597" calcext:value-type="float">
            <text:p>49.69941597</text:p>
          </table:table-cell>
          <table:table-cell table:formula="of:=SUM([.S2:.S19])" office:value-type="float" office:value="37.86625859" calcext:value-type="float">
            <text:p>37.86625859</text:p>
          </table:table-cell>
          <table:table-cell table:formula="of:=SUM([.T2:.T19])" office:value-type="float" office:value="187.09569525" calcext:value-type="float">
            <text:p>187.09569525</text:p>
          </table:table-cell>
          <table:table-cell table:number-columns-repeated="3"/>
          <table:table-cell table:formula="of:=SUM([.Y21:.AA21])" office:value-type="float" office:value="472.82360877" calcext:value-type="float">
            <text:p>472.82360877</text:p>
          </table:table-cell>
          <table:table-cell table:formula="of:=SUM([.Y2:.Y19])" office:value-type="float" office:value="135.35430766" calcext:value-type="float">
            <text:p>135.35430766</text:p>
          </table:table-cell>
          <table:table-cell table:formula="of:=SUM([.Z2:.Z19])" office:value-type="float" office:value="135.69552982" calcext:value-type="float">
            <text:p>135.69552982</text:p>
          </table:table-cell>
          <table:table-cell table:formula="of:=SUM([.AA2:.AA19])" office:value-type="float" office:value="201.77377129" calcext:value-type="float">
            <text:p>201.77377129</text:p>
          </table:table-cell>
          <table:table-cell table:number-columns-repeated="997"/>
        </table:table-row>
        <table:table-row table:style-name="ro4">
          <table:table-cell table:style-name="ce6" table:number-columns-repeated="3"/>
          <table:table-cell table:style-name="ce7" table:formula="of:=[.D21]/[.$C21]" office:value-type="float" office:value="0.533130518020599" calcext:value-type="float">
            <text:p>0.533</text:p>
          </table:table-cell>
          <table:table-cell table:style-name="ce7" table:formula="of:=[.E21]/[.$C21]" office:value-type="float" office:value="0.299760327502197" calcext:value-type="float">
            <text:p>0.300</text:p>
          </table:table-cell>
          <table:table-cell table:style-name="ce7" table:formula="of:=[.F21]/[.$C21]" office:value-type="float" office:value="0.167109154477204" calcext:value-type="float">
            <text:p>0.167</text:p>
          </table:table-cell>
          <table:table-cell table:style-name="ce6" table:number-columns-repeated="4"/>
          <table:table-cell table:style-name="ce7" table:formula="of:=[.K21]/[.$J21]" office:value-type="float" office:value="0.318533771597419" calcext:value-type="float">
            <text:p>0.319</text:p>
          </table:table-cell>
          <table:table-cell table:style-name="ce7" table:formula="of:=[.L21]/[.$J21]" office:value-type="float" office:value="0.531897591536677" calcext:value-type="float">
            <text:p>0.532</text:p>
          </table:table-cell>
          <table:table-cell table:style-name="ce7" table:formula="of:=[.M21]/[.$J21]" office:value-type="float" office:value="0.149568636865904" calcext:value-type="float">
            <text:p>0.150</text:p>
          </table:table-cell>
          <table:table-cell table:style-name="ce6" table:number-columns-repeated="4"/>
          <table:table-cell table:style-name="ce7" table:formula="of:=[.R21]/[.$Q21]" office:value-type="float" office:value="0.180947965141149" calcext:value-type="float">
            <text:p>0.181</text:p>
          </table:table-cell>
          <table:table-cell table:style-name="ce7" table:formula="of:=[.S21]/[.$Q21]" office:value-type="float" office:value="0.137865250640068" calcext:value-type="float">
            <text:p>0.138</text:p>
          </table:table-cell>
          <table:table-cell table:style-name="ce7" table:formula="of:=[.T21]/[.$Q21]" office:value-type="float" office:value="0.681186784218784" calcext:value-type="float">
            <text:p>0.681</text:p>
          </table:table-cell>
          <table:table-cell table:style-name="ce6" table:number-columns-repeated="4"/>
          <table:table-cell table:style-name="ce7" table:formula="of:=[.Y21]/[.$X21]" office:value-type="float" office:value="0.286268082112291" calcext:value-type="float">
            <text:p>0.286</text:p>
          </table:table-cell>
          <table:table-cell table:style-name="ce7" table:formula="of:=[.Z21]/[.$X21]" office:value-type="float" office:value="0.28698975115265" calcext:value-type="float">
            <text:p>0.287</text:p>
          </table:table-cell>
          <table:table-cell table:style-name="ce7" table:formula="of:=[.AA21]/[.$X21]" office:value-type="float" office:value="0.42674216673506" calcext:value-type="float">
            <text:p>0.427</text:p>
          </table:table-cell>
          <table:table-cell table:style-name="ce6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00:30:12.075412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17:36.464726770</meta:creation-date>
    <dc:date>2019-01-31T00:36:12.098442231</dc:date>
    <meta:editing-duration>PT43M3S</meta:editing-duration>
    <meta:editing-cycles>24</meta:editing-cycles>
    <meta:generator>LibreOffice/5.1.6.2$Linux_X86_64 LibreOffice_project/10m0$Build-2</meta:generator>
    <meta:document-statistic meta:table-count="9" meta:cell-count="6964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Monoprice Graphs'.A10:'Monoprice Graphs'.S11" chart:data-source-has-labels="row" svg:x="0.32cm" svg:y="1.275cm" svg:width="15.36cm" svg:height="7.545cm">
          <chartooo:coordinate-region svg:x="1.127cm" svg:y="1.475cm" svg:width="14.553cm" svg:height="6.3cm"/>
          <chart:axis chart:dimension="x" chart:name="primary-x" chart:style-name="ch4" chartooo:axis-type="auto">
            <chartooo:date-scale/>
            <chart:categories table:cell-range-address="'Monoprice Graphs'.A10:'Monoprice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1:'Monoprice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0:'Monoprice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1:'Monoprice Graphs'.S11</svg:desc>
                </draw:g>
              </table:table-cell>
              <table:table-cell office:value-type="float" office:value="3.7139">
                <text:p>3.7139</text:p>
              </table:table-cell>
              <table:table-cell office:value-type="float" office:value="109.0741">
                <text:p>109.0741</text:p>
              </table:table-cell>
              <table:table-cell office:value-type="float" office:value="155.7818">
                <text:p>155.7818</text:p>
              </table:table-cell>
              <table:table-cell office:value-type="float" office:value="26.1241">
                <text:p>26.1241</text:p>
              </table:table-cell>
              <table:table-cell office:value-type="float" office:value="15.8184">
                <text:p>15.8184</text:p>
              </table:table-cell>
              <table:table-cell office:value-type="float" office:value="6.4039">
                <text:p>6.4039</text:p>
              </table:table-cell>
              <table:table-cell office:value-type="float" office:value="1.5356">
                <text:p>1.5356</text:p>
              </table:table-cell>
              <table:table-cell office:value-type="float" office:value="0.9236">
                <text:p>0.9236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.9744">
                <text:p>0.9744</text:p>
              </table:table-cell>
              <table:table-cell office:value-type="float" office:value="0.3513">
                <text:p>0.3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Monoprice Graphs'.A13:'Monoprice Graphs'.S14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'Monoprice Graphs'.A13:'Monoprice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4:'Monoprice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3:'Monoprice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4:'Monoprice Graphs'.S14</svg:desc>
                </draw:g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2.2613">
                <text:p>152.2613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9.4593">
                <text:p>129.4593</text:p>
              </table:table-cell>
              <table:table-cell office:value-type="float" office:value="34.9391">
                <text:p>34.9391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27Inch Graphs'.A10:'27Inch Graphs'.S11" chart:data-source-has-labels="row" svg:x="0.32cm" svg:y="1.275cm" svg:width="15.36cm" svg:height="7.545cm">
          <chartooo:coordinate-region svg:x="0.941cm" svg:y="1.474cm" svg:width="14.739cm" svg:height="6.301cm"/>
          <chart:axis chart:dimension="x" chart:name="primary-x" chart:style-name="ch4" chartooo:axis-type="auto">
            <chartooo:date-scale/>
            <chart:categories table:cell-range-address="'27Inch Graphs'.A10:'27Inch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1:'27Inch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0:'27Inch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1:'27Inch Graphs'.S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.5036">
                <text:p>18.5036</text:p>
              </table:table-cell>
              <table:table-cell office:value-type="float" office:value="61.6086">
                <text:p>61.6086</text:p>
              </table:table-cell>
              <table:table-cell office:value-type="float" office:value="12.5783">
                <text:p>12.5783</text:p>
              </table:table-cell>
              <table:table-cell office:value-type="float" office:value="3.9546">
                <text:p>3.9546</text:p>
              </table:table-cell>
              <table:table-cell office:value-type="float" office:value="2.8462">
                <text:p>2.8462</text:p>
              </table:table-cell>
              <table:table-cell office:value-type="float" office:value="0.5119">
                <text:p>0.5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27Inch Graphs'.A13:'27Inch Graphs'.S14" chart:data-source-has-labels="row" svg:x="0.32cm" svg:y="1.275cm" svg:width="15.36cm" svg:height="7.545cm">
          <chartooo:coordinate-region svg:x="0.941cm" svg:y="1.475cm" svg:width="14.739cm" svg:height="6.3cm"/>
          <chart:axis chart:dimension="x" chart:name="primary-x" chart:style-name="ch4" chartooo:axis-type="auto">
            <chartooo:date-scale/>
            <chart:categories table:cell-range-address="'27Inch Graphs'.A13:'27Inch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4:'27Inch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3:'27Inch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4:'27Inch Graphs'.S14</svg:desc>
                </draw:g>
              </table:table-cell>
              <table:table-cell office:value-type="float" office:value="1.8569">
                <text:p>1.8569</text:p>
              </table:table-cell>
              <table:table-cell office:value-type="float" office:value="22.3992">
                <text:p>22.3992</text:p>
              </table:table-cell>
              <table:table-cell office:value-type="float" office:value="69.5297">
                <text:p>69.5297</text:p>
              </table:table-cell>
              <table:table-cell office:value-type="float" office:value="19.3512">
                <text:p>19.3512</text:p>
              </table:table-cell>
              <table:table-cell office:value-type="float" office:value="26.8912">
                <text:p>26.8912</text:p>
              </table:table-cell>
              <table:table-cell office:value-type="float" office:value="76.8462">
                <text:p>76.8462</text:p>
              </table:table-cell>
              <table:table-cell office:value-type="float" office:value="17.4031">
                <text:p>17.4031</text:p>
              </table:table-cell>
              <table:table-cell office:value-type="float" office:value="2.7707">
                <text:p>2.7707</text:p>
              </table:table-cell>
              <table:table-cell office:value-type="float" office:value="72.594">
                <text:p>72.594</text:p>
              </table:table-cell>
              <table:table-cell office:value-type="float" office:value="39.1166">
                <text:p>39.1166</text:p>
              </table:table-cell>
              <table:table-cell office:value-type="float" office:value="9.7436">
                <text:p>9.7436</text:p>
              </table:table-cell>
              <table:table-cell office:value-type="float" office:value="1.4052">
                <text:p>1.4052</text:p>
              </table:table-cell>
              <table:table-cell office:value-type="float" office:value="1.8202">
                <text:p>1.8202</text:p>
              </table:table-cell>
              <table:table-cell office:value-type="float" office:value="0.8629">
                <text:p>0.8629</text:p>
              </table:table-cell>
              <table:table-cell office:value-type="float" office:value="2.6876">
                <text:p>2.6876</text:p>
              </table:table-cell>
              <table:table-cell office:value-type="float" office:value="2.2273">
                <text:p>2.2273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